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0.743cm"/>
    </style:style>
    <style:style style:name="co19" style:family="table-column">
      <style:table-column-properties fo:break-before="auto" style:column-width="1.506cm"/>
    </style:style>
    <style:style style:name="co20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C4] = MIN([.$C4:.$AC4]))" style:apply-style-name="Accent_20_1" style:base-cell-address="test_resumo_norm.C4"/>
      <style:map style:condition="is-true-formula([.C4] = MAX([.$C4:.$AC4]))" style:apply-style-name="Error" style:base-cell-address="test_resumo_norm.C4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map style:condition="cell-content()&lt;[$Planilha3.$L4]" style:apply-style-name="Warning" style:base-cell-address="Planilha3.I4"/>
    </style:style>
    <style:style style:name="ce22" style:family="table-cell" style:parent-style-name="Default">
      <style:map style:condition="cell-content()&lt;[$Planilha3.$R4]" style:apply-style-name="Warning" style:base-cell-address="Planilha3.O4"/>
    </style:style>
  </office:automatic-styles>
  <office:body>
    <office:spreadsheet>
      <table:calculation-settings table:automatic-find-labels="false" table:use-regular-expressions="false" table:use-wildcards="true"/>
      <table:table table:name="test_resumo_n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ce1"/>
        <table:table-column table:style-name="co4" table:default-cell-style-name="ce4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2" table:default-cell-style-name="Default"/>
        <table:table-column table:style-name="co4" table:number-columns-repeated="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4" table:number-columns-repeated="5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table:number-columns-repeated="5" table:style-name="Default" office:value-type="string" calcext:value-type="string">
            <text:p>eq</text:p>
          </table:table-cell>
          <table:table-cell table:number-columns-repeated="22" office:value-type="string" calcext:value-type="string">
            <text:p>eq</text:p>
          </table:table-cell>
          <table:table-cell table:number-columns-repeated="27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table:style-name="Default" office:value-type="string" calcext:value-type="string">
            <text:p>BTT(0.8:0.3)</text:p>
          </table:table-cell>
          <table:table-cell table:style-name="Default"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REAL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REAL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REAL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REAL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Default" table:number-columns-repeated="5"/>
          <table:table-cell table:number-columns-repeated="4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43639589" calcext:value-type="float">
            <text:p>0,943639589</text:p>
          </table:table-cell>
          <table:table-cell office:value-type="float" office:value="0.923922685" calcext:value-type="float">
            <text:p>0,923922685</text:p>
          </table:table-cell>
          <table:table-cell table:number-columns-repeated="2" office:value-type="float" office:value="0.943639589" calcext:value-type="float">
            <text:p>0,943639589</text:p>
          </table:table-cell>
          <table:table-cell table:style-name="ce1" office:value-type="float" office:value="0.923922685" calcext:value-type="float">
            <text:p>0,923922685</text:p>
          </table:table-cell>
          <table:table-cell table:style-name="ce1" office:value-type="float" office:value="0.943639589" calcext:value-type="float">
            <text:p>0,943639589</text:p>
          </table:table-cell>
          <table:table-cell table:style-name="ce1" office:value-type="float" office:value="0.923922685" calcext:value-type="float">
            <text:p>0,923922685</text:p>
          </table:table-cell>
          <table:table-cell table:number-columns-repeated="3" table:style-name="ce1" office:value-type="float" office:value="0.916253973" calcext:value-type="float">
            <text:p>0,916253973</text:p>
          </table:table-cell>
          <table:table-cell table:style-name="ce1" office:value-type="float" office:value="0.95744327" calcext:value-type="float">
            <text:p>0,95744327</text:p>
          </table:table-cell>
          <table:table-cell table:style-name="ce1" office:value-type="float" office:value="0.911652746" calcext:value-type="float">
            <text:p>0,911652746</text:p>
          </table:table-cell>
          <table:table-cell table:style-name="ce1" office:value-type="float" office:value="0.916253973" calcext:value-type="float">
            <text:p>0,916253973</text:p>
          </table:table-cell>
          <table:table-cell table:style-name="ce1" office:value-type="float" office:value="0.910885875" calcext:value-type="float">
            <text:p>0,910885875</text:p>
          </table:table-cell>
          <table:table-cell table:style-name="ce1" office:value-type="float" office:value="0.913953359" calcext:value-type="float">
            <text:p>0,913953359</text:p>
          </table:table-cell>
          <table:table-cell table:style-name="ce1" office:value-type="float" office:value="0.913186488" calcext:value-type="float">
            <text:p>0,913186488</text:p>
          </table:table-cell>
          <table:table-cell table:style-name="ce1" office:value-type="float" office:value="0.985429448" calcext:value-type="float">
            <text:p>0,985429448</text:p>
          </table:table-cell>
          <table:table-cell table:style-name="ce1" office:value-type="float" office:value="0.9208552" calcext:value-type="float">
            <text:p>0,9208552</text:p>
          </table:table-cell>
          <table:table-cell table:style-name="ce1" office:value-type="float" office:value="0.910885875" calcext:value-type="float">
            <text:p>0,910885875</text:p>
          </table:table-cell>
          <table:table-cell table:number-columns-repeated="8" table:style-name="ce1" office:value-type="float" office:value="0.943639589" calcext:value-type="float">
            <text:p>0,943639589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451" calcext:value-type="float">
            <text:p>0,000451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485" calcext:value-type="float">
            <text:p>0,000485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1980095" calcext:value-type="float">
            <text:p>0,1980095</text:p>
          </table:table-cell>
          <table:table-cell office:value-type="float" office:value="0.177026" calcext:value-type="float">
            <text:p>0,177026</text:p>
          </table:table-cell>
          <table:table-cell office:value-type="float" office:value="0.2098485" calcext:value-type="float">
            <text:p>0,2098485</text:p>
          </table:table-cell>
          <table:table-cell office:value-type="float" office:value="0.0005165" calcext:value-type="float">
            <text:p>0,0005165</text:p>
          </table:table-cell>
          <table:table-cell office:value-type="float" office:value="1.674646" calcext:value-type="float">
            <text:p>1,674646</text:p>
          </table:table-cell>
          <table:table-cell office:value-type="float" office:value="0.186798" calcext:value-type="float">
            <text:p>0,186798</text:p>
          </table:table-cell>
          <table:table-cell office:value-type="float" office:value="0.2053175" calcext:value-type="float">
            <text:p>0,2053175</text:p>
          </table:table-cell>
          <table:table-cell office:value-type="float" office:value="0.168647" calcext:value-type="float">
            <text:p>0,168647</text:p>
          </table:table-cell>
          <table:table-cell office:value-type="float" office:value="0.174636" calcext:value-type="float">
            <text:p>0,174636</text:p>
          </table:table-cell>
          <table:table-cell office:value-type="float" office:value="0.000325" calcext:value-type="float">
            <text:p>0,000325</text:p>
          </table:table-cell>
          <table:table-cell office:value-type="float" office:value="1.678775" calcext:value-type="float">
            <text:p>1,678775</text:p>
          </table:table-cell>
          <table:table-cell office:value-type="float" office:value="0.174458" calcext:value-type="float">
            <text:p>0,174458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82" calcext:value-type="float">
            <text:p>0,00048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051234" calcext:value-type="float">
            <text:p>0,96051234</text:p>
          </table:table-cell>
          <table:table-cell office:value-type="float" office:value="0.960762262" calcext:value-type="float">
            <text:p>0,960762262</text:p>
          </table:table-cell>
          <table:table-cell table:number-columns-repeated="2" office:value-type="float" office:value="0.96051234" calcext:value-type="float">
            <text:p>0,96051234</text:p>
          </table:table-cell>
          <table:table-cell table:style-name="ce1" office:value-type="float" office:value="0.960762262" calcext:value-type="float">
            <text:p>0,960762262</text:p>
          </table:table-cell>
          <table:table-cell table:style-name="ce1" office:value-type="float" office:value="0.96051234" calcext:value-type="float">
            <text:p>0,96051234</text:p>
          </table:table-cell>
          <table:table-cell table:style-name="ce1" office:value-type="float" office:value="0.960762262" calcext:value-type="float">
            <text:p>0,960762262</text:p>
          </table:table-cell>
          <table:table-cell table:style-name="ce1" office:value-type="float" office:value="0.946329272" calcext:value-type="float">
            <text:p>0,946329272</text:p>
          </table:table-cell>
          <table:table-cell table:number-columns-repeated="2" table:style-name="ce1" office:value-type="float" office:value="0.944267416" calcext:value-type="float">
            <text:p>0,9442674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502343" calcext:value-type="float">
            <text:p>0,92502343</text:p>
          </table:table-cell>
          <table:table-cell table:style-name="ce1" office:value-type="float" office:value="0.944267416" calcext:value-type="float">
            <text:p>0,944267416</text:p>
          </table:table-cell>
          <table:table-cell table:style-name="ce1" office:value-type="float" office:value="0.920212434" calcext:value-type="float">
            <text:p>0,920212434</text:p>
          </table:table-cell>
          <table:table-cell table:number-columns-repeated="2" table:style-name="ce1" office:value-type="float" office:value="0.919525148" calcext:value-type="float">
            <text:p>0,919525148</text:p>
          </table:table-cell>
          <table:table-cell table:style-name="ce1" office:value-type="float" office:value="0.986254296" calcext:value-type="float">
            <text:p>0,986254296</text:p>
          </table:table-cell>
          <table:table-cell table:style-name="ce1" office:value-type="float" office:value="0.926398001" calcext:value-type="float">
            <text:p>0,926398001</text:p>
          </table:table-cell>
          <table:table-cell table:style-name="ce1" office:value-type="float" office:value="0.919868791" calcext:value-type="float">
            <text:p>0,919868791</text:p>
          </table:table-cell>
          <table:table-cell table:number-columns-repeated="8" table:style-name="ce1" office:value-type="float" office:value="0.96051234" calcext:value-type="float">
            <text:p>0,96051234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85" calcext:value-type="float">
            <text:p>0,000485</text:p>
          </table:table-cell>
          <table:table-cell office:value-type="float" office:value="0.188292" calcext:value-type="float">
            <text:p>0,188292</text:p>
          </table:table-cell>
          <table:table-cell office:value-type="float" office:value="0.2095445" calcext:value-type="float">
            <text:p>0,2095445</text:p>
          </table:table-cell>
          <table:table-cell office:value-type="float" office:value="0.172952" calcext:value-type="float">
            <text:p>0,172952</text:p>
          </table:table-cell>
          <table:table-cell office:value-type="float" office:value="0.0005355" calcext:value-type="float">
            <text:p>0,0005355</text:p>
          </table:table-cell>
          <table:table-cell office:value-type="float" office:value="1.8561705" calcext:value-type="float">
            <text:p>1,8561705</text:p>
          </table:table-cell>
          <table:table-cell office:value-type="float" office:value="0.200738" calcext:value-type="float">
            <text:p>0,200738</text:p>
          </table:table-cell>
          <table:table-cell office:value-type="float" office:value="0.172154" calcext:value-type="float">
            <text:p>0,172154</text:p>
          </table:table-cell>
          <table:table-cell office:value-type="float" office:value="0.1874185" calcext:value-type="float">
            <text:p>0,1874185</text:p>
          </table:table-cell>
          <table:table-cell office:value-type="float" office:value="0.1684145" calcext:value-type="float">
            <text:p>0,1684145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1.81325" calcext:value-type="float">
            <text:p>1,81325</text:p>
          </table:table-cell>
          <table:table-cell office:value-type="float" office:value="0.216284" calcext:value-type="float">
            <text:p>0,216284</text:p>
          </table:table-cell>
          <table:table-cell office:value-type="float" office:value="0.000418" calcext:value-type="float">
            <text:p>0,000418</text:p>
          </table:table-cell>
          <table:table-cell office:value-type="float" office:value="0.000412" calcext:value-type="float">
            <text:p>0,000412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0411" calcext:value-type="float">
            <text:p>0,000411</text:p>
          </table:table-cell>
          <table:table-cell table:number-columns-repeated="2" office:value-type="float" office:value="0.000415" calcext:value-type="float">
            <text:p>0,000415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422" calcext:value-type="float">
            <text:p>0,00042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4405246" calcext:value-type="float">
            <text:p>0,964405246</text:p>
          </table:table-cell>
          <table:table-cell office:value-type="float" office:value="0.960990502" calcext:value-type="float">
            <text:p>0,960990502</text:p>
          </table:table-cell>
          <table:table-cell table:number-columns-repeated="2" office:value-type="float" office:value="0.964405246" calcext:value-type="float">
            <text:p>0,964405246</text:p>
          </table:table-cell>
          <table:table-cell table:style-name="ce1" office:value-type="float" office:value="0.960990502" calcext:value-type="float">
            <text:p>0,960990502</text:p>
          </table:table-cell>
          <table:table-cell table:style-name="ce1" office:value-type="float" office:value="0.964405246" calcext:value-type="float">
            <text:p>0,964405246</text:p>
          </table:table-cell>
          <table:table-cell table:style-name="ce1" office:value-type="float" office:value="0.960990502" calcext:value-type="float">
            <text:p>0,960990502</text:p>
          </table:table-cell>
          <table:table-cell table:number-columns-repeated="2" table:style-name="ce1" office:value-type="float" office:value="0.934871099" calcext:value-type="float">
            <text:p>0,934871099</text:p>
          </table:table-cell>
          <table:table-cell table:style-name="ce1" office:value-type="float" office:value="0.934560154" calcext:value-type="float">
            <text:p>0,9345601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8030303" calcext:value-type="float">
            <text:p>0,928030303</text:p>
          </table:table-cell>
          <table:table-cell table:style-name="ce1" office:value-type="float" office:value="0.933938263" calcext:value-type="float">
            <text:p>0,933938263</text:p>
          </table:table-cell>
          <table:table-cell table:style-name="ce1" office:value-type="float" office:value="0.926475577" calcext:value-type="float">
            <text:p>0,926475577</text:p>
          </table:table-cell>
          <table:table-cell table:number-columns-repeated="2" table:style-name="ce1" office:value-type="float" office:value="0.92492085" calcext:value-type="float">
            <text:p>0,92492085</text:p>
          </table:table-cell>
          <table:table-cell table:style-name="ce1" office:value-type="float" office:value="0.991293532" calcext:value-type="float">
            <text:p>0,991293532</text:p>
          </table:table-cell>
          <table:table-cell table:style-name="ce1" office:value-type="float" office:value="0.929895975" calcext:value-type="float">
            <text:p>0,929895975</text:p>
          </table:table-cell>
          <table:table-cell table:style-name="ce1" office:value-type="float" office:value="0.927097467" calcext:value-type="float">
            <text:p>0,927097467</text:p>
          </table:table-cell>
          <table:table-cell table:number-columns-repeated="8" table:style-name="ce1" office:value-type="float" office:value="0.964405246" calcext:value-type="float">
            <text:p>0,964405246</text:p>
          </table:table-cell>
          <table:table-cell office:value-type="float" office:value="0.000585" calcext:value-type="float">
            <text:p>0,000585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0553" calcext:value-type="float">
            <text:p>0,000553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187518" calcext:value-type="float">
            <text:p>0,187518</text:p>
          </table:table-cell>
          <table:table-cell office:value-type="float" office:value="0.1976415" calcext:value-type="float">
            <text:p>0,1976415</text:p>
          </table:table-cell>
          <table:table-cell office:value-type="float" office:value="0.2031635" calcext:value-type="float">
            <text:p>0,2031635</text:p>
          </table:table-cell>
          <table:table-cell office:value-type="float" office:value="0.000519" calcext:value-type="float">
            <text:p>0,000519</text:p>
          </table:table-cell>
          <table:table-cell office:value-type="float" office:value="1.9892915" calcext:value-type="float">
            <text:p>1,9892915</text:p>
          </table:table-cell>
          <table:table-cell office:value-type="float" office:value="0.213978" calcext:value-type="float">
            <text:p>0,213978</text:p>
          </table:table-cell>
          <table:table-cell office:value-type="float" office:value="0.1908865" calcext:value-type="float">
            <text:p>0,1908865</text:p>
          </table:table-cell>
          <table:table-cell office:value-type="float" office:value="0.199984" calcext:value-type="float">
            <text:p>0,199984</text:p>
          </table:table-cell>
          <table:table-cell office:value-type="float" office:value="0.191036" calcext:value-type="float">
            <text:p>0,191036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2.002358" calcext:value-type="float">
            <text:p>2,002358</text:p>
          </table:table-cell>
          <table:table-cell office:value-type="float" office:value="0.2286345" calcext:value-type="float">
            <text:p>0,2286345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494" calcext:value-type="float">
            <text:p>0,000494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494" calcext:value-type="float">
            <text:p>0,000494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32" calcext:value-type="float">
            <text:p>0,00053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958570872" calcext:value-type="float">
            <text:p>0,958570872</text:p>
          </table:table-cell>
          <table:table-cell office:value-type="float" office:value="0.938106731" calcext:value-type="float">
            <text:p>0,938106731</text:p>
          </table:table-cell>
          <table:table-cell table:number-columns-repeated="2" office:value-type="float" office:value="0.958570872" calcext:value-type="float">
            <text:p>0,958570872</text:p>
          </table:table-cell>
          <table:table-cell table:style-name="ce1" office:value-type="float" office:value="0.938106731" calcext:value-type="float">
            <text:p>0,938106731</text:p>
          </table:table-cell>
          <table:table-cell table:style-name="ce1" office:value-type="float" office:value="0.958570872" calcext:value-type="float">
            <text:p>0,958570872</text:p>
          </table:table-cell>
          <table:table-cell table:style-name="ce1" office:value-type="float" office:value="0.938106731" calcext:value-type="float">
            <text:p>0,938106731</text:p>
          </table:table-cell>
          <table:table-cell table:style-name="ce1" office:value-type="float" office:value="0.926521701" calcext:value-type="float">
            <text:p>0,926521701</text:p>
          </table:table-cell>
          <table:table-cell table:style-name="ce1" office:value-type="float" office:value="0.924325033" calcext:value-type="float">
            <text:p>0,924325033</text:p>
          </table:table-cell>
          <table:table-cell table:style-name="ce1" office:value-type="float" office:value="0.923222497" calcext:value-type="float">
            <text:p>0,9232224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18812354" calcext:value-type="float">
            <text:p>0,918812354</text:p>
          </table:table-cell>
          <table:table-cell table:style-name="ce1" office:value-type="float" office:value="0.925427569" calcext:value-type="float">
            <text:p>0,925427569</text:p>
          </table:table-cell>
          <table:table-cell table:style-name="ce1" office:value-type="float" office:value="0.91991489" calcext:value-type="float">
            <text:p>0,91991489</text:p>
          </table:table-cell>
          <table:table-cell table:style-name="ce1" office:value-type="float" office:value="0.918261086" calcext:value-type="float">
            <text:p>0,918261086</text:p>
          </table:table-cell>
          <table:table-cell table:style-name="ce1" office:value-type="float" office:value="0.918812354" calcext:value-type="float">
            <text:p>0,918812354</text:p>
          </table:table-cell>
          <table:table-cell table:style-name="ce1" office:value-type="float" office:value="0.974006373" calcext:value-type="float">
            <text:p>0,974006373</text:p>
          </table:table-cell>
          <table:table-cell table:style-name="ce1" office:value-type="float" office:value="0.918812354" calcext:value-type="float">
            <text:p>0,918812354</text:p>
          </table:table-cell>
          <table:table-cell table:style-name="ce1" office:value-type="float" office:value="0.91853672" calcext:value-type="float">
            <text:p>0,91853672</text:p>
          </table:table-cell>
          <table:table-cell table:style-name="ce1" office:value-type="float" office:value="0.958570872" calcext:value-type="float">
            <text:p>0,958570872</text:p>
          </table:table-cell>
          <table:table-cell table:number-columns-repeated="5" table:style-name="ce1" office:value-type="float" office:value="0.930940248" calcext:value-type="float">
            <text:p>0,930940248</text:p>
          </table:table-cell>
          <table:table-cell table:style-name="ce1" office:value-type="float" office:value="0.958570872" calcext:value-type="float">
            <text:p>0,958570872</text:p>
          </table:table-cell>
          <table:table-cell table:style-name="ce1" office:value-type="float" office:value="0.930940248" calcext:value-type="float">
            <text:p>0,930940248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0.000589" calcext:value-type="float">
            <text:p>0,000589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209383" calcext:value-type="float">
            <text:p>0,209383</text:p>
          </table:table-cell>
          <table:table-cell office:value-type="float" office:value="0.2919315" calcext:value-type="float">
            <text:p>0,2919315</text:p>
          </table:table-cell>
          <table:table-cell office:value-type="float" office:value="0.2299055" calcext:value-type="float">
            <text:p>0,2299055</text:p>
          </table:table-cell>
          <table:table-cell office:value-type="float" office:value="0.000598" calcext:value-type="float">
            <text:p>0,000598</text:p>
          </table:table-cell>
          <table:table-cell office:value-type="float" office:value="5.158136" calcext:value-type="float">
            <text:p>5,158136</text:p>
          </table:table-cell>
          <table:table-cell office:value-type="float" office:value="0.245914" calcext:value-type="float">
            <text:p>0,245914</text:p>
          </table:table-cell>
          <table:table-cell office:value-type="float" office:value="0.213982" calcext:value-type="float">
            <text:p>0,213982</text:p>
          </table:table-cell>
          <table:table-cell office:value-type="float" office:value="0.2183345" calcext:value-type="float">
            <text:p>0,2183345</text:p>
          </table:table-cell>
          <table:table-cell office:value-type="float" office:value="0.238994" calcext:value-type="float">
            <text:p>0,238994</text:p>
          </table:table-cell>
          <table:table-cell office:value-type="float" office:value="0.000504" calcext:value-type="float">
            <text:p>0,000504</text:p>
          </table:table-cell>
          <table:table-cell office:value-type="float" office:value="2.2193415" calcext:value-type="float">
            <text:p>2,2193415</text:p>
          </table:table-cell>
          <table:table-cell office:value-type="float" office:value="0.298521" calcext:value-type="float">
            <text:p>0,298521</text:p>
          </table:table-cell>
          <table:table-cell office:value-type="float" office:value="0.000589" calcext:value-type="float">
            <text:p>0,000589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68" calcext:value-type="float">
            <text:p>0,000568</text:p>
          </table:table-cell>
          <table:table-cell office:value-type="float" office:value="0.000553" calcext:value-type="float">
            <text:p>0,000553</text:p>
          </table:table-cell>
          <table:table-cell office:value-type="float" office:value="0.000539" calcext:value-type="float">
            <text:p>0,000539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557" calcext:value-type="float">
            <text:p>0,000557</text:p>
          </table:table-cell>
          <table:table-cell office:value-type="float" office:value="0.000575" calcext:value-type="float">
            <text:p>0,00057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59991776" calcext:value-type="float">
            <text:p>0,859991776</text:p>
          </table:table-cell>
          <table:table-cell table:number-columns-repeated="3" office:value-type="float" office:value="0.859991776" calcext:value-type="float">
            <text:p>0,859991776</text:p>
          </table:table-cell>
          <table:table-cell table:number-columns-repeated="2" table:style-name="ce1" office:value-type="float" office:value="0.859991776" calcext:value-type="float">
            <text:p>0,859991776</text:p>
          </table:table-cell>
          <table:table-cell table:style-name="ce1" office:value-type="float" office:value="0.869037829" calcext:value-type="float">
            <text:p>0,869037829</text:p>
          </table:table-cell>
          <table:table-cell table:style-name="ce1" office:value-type="float" office:value="0.898231908" calcext:value-type="float">
            <text:p>0,898231908</text:p>
          </table:table-cell>
          <table:table-cell table:style-name="ce1" office:value-type="float" office:value="0.869654605" calcext:value-type="float">
            <text:p>0,869654605</text:p>
          </table:table-cell>
          <table:table-cell table:style-name="ce1" office:value-type="float" office:value="0.896073191" calcext:value-type="float">
            <text:p>0,896073191</text:p>
          </table:table-cell>
          <table:table-cell table:style-name="ce1" office:value-type="float" office:value="0.825452303" calcext:value-type="float">
            <text:p>0,825452303</text:p>
          </table:table-cell>
          <table:table-cell table:style-name="ce1" office:value-type="float" office:value="0.841282895" calcext:value-type="float">
            <text:p>0,841282895</text:p>
          </table:table-cell>
          <table:table-cell table:style-name="ce1" office:value-type="float" office:value="0.868009868" calcext:value-type="float">
            <text:p>0,868009868</text:p>
          </table:table-cell>
          <table:table-cell table:style-name="ce1" office:value-type="float" office:value="0.86276727" calcext:value-type="float">
            <text:p>0,86276727</text:p>
          </table:table-cell>
          <table:table-cell table:style-name="ce1" office:value-type="float" office:value="0.868112664" calcext:value-type="float">
            <text:p>0,868112664</text:p>
          </table:table-cell>
          <table:table-cell table:style-name="ce1" office:value-type="float" office:value="0.854749178" calcext:value-type="float">
            <text:p>0,854749178</text:p>
          </table:table-cell>
          <table:table-cell table:style-name="ce1" office:value-type="float" office:value="0.876233553" calcext:value-type="float">
            <text:p>0,876233553</text:p>
          </table:table-cell>
          <table:table-cell table:style-name="ce1" office:value-type="float" office:value="0.837787829" calcext:value-type="float">
            <text:p>0,837787829</text:p>
          </table:table-cell>
          <table:table-cell table:style-name="ce1" office:value-type="float" office:value="0.873252467" calcext:value-type="float">
            <text:p>0,873252467</text:p>
          </table:table-cell>
          <table:table-cell table:style-name="ce1" office:value-type="float" office:value="0.859991776" calcext:value-type="float">
            <text:p>0,859991776</text:p>
          </table:table-cell>
          <table:table-cell table:style-name="ce1" office:value-type="float" office:value="0.917763158" calcext:value-type="float">
            <text:p>0,917763158</text:p>
          </table:table-cell>
          <table:table-cell table:style-name="ce1" office:value-type="float" office:value="0.882401316" calcext:value-type="float">
            <text:p>0,882401316</text:p>
          </table:table-cell>
          <table:table-cell table:number-columns-repeated="2" table:style-name="ce1" office:value-type="float" office:value="0.871710526" calcext:value-type="float">
            <text:p>0,871710526</text:p>
          </table:table-cell>
          <table:table-cell table:style-name="ce1" office:value-type="float" office:value="0.853824013" calcext:value-type="float">
            <text:p>0,853824013</text:p>
          </table:table-cell>
          <table:table-cell table:style-name="ce1" office:value-type="float" office:value="0.859991776" calcext:value-type="float">
            <text:p>0,859991776</text:p>
          </table:table-cell>
          <table:table-cell table:style-name="ce1" office:value-type="float" office:value="0.815583882" calcext:value-type="float">
            <text:p>0,815583882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394" calcext:value-type="float">
            <text:p>0,000394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2755055" calcext:value-type="float">
            <text:p>0,2755055</text:p>
          </table:table-cell>
          <table:table-cell office:value-type="float" office:value="0.2994695" calcext:value-type="float">
            <text:p>0,2994695</text:p>
          </table:table-cell>
          <table:table-cell office:value-type="float" office:value="0.3011405" calcext:value-type="float">
            <text:p>0,3011405</text:p>
          </table:table-cell>
          <table:table-cell office:value-type="float" office:value="0.000492" calcext:value-type="float">
            <text:p>0,000492</text:p>
          </table:table-cell>
          <table:table-cell office:value-type="float" office:value="3.307513" calcext:value-type="float">
            <text:p>3,307513</text:p>
          </table:table-cell>
          <table:table-cell office:value-type="float" office:value="0.3036" calcext:value-type="float">
            <text:p>0,3036</text:p>
          </table:table-cell>
          <table:table-cell office:value-type="float" office:value="0.288837" calcext:value-type="float">
            <text:p>0,288837</text:p>
          </table:table-cell>
          <table:table-cell office:value-type="float" office:value="0.2803845" calcext:value-type="float">
            <text:p>0,2803845</text:p>
          </table:table-cell>
          <table:table-cell office:value-type="float" office:value="0.260571" calcext:value-type="float">
            <text:p>0,260571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3.202311" calcext:value-type="float">
            <text:p>3,202311</text:p>
          </table:table-cell>
          <table:table-cell office:value-type="float" office:value="0.329387" calcext:value-type="float">
            <text:p>0,329387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0.000426" calcext:value-type="float">
            <text:p>0,000426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397" calcext:value-type="float">
            <text:p>0,000397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0.000348" calcext:value-type="float">
            <text:p>0,000348</text:p>
          </table:table-cell>
          <table:table-cell office:value-type="float" office:value="0.000457" calcext:value-type="float">
            <text:p>0,00045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46476013" calcext:value-type="float">
            <text:p>0,846476013</text:p>
          </table:table-cell>
          <table:table-cell office:value-type="float" office:value="0.886877062" calcext:value-type="float">
            <text:p>0,886877062</text:p>
          </table:table-cell>
          <table:table-cell table:number-columns-repeated="2" office:value-type="float" office:value="0.846476013" calcext:value-type="float">
            <text:p>0,846476013</text:p>
          </table:table-cell>
          <table:table-cell table:style-name="ce1" office:value-type="float" office:value="0.886877062" calcext:value-type="float">
            <text:p>0,886877062</text:p>
          </table:table-cell>
          <table:table-cell table:style-name="ce1" office:value-type="float" office:value="0.846476013" calcext:value-type="float">
            <text:p>0,846476013</text:p>
          </table:table-cell>
          <table:table-cell table:style-name="ce1" office:value-type="float" office:value="0.892856136" calcext:value-type="float">
            <text:p>0,892856136</text:p>
          </table:table-cell>
          <table:table-cell table:style-name="ce1" office:value-type="float" office:value="0.833960854" calcext:value-type="float">
            <text:p>0,833960854</text:p>
          </table:table-cell>
          <table:table-cell table:style-name="ce1" office:value-type="float" office:value="0.846595877" calcext:value-type="float">
            <text:p>0,846595877</text:p>
          </table:table-cell>
          <table:table-cell table:style-name="ce1" office:value-type="float" office:value="0.848767521" calcext:value-type="float">
            <text:p>0,848767521</text:p>
          </table:table-cell>
          <table:table-cell table:style-name="ce1" office:value-type="float" office:value="0.786600671" calcext:value-type="float">
            <text:p>0,786600671</text:p>
          </table:table-cell>
          <table:table-cell table:style-name="ce1" office:value-type="float" office:value="0.807478072" calcext:value-type="float">
            <text:p>0,807478072</text:p>
          </table:table-cell>
          <table:table-cell table:style-name="ce1" office:value-type="float" office:value="0.842647432" calcext:value-type="float">
            <text:p>0,842647432</text:p>
          </table:table-cell>
          <table:table-cell table:style-name="ce1" office:value-type="float" office:value="0.861867896" calcext:value-type="float">
            <text:p>0,861867896</text:p>
          </table:table-cell>
          <table:table-cell table:style-name="ce1" office:value-type="float" office:value="0.838677835" calcext:value-type="float">
            <text:p>0,838677835</text:p>
          </table:table-cell>
          <table:table-cell table:style-name="ce1" office:value-type="float" office:value="0.831648194" calcext:value-type="float">
            <text:p>0,831648194</text:p>
          </table:table-cell>
          <table:table-cell table:style-name="ce1" office:value-type="float" office:value="0.888794878" calcext:value-type="float">
            <text:p>0,888794878</text:p>
          </table:table-cell>
          <table:table-cell table:style-name="ce1" office:value-type="float" office:value="0.802993767" calcext:value-type="float">
            <text:p>0,802993767</text:p>
          </table:table-cell>
          <table:table-cell table:style-name="ce1" office:value-type="float" office:value="0.822214231" calcext:value-type="float">
            <text:p>0,822214231</text:p>
          </table:table-cell>
          <table:table-cell table:style-name="ce1" office:value-type="float" office:value="0.846476013" calcext:value-type="float">
            <text:p>0,846476013</text:p>
          </table:table-cell>
          <table:table-cell table:style-name="ce1" office:value-type="float" office:value="0.811306653" calcext:value-type="float">
            <text:p>0,811306653</text:p>
          </table:table-cell>
          <table:table-cell table:style-name="ce1" office:value-type="float" office:value="0.86217108" calcext:value-type="float">
            <text:p>0,86217108</text:p>
          </table:table-cell>
          <table:table-cell table:number-columns-repeated="2" table:style-name="ce1" office:value-type="float" office:value="0.811306653" calcext:value-type="float">
            <text:p>0,811306653</text:p>
          </table:table-cell>
          <table:table-cell table:style-name="ce1" office:value-type="float" office:value="0.840778972" calcext:value-type="float">
            <text:p>0,840778972</text:p>
          </table:table-cell>
          <table:table-cell table:style-name="ce1" office:value-type="float" office:value="0.846476013" calcext:value-type="float">
            <text:p>0,846476013</text:p>
          </table:table-cell>
          <table:table-cell table:style-name="ce1" office:value-type="float" office:value="0.83330513" calcext:value-type="float">
            <text:p>0,83330513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429" calcext:value-type="float">
            <text:p>0,000429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473" calcext:value-type="float">
            <text:p>0,000473</text:p>
          </table:table-cell>
          <table:table-cell office:value-type="float" office:value="0.343061" calcext:value-type="float">
            <text:p>0,343061</text:p>
          </table:table-cell>
          <table:table-cell office:value-type="float" office:value="0.3584435" calcext:value-type="float">
            <text:p>0,3584435</text:p>
          </table:table-cell>
          <table:table-cell office:value-type="float" office:value="0.3510555" calcext:value-type="float">
            <text:p>0,3510555</text:p>
          </table:table-cell>
          <table:table-cell office:value-type="float" office:value="0.000549" calcext:value-type="float">
            <text:p>0,000549</text:p>
          </table:table-cell>
          <table:table-cell office:value-type="float" office:value="3.2478485" calcext:value-type="float">
            <text:p>3,2478485</text:p>
          </table:table-cell>
          <table:table-cell office:value-type="float" office:value="0.3561955" calcext:value-type="float">
            <text:p>0,3561955</text:p>
          </table:table-cell>
          <table:table-cell office:value-type="float" office:value="0.3172315" calcext:value-type="float">
            <text:p>0,3172315</text:p>
          </table:table-cell>
          <table:table-cell office:value-type="float" office:value="0.325706" calcext:value-type="float">
            <text:p>0,325706</text:p>
          </table:table-cell>
          <table:table-cell office:value-type="float" office:value="0.2836365" calcext:value-type="float">
            <text:p>0,2836365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3.025212" calcext:value-type="float">
            <text:p>3,025212</text:p>
          </table:table-cell>
          <table:table-cell office:value-type="float" office:value="0.357382" calcext:value-type="float">
            <text:p>0,357382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0553" calcext:value-type="float">
            <text:p>0,000553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656" calcext:value-type="float">
            <text:p>0,00065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7138816" calcext:value-type="float">
            <text:p>0,837138816</text:p>
          </table:table-cell>
          <table:table-cell office:value-type="float" office:value="0.863204688" calcext:value-type="float">
            <text:p>0,863204688</text:p>
          </table:table-cell>
          <table:table-cell table:number-columns-repeated="2" office:value-type="float" office:value="0.837138816" calcext:value-type="float">
            <text:p>0,837138816</text:p>
          </table:table-cell>
          <table:table-cell table:style-name="ce1" office:value-type="float" office:value="0.863204688" calcext:value-type="float">
            <text:p>0,863204688</text:p>
          </table:table-cell>
          <table:table-cell table:style-name="ce1" office:value-type="float" office:value="0.837138816" calcext:value-type="float">
            <text:p>0,837138816</text:p>
          </table:table-cell>
          <table:table-cell table:style-name="ce1" office:value-type="float" office:value="0.863204688" calcext:value-type="float">
            <text:p>0,863204688</text:p>
          </table:table-cell>
          <table:table-cell table:style-name="ce1" office:value-type="float" office:value="0.805667812" calcext:value-type="float">
            <text:p>0,805667812</text:p>
          </table:table-cell>
          <table:table-cell table:style-name="ce1" office:value-type="float" office:value="0.807309557" calcext:value-type="float">
            <text:p>0,807309557</text:p>
          </table:table-cell>
          <table:table-cell table:style-name="ce1" office:value-type="float" office:value="0.820266721" calcext:value-type="float">
            <text:p>0,820266721</text:p>
          </table:table-cell>
          <table:table-cell table:style-name="ce1" office:value-type="float" office:value="0.812335825" calcext:value-type="float">
            <text:p>0,812335825</text:p>
          </table:table-cell>
          <table:table-cell table:style-name="ce1" office:value-type="float" office:value="0.784148313" calcext:value-type="float">
            <text:p>0,784148313</text:p>
          </table:table-cell>
          <table:table-cell table:style-name="ce1" office:value-type="float" office:value="0.801778137" calcext:value-type="float">
            <text:p>0,801778137</text:p>
          </table:table-cell>
          <table:table-cell table:style-name="ce1" office:value-type="float" office:value="0.815316226" calcext:value-type="float">
            <text:p>0,815316226</text:p>
          </table:table-cell>
          <table:table-cell table:style-name="ce1" office:value-type="float" office:value="0.79344312" calcext:value-type="float">
            <text:p>0,79344312</text:p>
          </table:table-cell>
          <table:table-cell table:style-name="ce1" office:value-type="float" office:value="0.818422914" calcext:value-type="float">
            <text:p>0,818422914</text:p>
          </table:table-cell>
          <table:table-cell table:style-name="ce1" office:value-type="float" office:value="0.770155587" calcext:value-type="float">
            <text:p>0,770155587</text:p>
          </table:table-cell>
          <table:table-cell table:style-name="ce1" office:value-type="float" office:value="0.772479289" calcext:value-type="float">
            <text:p>0,772479289</text:p>
          </table:table-cell>
          <table:table-cell table:style-name="ce1" office:value-type="float" office:value="0.812537886" calcext:value-type="float">
            <text:p>0,812537886</text:p>
          </table:table-cell>
          <table:table-cell table:style-name="ce1" office:value-type="float" office:value="0.837138816" calcext:value-type="float">
            <text:p>0,837138816</text:p>
          </table:table-cell>
          <table:table-cell table:number-columns-repeated="5" table:style-name="ce1" office:value-type="float" office:value="0.84476662" calcext:value-type="float">
            <text:p>0,84476662</text:p>
          </table:table-cell>
          <table:table-cell table:style-name="ce1" office:value-type="float" office:value="0.837138816" calcext:value-type="float">
            <text:p>0,837138816</text:p>
          </table:table-cell>
          <table:table-cell table:style-name="ce1" office:value-type="float" office:value="0.84476662" calcext:value-type="float">
            <text:p>0,84476662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51" calcext:value-type="float">
            <text:p>0,000451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319643" calcext:value-type="float">
            <text:p>0,319643</text:p>
          </table:table-cell>
          <table:table-cell office:value-type="float" office:value="0.329799" calcext:value-type="float">
            <text:p>0,329799</text:p>
          </table:table-cell>
          <table:table-cell office:value-type="float" office:value="0.2955535" calcext:value-type="float">
            <text:p>0,2955535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2.9809405" calcext:value-type="float">
            <text:p>2,9809405</text:p>
          </table:table-cell>
          <table:table-cell office:value-type="float" office:value="0.338489" calcext:value-type="float">
            <text:p>0,338489</text:p>
          </table:table-cell>
          <table:table-cell office:value-type="float" office:value="0.279167" calcext:value-type="float">
            <text:p>0,279167</text:p>
          </table:table-cell>
          <table:table-cell office:value-type="float" office:value="0.2726345" calcext:value-type="float">
            <text:p>0,2726345</text:p>
          </table:table-cell>
          <table:table-cell office:value-type="float" office:value="0.277213" calcext:value-type="float">
            <text:p>0,277213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2.5864825" calcext:value-type="float">
            <text:p>2,5864825</text:p>
          </table:table-cell>
          <table:table-cell office:value-type="float" office:value="0.3251275" calcext:value-type="float">
            <text:p>0,3251275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000407" calcext:value-type="float">
            <text:p>0,000407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402" calcext:value-type="float">
            <text:p>0,000402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0.000396" calcext:value-type="float">
            <text:p>0,000396</text:p>
          </table:table-cell>
          <table:table-cell office:value-type="float" office:value="0.000454" calcext:value-type="float">
            <text:p>0,0004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893477843" calcext:value-type="float">
            <text:p>0,893477843</text:p>
          </table:table-cell>
          <table:table-cell office:value-type="float" office:value="0.921610124" calcext:value-type="float">
            <text:p>0,921610124</text:p>
          </table:table-cell>
          <table:table-cell table:number-columns-repeated="2" office:value-type="float" office:value="0.893477843" calcext:value-type="float">
            <text:p>0,893477843</text:p>
          </table:table-cell>
          <table:table-cell table:style-name="ce1" office:value-type="float" office:value="0.921610124" calcext:value-type="float">
            <text:p>0,921610124</text:p>
          </table:table-cell>
          <table:table-cell table:style-name="ce1" office:value-type="float" office:value="0.87676094" calcext:value-type="float">
            <text:p>0,87676094</text:p>
          </table:table-cell>
          <table:table-cell table:style-name="ce1" office:value-type="float" office:value="0.921610124" calcext:value-type="float">
            <text:p>0,921610124</text:p>
          </table:table-cell>
          <table:table-cell table:style-name="ce1" office:value-type="float" office:value="0.791626585" calcext:value-type="float">
            <text:p>0,791626585</text:p>
          </table:table-cell>
          <table:table-cell table:style-name="ce1" office:value-type="float" office:value="0.811325595" calcext:value-type="float">
            <text:p>0,811325595</text:p>
          </table:table-cell>
          <table:table-cell table:style-name="ce1" office:value-type="float" office:value="0.807552534" calcext:value-type="float">
            <text:p>0,807552534</text:p>
          </table:table-cell>
          <table:table-cell table:style-name="ce1" office:value-type="float" office:value="0.821415592" calcext:value-type="float">
            <text:p>0,821415592</text:p>
          </table:table-cell>
          <table:table-cell table:style-name="ce1" office:value-type="float" office:value="0.784871417" calcext:value-type="float">
            <text:p>0,784871417</text:p>
          </table:table-cell>
          <table:table-cell table:style-name="ce1" office:value-type="float" office:value="0.804164262" calcext:value-type="float">
            <text:p>0,804164262</text:p>
          </table:table-cell>
          <table:table-cell table:style-name="ce1" office:value-type="float" office:value="0.78951025" calcext:value-type="float">
            <text:p>0,78951025</text:p>
          </table:table-cell>
          <table:table-cell table:style-name="ce1" office:value-type="float" office:value="0.806889844" calcext:value-type="float">
            <text:p>0,806889844</text:p>
          </table:table-cell>
          <table:table-cell table:style-name="ce1" office:value-type="float" office:value="0.81173176" calcext:value-type="float">
            <text:p>0,81173176</text:p>
          </table:table-cell>
          <table:table-cell table:style-name="ce1" office:value-type="float" office:value="0.918147032" calcext:value-type="float">
            <text:p>0,918147032</text:p>
          </table:table-cell>
          <table:table-cell table:style-name="ce1" office:value-type="float" office:value="0.77062357" calcext:value-type="float">
            <text:p>0,77062357</text:p>
          </table:table-cell>
          <table:table-cell table:style-name="ce1" office:value-type="float" office:value="0.797152568" calcext:value-type="float">
            <text:p>0,797152568</text:p>
          </table:table-cell>
          <table:table-cell table:style-name="ce1" office:value-type="float" office:value="0.87676094" calcext:value-type="float">
            <text:p>0,87676094</text:p>
          </table:table-cell>
          <table:table-cell table:number-columns-repeated="5" table:style-name="ce1" office:value-type="float" office:value="0.893477843" calcext:value-type="float">
            <text:p>0,893477843</text:p>
          </table:table-cell>
          <table:table-cell table:style-name="ce1" office:value-type="float" office:value="0.87676094" calcext:value-type="float">
            <text:p>0,87676094</text:p>
          </table:table-cell>
          <table:table-cell table:style-name="ce1" office:value-type="float" office:value="0.893477843" calcext:value-type="float">
            <text:p>0,893477843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0.000514" calcext:value-type="float">
            <text:p>0,000514</text:p>
          </table:table-cell>
          <table:table-cell office:value-type="float" office:value="0.000583" calcext:value-type="float">
            <text:p>0,000583</text:p>
          </table:table-cell>
          <table:table-cell office:value-type="float" office:value="0.000477" calcext:value-type="float">
            <text:p>0,000477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307415" calcext:value-type="float">
            <text:p>0,307415</text:p>
          </table:table-cell>
          <table:table-cell office:value-type="float" office:value="0.358402" calcext:value-type="float">
            <text:p>0,358402</text:p>
          </table:table-cell>
          <table:table-cell office:value-type="float" office:value="0.307045" calcext:value-type="float">
            <text:p>0,307045</text:p>
          </table:table-cell>
          <table:table-cell office:value-type="float" office:value="0.0008255" calcext:value-type="float">
            <text:p>0,0008255</text:p>
          </table:table-cell>
          <table:table-cell office:value-type="float" office:value="5.5966955" calcext:value-type="float">
            <text:p>5,5966955</text:p>
          </table:table-cell>
          <table:table-cell office:value-type="float" office:value="0.3602645" calcext:value-type="float">
            <text:p>0,3602645</text:p>
          </table:table-cell>
          <table:table-cell office:value-type="float" office:value="0.257311" calcext:value-type="float">
            <text:p>0,257311</text:p>
          </table:table-cell>
          <table:table-cell office:value-type="float" office:value="0.282446" calcext:value-type="float">
            <text:p>0,282446</text:p>
          </table:table-cell>
          <table:table-cell office:value-type="float" office:value="0.2810055" calcext:value-type="float">
            <text:p>0,2810055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2.594811" calcext:value-type="float">
            <text:p>2,594811</text:p>
          </table:table-cell>
          <table:table-cell office:value-type="float" office:value="0.2990955" calcext:value-type="float">
            <text:p>0,2990955</text:p>
          </table:table-cell>
          <table:table-cell office:value-type="float" office:value="0.000429" calcext:value-type="float">
            <text:p>0,00042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78" calcext:value-type="float">
            <text:p>0,000478</text:p>
          </table:table-cell>
          <table:table-cell office:value-type="float" office:value="0.000529" calcext:value-type="float">
            <text:p>0,000529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0531" calcext:value-type="float">
            <text:p>0,000531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528" calcext:value-type="float">
            <text:p>0,000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5451177" calcext:value-type="float">
            <text:p>0,85451177</text:p>
          </table:table-cell>
          <table:table-cell office:value-type="float" office:value="0.806860288" calcext:value-type="float">
            <text:p>0,806860288</text:p>
          </table:table-cell>
          <table:table-cell table:number-columns-repeated="2" office:value-type="float" office:value="0.85451177" calcext:value-type="float">
            <text:p>0,85451177</text:p>
          </table:table-cell>
          <table:table-cell table:style-name="ce1" office:value-type="float" office:value="0.806860288" calcext:value-type="float">
            <text:p>0,806860288</text:p>
          </table:table-cell>
          <table:table-cell table:style-name="ce1" office:value-type="float" office:value="0.85451177" calcext:value-type="float">
            <text:p>0,85451177</text:p>
          </table:table-cell>
          <table:table-cell table:style-name="ce1" office:value-type="float" office:value="0.852168701" calcext:value-type="float">
            <text:p>0,852168701</text:p>
          </table:table-cell>
          <table:table-cell table:style-name="ce1" office:value-type="float" office:value="0.890815715" calcext:value-type="float">
            <text:p>0,890815715</text:p>
          </table:table-cell>
          <table:table-cell table:style-name="ce1" office:value-type="float" office:value="0.875340562" calcext:value-type="float">
            <text:p>0,875340562</text:p>
          </table:table-cell>
          <table:table-cell table:style-name="ce1" office:value-type="float" office:value="0.881906604" calcext:value-type="float">
            <text:p>0,881906604</text:p>
          </table:table-cell>
          <table:table-cell table:style-name="ce1" office:value-type="float" office:value="0.859388622" calcext:value-type="float">
            <text:p>0,859388622</text:p>
          </table:table-cell>
          <table:table-cell table:style-name="ce1" office:value-type="float" office:value="0.860423932" calcext:value-type="float">
            <text:p>0,860423932</text:p>
          </table:table-cell>
          <table:table-cell table:style-name="ce1" office:value-type="float" office:value="0.889412598" calcext:value-type="float">
            <text:p>0,889412598</text:p>
          </table:table-cell>
          <table:table-cell table:style-name="ce1" office:value-type="float" office:value="0.85948398" calcext:value-type="float">
            <text:p>0,85948398</text:p>
          </table:table-cell>
          <table:table-cell table:style-name="ce1" office:value-type="float" office:value="0.87937282" calcext:value-type="float">
            <text:p>0,87937282</text:p>
          </table:table-cell>
          <table:table-cell table:style-name="ce1" office:value-type="float" office:value="0.85986541" calcext:value-type="float">
            <text:p>0,85986541</text:p>
          </table:table-cell>
          <table:table-cell table:style-name="ce1" office:value-type="float" office:value="0.910227768" calcext:value-type="float">
            <text:p>0,910227768</text:p>
          </table:table-cell>
          <table:table-cell table:style-name="ce1" office:value-type="float" office:value="0.852264058" calcext:value-type="float">
            <text:p>0,852264058</text:p>
          </table:table-cell>
          <table:table-cell table:style-name="ce1" office:value-type="float" office:value="0.857563208" calcext:value-type="float">
            <text:p>0,857563208</text:p>
          </table:table-cell>
          <table:table-cell table:style-name="ce1" office:value-type="float" office:value="0.85451177" calcext:value-type="float">
            <text:p>0,85451177</text:p>
          </table:table-cell>
          <table:table-cell table:number-columns-repeated="5" table:style-name="ce1" office:value-type="float" office:value="0.81211857" calcext:value-type="float">
            <text:p>0,81211857</text:p>
          </table:table-cell>
          <table:table-cell table:style-name="ce1" office:value-type="float" office:value="0.85451177" calcext:value-type="float">
            <text:p>0,85451177</text:p>
          </table:table-cell>
          <table:table-cell table:style-name="ce1" office:value-type="float" office:value="0.81211857" calcext:value-type="float">
            <text:p>0,81211857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355" calcext:value-type="float">
            <text:p>0,000355</text:p>
          </table:table-cell>
          <table:table-cell office:value-type="float" office:value="0.000348" calcext:value-type="float">
            <text:p>0,000348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312351" calcext:value-type="float">
            <text:p>0,312351</text:p>
          </table:table-cell>
          <table:table-cell office:value-type="float" office:value="0.330934" calcext:value-type="float">
            <text:p>0,330934</text:p>
          </table:table-cell>
          <table:table-cell office:value-type="float" office:value="0.3249465" calcext:value-type="float">
            <text:p>0,3249465</text:p>
          </table:table-cell>
          <table:table-cell office:value-type="float" office:value="0.0007795" calcext:value-type="float">
            <text:p>0,0007795</text:p>
          </table:table-cell>
          <table:table-cell office:value-type="float" office:value="4.058703" calcext:value-type="float">
            <text:p>4,058703</text:p>
          </table:table-cell>
          <table:table-cell office:value-type="float" office:value="0.330604" calcext:value-type="float">
            <text:p>0,330604</text:p>
          </table:table-cell>
          <table:table-cell office:value-type="float" office:value="0.280599" calcext:value-type="float">
            <text:p>0,280599</text:p>
          </table:table-cell>
          <table:table-cell office:value-type="float" office:value="0.3222255" calcext:value-type="float">
            <text:p>0,3222255</text:p>
          </table:table-cell>
          <table:table-cell office:value-type="float" office:value="0.2844765" calcext:value-type="float">
            <text:p>0,2844765</text:p>
          </table:table-cell>
          <table:table-cell office:value-type="float" office:value="0.000471" calcext:value-type="float">
            <text:p>0,000471</text:p>
          </table:table-cell>
          <table:table-cell office:value-type="float" office:value="3.8608455" calcext:value-type="float">
            <text:p>3,8608455</text:p>
          </table:table-cell>
          <table:table-cell office:value-type="float" office:value="0.3221605" calcext:value-type="float">
            <text:p>0,3221605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37" calcext:value-type="float">
            <text:p>0,00037</text:p>
          </table:table-cell>
          <table:table-cell table:number-columns-repeated="2" office:value-type="float" office:value="0.000343" calcext:value-type="float">
            <text:p>0,000343</text:p>
          </table:table-cell>
          <table:table-cell office:value-type="float" office:value="0.000346" calcext:value-type="float">
            <text:p>0,000346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0353" calcext:value-type="float">
            <text:p>0,000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784957779" calcext:value-type="float">
            <text:p>0,784957779</text:p>
          </table:table-cell>
          <table:table-cell office:value-type="float" office:value="0.754715901" calcext:value-type="float">
            <text:p>0,754715901</text:p>
          </table:table-cell>
          <table:table-cell table:number-columns-repeated="2" office:value-type="float" office:value="0.784957779" calcext:value-type="float">
            <text:p>0,784957779</text:p>
          </table:table-cell>
          <table:table-cell table:style-name="ce1" office:value-type="float" office:value="0.754715901" calcext:value-type="float">
            <text:p>0,754715901</text:p>
          </table:table-cell>
          <table:table-cell table:style-name="ce1" office:value-type="float" office:value="0.774738801" calcext:value-type="float">
            <text:p>0,774738801</text:p>
          </table:table-cell>
          <table:table-cell table:style-name="ce1" office:value-type="float" office:value="0.754715901" calcext:value-type="float">
            <text:p>0,754715901</text:p>
          </table:table-cell>
          <table:table-cell table:style-name="ce1" office:value-type="float" office:value="0.831887792" calcext:value-type="float">
            <text:p>0,831887792</text:p>
          </table:table-cell>
          <table:table-cell table:style-name="ce1" office:value-type="float" office:value="0.806075569" calcext:value-type="float">
            <text:p>0,806075569</text:p>
          </table:table-cell>
          <table:table-cell table:style-name="ce1" office:value-type="float" office:value="0.818512953" calcext:value-type="float">
            <text:p>0,818512953</text:p>
          </table:table-cell>
          <table:table-cell table:style-name="ce1" office:value-type="float" office:value="0.806283097" calcext:value-type="float">
            <text:p>0,806283097</text:p>
          </table:table-cell>
          <table:table-cell table:style-name="ce1" office:value-type="float" office:value="0.798568771" calcext:value-type="float">
            <text:p>0,798568771</text:p>
          </table:table-cell>
          <table:table-cell table:style-name="ce1" office:value-type="float" office:value="0.819450408" calcext:value-type="float">
            <text:p>0,819450408</text:p>
          </table:table-cell>
          <table:table-cell table:style-name="ce1" office:value-type="float" office:value="0.809310147" calcext:value-type="float">
            <text:p>0,809310147</text:p>
          </table:table-cell>
          <table:table-cell table:style-name="ce1" office:value-type="float" office:value="0.785923859" calcext:value-type="float">
            <text:p>0,785923859</text:p>
          </table:table-cell>
          <table:table-cell table:style-name="ce1" office:value-type="float" office:value="0.810455131" calcext:value-type="float">
            <text:p>0,810455131</text:p>
          </table:table-cell>
          <table:table-cell table:style-name="ce1" office:value-type="float" office:value="0.770774295" calcext:value-type="float">
            <text:p>0,770774295</text:p>
          </table:table-cell>
          <table:table-cell table:style-name="ce1" office:value-type="float" office:value="0.755889509" calcext:value-type="float">
            <text:p>0,755889509</text:p>
          </table:table-cell>
          <table:table-cell table:style-name="ce1" office:value-type="float" office:value="0.815958208" calcext:value-type="float">
            <text:p>0,815958208</text:p>
          </table:table-cell>
          <table:table-cell table:style-name="ce1" office:value-type="float" office:value="0.774738801" calcext:value-type="float">
            <text:p>0,774738801</text:p>
          </table:table-cell>
          <table:table-cell table:style-name="ce1" office:value-type="float" office:value="0.790382138" calcext:value-type="float">
            <text:p>0,790382138</text:p>
          </table:table-cell>
          <table:table-cell table:style-name="ce1" office:value-type="float" office:value="0.773851438" calcext:value-type="float">
            <text:p>0,773851438</text:p>
          </table:table-cell>
          <table:table-cell table:number-columns-repeated="2" table:style-name="ce1" office:value-type="float" office:value="0.790382138" calcext:value-type="float">
            <text:p>0,790382138</text:p>
          </table:table-cell>
          <table:table-cell table:style-name="ce1" office:value-type="float" office:value="0.778388436" calcext:value-type="float">
            <text:p>0,778388436</text:p>
          </table:table-cell>
          <table:table-cell table:style-name="ce1" office:value-type="float" office:value="0.774738801" calcext:value-type="float">
            <text:p>0,774738801</text:p>
          </table:table-cell>
          <table:table-cell table:style-name="ce1" office:value-type="float" office:value="0.804565622" calcext:value-type="float">
            <text:p>0,804565622</text:p>
          </table:table-cell>
          <table:table-cell office:value-type="float" office:value="0.000522" calcext:value-type="float">
            <text:p>0,000522</text:p>
          </table:table-cell>
          <table:table-cell office:value-type="float" office:value="0.000396" calcext:value-type="float">
            <text:p>0,000396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0.000524" calcext:value-type="float">
            <text:p>0,000524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3949935" calcext:value-type="float">
            <text:p>0,3949935</text:p>
          </table:table-cell>
          <table:table-cell office:value-type="float" office:value="0.4119675" calcext:value-type="float">
            <text:p>0,4119675</text:p>
          </table:table-cell>
          <table:table-cell office:value-type="float" office:value="0.381722" calcext:value-type="float">
            <text:p>0,381722</text:p>
          </table:table-cell>
          <table:table-cell office:value-type="float" office:value="0.0008745" calcext:value-type="float">
            <text:p>0,0008745</text:p>
          </table:table-cell>
          <table:table-cell office:value-type="float" office:value="4.6719505" calcext:value-type="float">
            <text:p>4,6719505</text:p>
          </table:table-cell>
          <table:table-cell office:value-type="float" office:value="0.4126045" calcext:value-type="float">
            <text:p>0,4126045</text:p>
          </table:table-cell>
          <table:table-cell office:value-type="float" office:value="0.3277945" calcext:value-type="float">
            <text:p>0,3277945</text:p>
          </table:table-cell>
          <table:table-cell office:value-type="float" office:value="0.3614625" calcext:value-type="float">
            <text:p>0,3614625</text:p>
          </table:table-cell>
          <table:table-cell office:value-type="float" office:value="0.3501645" calcext:value-type="float">
            <text:p>0,3501645</text:p>
          </table:table-cell>
          <table:table-cell office:value-type="float" office:value="0.000446" calcext:value-type="float">
            <text:p>0,000446</text:p>
          </table:table-cell>
          <table:table-cell office:value-type="float" office:value="4.045414" calcext:value-type="float">
            <text:p>4,045414</text:p>
          </table:table-cell>
          <table:table-cell office:value-type="float" office:value="0.373428" calcext:value-type="float">
            <text:p>0,373428</text:p>
          </table:table-cell>
          <table:table-cell office:value-type="float" office:value="0.000364" calcext:value-type="float">
            <text:p>0,000364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402" calcext:value-type="float">
            <text:p>0,000402</text:p>
          </table:table-cell>
          <table:table-cell office:value-type="float" office:value="0.000525" calcext:value-type="float">
            <text:p>0,000525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644" calcext:value-type="float">
            <text:p>0,000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0560224" calcext:value-type="float">
            <text:p>0,850560224</text:p>
          </table:table-cell>
          <table:table-cell office:value-type="float" office:value="0.837254902" calcext:value-type="float">
            <text:p>0,837254902</text:p>
          </table:table-cell>
          <table:table-cell table:number-columns-repeated="2" office:value-type="float" office:value="0.850560224" calcext:value-type="float">
            <text:p>0,850560224</text:p>
          </table:table-cell>
          <table:table-cell table:style-name="ce1" office:value-type="float" office:value="0.837254902" calcext:value-type="float">
            <text:p>0,837254902</text:p>
          </table:table-cell>
          <table:table-cell table:style-name="ce1" office:value-type="float" office:value="0.850560224" calcext:value-type="float">
            <text:p>0,850560224</text:p>
          </table:table-cell>
          <table:table-cell table:style-name="ce1" office:value-type="float" office:value="0.783088235" calcext:value-type="float">
            <text:p>0,783088235</text:p>
          </table:table-cell>
          <table:table-cell table:style-name="ce1" office:value-type="float" office:value="0.827678571" calcext:value-type="float">
            <text:p>0,827678571</text:p>
          </table:table-cell>
          <table:table-cell table:style-name="ce1" office:value-type="float" office:value="0.835469188" calcext:value-type="float">
            <text:p>0,835469188</text:p>
          </table:table-cell>
          <table:table-cell table:style-name="ce1" office:value-type="float" office:value="0.859978992" calcext:value-type="float">
            <text:p>0,859978992</text:p>
          </table:table-cell>
          <table:table-cell table:style-name="ce1" office:value-type="float" office:value="0.851015406" calcext:value-type="float">
            <text:p>0,851015406</text:p>
          </table:table-cell>
          <table:table-cell table:style-name="ce1" office:value-type="float" office:value="0.816946779" calcext:value-type="float">
            <text:p>0,816946779</text:p>
          </table:table-cell>
          <table:table-cell table:style-name="ce1" office:value-type="float" office:value="0.851715686" calcext:value-type="float">
            <text:p>0,851715686</text:p>
          </table:table-cell>
          <table:table-cell table:style-name="ce1" office:value-type="float" office:value="0.848441877" calcext:value-type="float">
            <text:p>0,848441877</text:p>
          </table:table-cell>
          <table:table-cell table:style-name="ce1" office:value-type="float" office:value="0.872514006" calcext:value-type="float">
            <text:p>0,872514006</text:p>
          </table:table-cell>
          <table:table-cell table:style-name="ce1" office:value-type="float" office:value="0.864898459" calcext:value-type="float">
            <text:p>0,864898459</text:p>
          </table:table-cell>
          <table:table-cell table:style-name="ce1" office:value-type="float" office:value="0.885119048" calcext:value-type="float">
            <text:p>0,885119048</text:p>
          </table:table-cell>
          <table:table-cell table:style-name="ce1" office:value-type="float" office:value="0.805584734" calcext:value-type="float">
            <text:p>0,805584734</text:p>
          </table:table-cell>
          <table:table-cell table:style-name="ce1" office:value-type="float" office:value="0.848616947" calcext:value-type="float">
            <text:p>0,848616947</text:p>
          </table:table-cell>
          <table:table-cell table:style-name="ce1" office:value-type="float" office:value="0.850560224" calcext:value-type="float">
            <text:p>0,850560224</text:p>
          </table:table-cell>
          <table:table-cell table:style-name="ce1" office:value-type="float" office:value="0.86547619" calcext:value-type="float">
            <text:p>0,86547619</text:p>
          </table:table-cell>
          <table:table-cell table:style-name="ce1" office:value-type="float" office:value="0.836379552" calcext:value-type="float">
            <text:p>0,836379552</text:p>
          </table:table-cell>
          <table:table-cell table:style-name="ce1" office:value-type="float" office:value="0.86547619" calcext:value-type="float">
            <text:p>0,86547619</text:p>
          </table:table-cell>
          <table:table-cell table:style-name="ce1" office:value-type="float" office:value="0.827556022" calcext:value-type="float">
            <text:p>0,827556022</text:p>
          </table:table-cell>
          <table:table-cell table:style-name="ce1" office:value-type="float" office:value="0.846813725" calcext:value-type="float">
            <text:p>0,846813725</text:p>
          </table:table-cell>
          <table:table-cell table:style-name="ce1" office:value-type="float" office:value="0.850560224" calcext:value-type="float">
            <text:p>0,850560224</text:p>
          </table:table-cell>
          <table:table-cell table:style-name="ce1" office:value-type="float" office:value="0.846813725" calcext:value-type="float">
            <text:p>0,846813725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374" calcext:value-type="float">
            <text:p>0,000374</text:p>
          </table:table-cell>
          <table:table-cell office:value-type="float" office:value="0.000427" calcext:value-type="float">
            <text:p>0,000427</text:p>
          </table:table-cell>
          <table:table-cell office:value-type="float" office:value="0.000374" calcext:value-type="float">
            <text:p>0,000374</text:p>
          </table:table-cell>
          <table:table-cell office:value-type="float" office:value="0.000407" calcext:value-type="float">
            <text:p>0,000407</text:p>
          </table:table-cell>
          <table:table-cell office:value-type="float" office:value="0.4294435" calcext:value-type="float">
            <text:p>0,4294435</text:p>
          </table:table-cell>
          <table:table-cell office:value-type="float" office:value="0.445157" calcext:value-type="float">
            <text:p>0,445157</text:p>
          </table:table-cell>
          <table:table-cell office:value-type="float" office:value="0.4064115" calcext:value-type="float">
            <text:p>0,4064115</text:p>
          </table:table-cell>
          <table:table-cell office:value-type="float" office:value="0.000754" calcext:value-type="float">
            <text:p>0,000754</text:p>
          </table:table-cell>
          <table:table-cell office:value-type="float" office:value="4.798805" calcext:value-type="float">
            <text:p>4,798805</text:p>
          </table:table-cell>
          <table:table-cell office:value-type="float" office:value="0.4928065" calcext:value-type="float">
            <text:p>0,4928065</text:p>
          </table:table-cell>
          <table:table-cell office:value-type="float" office:value="0.358348" calcext:value-type="float">
            <text:p>0,358348</text:p>
          </table:table-cell>
          <table:table-cell office:value-type="float" office:value="0.4018355" calcext:value-type="float">
            <text:p>0,4018355</text:p>
          </table:table-cell>
          <table:table-cell office:value-type="float" office:value="0.369925" calcext:value-type="float">
            <text:p>0,369925</text:p>
          </table:table-cell>
          <table:table-cell office:value-type="float" office:value="0.000521" calcext:value-type="float">
            <text:p>0,000521</text:p>
          </table:table-cell>
          <table:table-cell office:value-type="float" office:value="4.303794" calcext:value-type="float">
            <text:p>4,303794</text:p>
          </table:table-cell>
          <table:table-cell office:value-type="float" office:value="0.418232" calcext:value-type="float">
            <text:p>0,418232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505" calcext:value-type="float">
            <text:p>0,000505</text:p>
          </table:table-cell>
          <table:table-cell office:value-type="float" office:value="0.000443" calcext:value-type="float">
            <text:p>0,000443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481" calcext:value-type="float">
            <text:p>0,000481</text:p>
          </table:table-cell>
          <table:table-cell office:value-type="float" office:value="0.000386" calcext:value-type="float">
            <text:p>0,000386</text:p>
          </table:table-cell>
          <table:table-cell office:value-type="float" office:value="0.000476" calcext:value-type="float">
            <text:p>0,000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915366972" calcext:value-type="float">
            <text:p>0,915366972</text:p>
          </table:table-cell>
          <table:table-cell office:value-type="float" office:value="0.861508847" calcext:value-type="float">
            <text:p>0,861508847</text:p>
          </table:table-cell>
          <table:table-cell table:number-columns-repeated="2" office:value-type="float" office:value="0.915366972" calcext:value-type="float">
            <text:p>0,915366972</text:p>
          </table:table-cell>
          <table:table-cell table:style-name="ce1" office:value-type="float" office:value="0.861508847" calcext:value-type="float">
            <text:p>0,861508847</text:p>
          </table:table-cell>
          <table:table-cell table:style-name="ce1" office:value-type="float" office:value="0.915366972" calcext:value-type="float">
            <text:p>0,915366972</text:p>
          </table:table-cell>
          <table:table-cell table:style-name="ce1" office:value-type="float" office:value="0.850950197" calcext:value-type="float">
            <text:p>0,850950197</text:p>
          </table:table-cell>
          <table:table-cell table:style-name="ce1" office:value-type="float" office:value="0.809784567" calcext:value-type="float">
            <text:p>0,809784567</text:p>
          </table:table-cell>
          <table:table-cell table:style-name="ce1" office:value-type="float" office:value="0.800647117" calcext:value-type="float">
            <text:p>0,800647117</text:p>
          </table:table-cell>
          <table:table-cell table:style-name="ce1" office:value-type="float" office:value="0.796338467" calcext:value-type="float">
            <text:p>0,796338467</text:p>
          </table:table-cell>
          <table:table-cell table:style-name="ce1" office:value-type="float" office:value="0.88046363" calcext:value-type="float">
            <text:p>0,88046363</text:p>
          </table:table-cell>
          <table:table-cell table:style-name="ce1" office:value-type="float" office:value="0.786484273" calcext:value-type="float">
            <text:p>0,786484273</text:p>
          </table:table-cell>
          <table:table-cell table:style-name="ce1" office:value-type="float" office:value="0.800962484" calcext:value-type="float">
            <text:p>0,800962484</text:p>
          </table:table-cell>
          <table:table-cell table:style-name="ce1" office:value-type="float" office:value="0.814105505" calcext:value-type="float">
            <text:p>0,814105505</text:p>
          </table:table-cell>
          <table:table-cell table:style-name="ce1" office:value-type="float" office:value="0.817648263" calcext:value-type="float">
            <text:p>0,817648263</text:p>
          </table:table-cell>
          <table:table-cell table:style-name="ce1" office:value-type="float" office:value="0.822673657" calcext:value-type="float">
            <text:p>0,822673657</text:p>
          </table:table-cell>
          <table:table-cell table:style-name="ce1" office:value-type="float" office:value="0.837794889" calcext:value-type="float">
            <text:p>0,837794889</text:p>
          </table:table-cell>
          <table:table-cell table:style-name="ce1" office:value-type="float" office:value="0.744470839" calcext:value-type="float">
            <text:p>0,744470839</text:p>
          </table:table-cell>
          <table:table-cell table:style-name="ce1" office:value-type="float" office:value="0.823595183" calcext:value-type="float">
            <text:p>0,823595183</text:p>
          </table:table-cell>
          <table:table-cell table:style-name="ce1" office:value-type="float" office:value="0.915366972" calcext:value-type="float">
            <text:p>0,915366972</text:p>
          </table:table-cell>
          <table:table-cell table:style-name="ce1" office:value-type="float" office:value="0.830611075" calcext:value-type="float">
            <text:p>0,830611075</text:p>
          </table:table-cell>
          <table:table-cell table:style-name="ce1" office:value-type="float" office:value="0.843717235" calcext:value-type="float">
            <text:p>0,843717235</text:p>
          </table:table-cell>
          <table:table-cell table:style-name="ce1" office:value-type="float" office:value="0.879832896" calcext:value-type="float">
            <text:p>0,879832896</text:p>
          </table:table-cell>
          <table:table-cell table:number-columns-repeated="2" table:style-name="ce1" office:value-type="float" office:value="0.852236239" calcext:value-type="float">
            <text:p>0,852236239</text:p>
          </table:table-cell>
          <table:table-cell table:style-name="ce1" office:value-type="float" office:value="0.915366972" calcext:value-type="float">
            <text:p>0,915366972</text:p>
          </table:table-cell>
          <table:table-cell table:style-name="ce1" office:value-type="float" office:value="0.830586501" calcext:value-type="float">
            <text:p>0,830586501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567" calcext:value-type="float">
            <text:p>0,000567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0516" calcext:value-type="float">
            <text:p>0,000516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0557" calcext:value-type="float">
            <text:p>0,000557</text:p>
          </table:table-cell>
          <table:table-cell office:value-type="float" office:value="0.461661" calcext:value-type="float">
            <text:p>0,461661</text:p>
          </table:table-cell>
          <table:table-cell office:value-type="float" office:value="0.543811" calcext:value-type="float">
            <text:p>0,543811</text:p>
          </table:table-cell>
          <table:table-cell office:value-type="float" office:value="0.430763" calcext:value-type="float">
            <text:p>0,430763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4.373643" calcext:value-type="float">
            <text:p>4,373643</text:p>
          </table:table-cell>
          <table:table-cell office:value-type="float" office:value="0.493963" calcext:value-type="float">
            <text:p>0,493963</text:p>
          </table:table-cell>
          <table:table-cell office:value-type="float" office:value="0.3806355" calcext:value-type="float">
            <text:p>0,3806355</text:p>
          </table:table-cell>
          <table:table-cell office:value-type="float" office:value="0.463163" calcext:value-type="float">
            <text:p>0,463163</text:p>
          </table:table-cell>
          <table:table-cell office:value-type="float" office:value="0.42266" calcext:value-type="float">
            <text:p>0,42266</text:p>
          </table:table-cell>
          <table:table-cell office:value-type="float" office:value="0.000541" calcext:value-type="float">
            <text:p>0,000541</text:p>
          </table:table-cell>
          <table:table-cell office:value-type="float" office:value="4.407049" calcext:value-type="float">
            <text:p>4,407049</text:p>
          </table:table-cell>
          <table:table-cell office:value-type="float" office:value="0.4624685" calcext:value-type="float">
            <text:p>0,4624685</text:p>
          </table:table-cell>
          <table:table-cell office:value-type="float" office:value="0.000457" calcext:value-type="float">
            <text:p>0,000457</text:p>
          </table:table-cell>
          <table:table-cell office:value-type="float" office:value="0.000486" calcext:value-type="float">
            <text:p>0,000486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548" calcext:value-type="float">
            <text:p>0,000548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000584" calcext:value-type="float">
            <text:p>0,00058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0.792180132" calcext:value-type="float">
            <text:p>0,792180132</text:p>
          </table:table-cell>
          <table:table-cell table:number-columns-repeated="3" office:value-type="float" office:value="0.792180132" calcext:value-type="float">
            <text:p>0,792180132</text:p>
          </table:table-cell>
          <table:table-cell table:number-columns-repeated="3" table:style-name="ce1" office:value-type="float" office:value="0.792180132" calcext:value-type="float">
            <text:p>0,792180132</text:p>
          </table:table-cell>
          <table:table-cell table:style-name="ce1" office:value-type="float" office:value="0.837962119" calcext:value-type="float">
            <text:p>0,837962119</text:p>
          </table:table-cell>
          <table:table-cell table:style-name="ce1" office:value-type="float" office:value="0.835109293" calcext:value-type="float">
            <text:p>0,835109293</text:p>
          </table:table-cell>
          <table:table-cell table:style-name="ce1" office:value-type="float" office:value="0.840095224" calcext:value-type="float">
            <text:p>0,840095224</text:p>
          </table:table-cell>
          <table:table-cell table:style-name="ce1" office:value-type="float" office:value="0.860120366" calcext:value-type="float">
            <text:p>0,860120366</text:p>
          </table:table-cell>
          <table:table-cell table:style-name="ce1" office:value-type="float" office:value="0.835154886" calcext:value-type="float">
            <text:p>0,835154886</text:p>
          </table:table-cell>
          <table:table-cell table:style-name="ce1" office:value-type="float" office:value="0.828957481" calcext:value-type="float">
            <text:p>0,828957481</text:p>
          </table:table-cell>
          <table:table-cell table:style-name="ce1" office:value-type="float" office:value="0.883786442" calcext:value-type="float">
            <text:p>0,883786442</text:p>
          </table:table-cell>
          <table:table-cell table:style-name="ce1" office:value-type="float" office:value="0.87952023" calcext:value-type="float">
            <text:p>0,87952023</text:p>
          </table:table-cell>
          <table:table-cell table:style-name="ce1" office:value-type="float" office:value="0.892497981" calcext:value-type="float">
            <text:p>0,892497981</text:p>
          </table:table-cell>
          <table:table-cell table:style-name="ce1" office:value-type="float" office:value="0.897168017" calcext:value-type="float">
            <text:p>0,897168017</text:p>
          </table:table-cell>
          <table:table-cell table:style-name="ce1" office:value-type="float" office:value="0.816631061" calcext:value-type="float">
            <text:p>0,816631061</text:p>
          </table:table-cell>
          <table:table-cell table:style-name="ce1" office:value-type="float" office:value="0.861918037" calcext:value-type="float">
            <text:p>0,861918037</text:p>
          </table:table-cell>
          <table:table-cell table:style-name="ce1" office:value-type="float" office:value="0.792180132" calcext:value-type="float">
            <text:p>0,792180132</text:p>
          </table:table-cell>
          <table:table-cell table:style-name="ce1" office:value-type="float" office:value="0.851724722" calcext:value-type="float">
            <text:p>0,851724722</text:p>
          </table:table-cell>
          <table:table-cell table:style-name="ce1" office:value-type="float" office:value="0.790923065" calcext:value-type="float">
            <text:p>0,790923065</text:p>
          </table:table-cell>
          <table:table-cell table:number-columns-repeated="2" table:style-name="ce1" office:value-type="float" office:value="0.851724722" calcext:value-type="float">
            <text:p>0,851724722</text:p>
          </table:table-cell>
          <table:table-cell table:style-name="ce1" office:value-type="float" office:value="0.790923065" calcext:value-type="float">
            <text:p>0,790923065</text:p>
          </table:table-cell>
          <table:table-cell table:style-name="ce1" office:value-type="float" office:value="0.792180132" calcext:value-type="float">
            <text:p>0,792180132</text:p>
          </table:table-cell>
          <table:table-cell table:style-name="ce1" office:value-type="float" office:value="0.815979731" calcext:value-type="float">
            <text:p>0,815979731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155972" calcext:value-type="float">
            <text:p>0,155972</text:p>
          </table:table-cell>
          <table:table-cell office:value-type="float" office:value="0.1547625" calcext:value-type="float">
            <text:p>0,1547625</text:p>
          </table:table-cell>
          <table:table-cell office:value-type="float" office:value="0.156683" calcext:value-type="float">
            <text:p>0,156683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2.305602" calcext:value-type="float">
            <text:p>2,305602</text:p>
          </table:table-cell>
          <table:table-cell office:value-type="float" office:value="0.205074" calcext:value-type="float">
            <text:p>0,205074</text:p>
          </table:table-cell>
          <table:table-cell office:value-type="float" office:value="0.1756595" calcext:value-type="float">
            <text:p>0,1756595</text:p>
          </table:table-cell>
          <table:table-cell office:value-type="float" office:value="0.167706" calcext:value-type="float">
            <text:p>0,167706</text:p>
          </table:table-cell>
          <table:table-cell office:value-type="float" office:value="0.1602895" calcext:value-type="float">
            <text:p>0,1602895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2.2556195" calcext:value-type="float">
            <text:p>2,2556195</text:p>
          </table:table-cell>
          <table:table-cell office:value-type="float" office:value="0.1899485" calcext:value-type="float">
            <text:p>0,1899485</text:p>
          </table:table-cell>
          <table:table-cell office:value-type="float" office:value="0.000305" calcext:value-type="float">
            <text:p>0,000305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0.000369" calcext:value-type="float">
            <text:p>0,000369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0425" calcext:value-type="float">
            <text:p>0,000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738935496" calcext:value-type="float">
            <text:p>0,738935496</text:p>
          </table:table-cell>
          <table:table-cell office:value-type="float" office:value="0.730247295" calcext:value-type="float">
            <text:p>0,730247295</text:p>
          </table:table-cell>
          <table:table-cell table:number-columns-repeated="2" office:value-type="float" office:value="0.738935496" calcext:value-type="float">
            <text:p>0,738935496</text:p>
          </table:table-cell>
          <table:table-cell table:style-name="ce1" office:value-type="float" office:value="0.730247295" calcext:value-type="float">
            <text:p>0,730247295</text:p>
          </table:table-cell>
          <table:table-cell table:style-name="ce1" office:value-type="float" office:value="0.738935496" calcext:value-type="float">
            <text:p>0,738935496</text:p>
          </table:table-cell>
          <table:table-cell table:style-name="ce1" office:value-type="float" office:value="0.730247295" calcext:value-type="float">
            <text:p>0,730247295</text:p>
          </table:table-cell>
          <table:table-cell table:style-name="ce1" office:value-type="float" office:value="0.78476775" calcext:value-type="float">
            <text:p>0,78476775</text:p>
          </table:table-cell>
          <table:table-cell table:style-name="ce1" office:value-type="float" office:value="0.755939927" calcext:value-type="float">
            <text:p>0,755939927</text:p>
          </table:table-cell>
          <table:table-cell table:style-name="ce1" office:value-type="float" office:value="0.798902683" calcext:value-type="float">
            <text:p>0,798902683</text:p>
          </table:table-cell>
          <table:table-cell table:style-name="ce1" office:value-type="float" office:value="0.708765917" calcext:value-type="float">
            <text:p>0,708765917</text:p>
          </table:table-cell>
          <table:table-cell table:style-name="ce1" office:value-type="float" office:value="0.750938233" calcext:value-type="float">
            <text:p>0,750938233</text:p>
          </table:table-cell>
          <table:table-cell table:style-name="ce1" office:value-type="float" office:value="0.793137118" calcext:value-type="float">
            <text:p>0,793137118</text:p>
          </table:table-cell>
          <table:table-cell table:style-name="ce1" office:value-type="float" office:value="0.758586905" calcext:value-type="float">
            <text:p>0,758586905</text:p>
          </table:table-cell>
          <table:table-cell table:style-name="ce1" office:value-type="float" office:value="0.767035982" calcext:value-type="float">
            <text:p>0,767035982</text:p>
          </table:table-cell>
          <table:table-cell table:style-name="ce1" office:value-type="float" office:value="0.760994759" calcext:value-type="float">
            <text:p>0,760994759</text:p>
          </table:table-cell>
          <table:table-cell table:style-name="ce1" office:value-type="float" office:value="0.723193113" calcext:value-type="float">
            <text:p>0,723193113</text:p>
          </table:table-cell>
          <table:table-cell table:style-name="ce1" office:value-type="float" office:value="0.738526991" calcext:value-type="float">
            <text:p>0,738526991</text:p>
          </table:table-cell>
          <table:table-cell table:style-name="ce1" office:value-type="float" office:value="0.765206013" calcext:value-type="float">
            <text:p>0,765206013</text:p>
          </table:table-cell>
          <table:table-cell table:style-name="ce1" office:value-type="float" office:value="0.738935496" calcext:value-type="float">
            <text:p>0,738935496</text:p>
          </table:table-cell>
          <table:table-cell table:style-name="ce1" office:value-type="float" office:value="0.746806688" calcext:value-type="float">
            <text:p>0,746806688</text:p>
          </table:table-cell>
          <table:table-cell table:style-name="ce1" office:value-type="float" office:value="0.743253027" calcext:value-type="float">
            <text:p>0,743253027</text:p>
          </table:table-cell>
          <table:table-cell table:number-columns-repeated="2" table:style-name="ce1" office:value-type="float" office:value="0.746806688" calcext:value-type="float">
            <text:p>0,746806688</text:p>
          </table:table-cell>
          <table:table-cell table:style-name="ce1" office:value-type="float" office:value="0.713847319" calcext:value-type="float">
            <text:p>0,713847319</text:p>
          </table:table-cell>
          <table:table-cell table:style-name="ce1" office:value-type="float" office:value="0.738935496" calcext:value-type="float">
            <text:p>0,738935496</text:p>
          </table:table-cell>
          <table:table-cell table:style-name="ce1" office:value-type="float" office:value="0.780583066" calcext:value-type="float">
            <text:p>0,780583066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432" calcext:value-type="float">
            <text:p>0,000432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000367" calcext:value-type="float">
            <text:p>0,000367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170711" calcext:value-type="float">
            <text:p>0,170711</text:p>
          </table:table-cell>
          <table:table-cell office:value-type="float" office:value="0.2146295" calcext:value-type="float">
            <text:p>0,2146295</text:p>
          </table:table-cell>
          <table:table-cell office:value-type="float" office:value="0.1686435" calcext:value-type="float">
            <text:p>0,1686435</text:p>
          </table:table-cell>
          <table:table-cell office:value-type="float" office:value="0.0007065" calcext:value-type="float">
            <text:p>0,0007065</text:p>
          </table:table-cell>
          <table:table-cell office:value-type="float" office:value="2.7603375" calcext:value-type="float">
            <text:p>2,7603375</text:p>
          </table:table-cell>
          <table:table-cell office:value-type="float" office:value="0.2141785" calcext:value-type="float">
            <text:p>0,2141785</text:p>
          </table:table-cell>
          <table:table-cell office:value-type="float" office:value="0.165803" calcext:value-type="float">
            <text:p>0,165803</text:p>
          </table:table-cell>
          <table:table-cell office:value-type="float" office:value="0.2543575" calcext:value-type="float">
            <text:p>0,2543575</text:p>
          </table:table-cell>
          <table:table-cell office:value-type="float" office:value="0.177575" calcext:value-type="float">
            <text:p>0,177575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2.45916" calcext:value-type="float">
            <text:p>2,45916</text:p>
          </table:table-cell>
          <table:table-cell office:value-type="float" office:value="0.217654" calcext:value-type="float">
            <text:p>0,217654</text:p>
          </table:table-cell>
          <table:table-cell office:value-type="float" office:value="0.000353" calcext:value-type="float">
            <text:p>0,000353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464" calcext:value-type="float">
            <text:p>0,000464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471" calcext:value-type="float">
            <text:p>0,000471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424" calcext:value-type="float">
            <text:p>0,000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752170481" calcext:value-type="float">
            <text:p>0,752170481</text:p>
          </table:table-cell>
          <table:table-cell office:value-type="float" office:value="0.751479874" calcext:value-type="float">
            <text:p>0,751479874</text:p>
          </table:table-cell>
          <table:table-cell table:number-columns-repeated="2" office:value-type="float" office:value="0.752170481" calcext:value-type="float">
            <text:p>0,752170481</text:p>
          </table:table-cell>
          <table:table-cell table:style-name="ce1" office:value-type="float" office:value="0.751479874" calcext:value-type="float">
            <text:p>0,751479874</text:p>
          </table:table-cell>
          <table:table-cell table:style-name="ce1" office:value-type="float" office:value="0.763220205" calcext:value-type="float">
            <text:p>0,763220205</text:p>
          </table:table-cell>
          <table:table-cell table:style-name="ce1" office:value-type="float" office:value="0.751479874" calcext:value-type="float">
            <text:p>0,751479874</text:p>
          </table:table-cell>
          <table:table-cell table:style-name="ce1" office:value-type="float" office:value="0.784598689" calcext:value-type="float">
            <text:p>0,784598689</text:p>
          </table:table-cell>
          <table:table-cell table:style-name="ce1" office:value-type="float" office:value="0.789417765" calcext:value-type="float">
            <text:p>0,789417765</text:p>
          </table:table-cell>
          <table:table-cell table:style-name="ce1" office:value-type="float" office:value="0.794221662" calcext:value-type="float">
            <text:p>0,794221662</text:p>
          </table:table-cell>
          <table:table-cell table:style-name="ce1" office:value-type="float" office:value="0.770907959" calcext:value-type="float">
            <text:p>0,770907959</text:p>
          </table:table-cell>
          <table:table-cell table:style-name="ce1" office:value-type="float" office:value="0.77044123" calcext:value-type="float">
            <text:p>0,77044123</text:p>
          </table:table-cell>
          <table:table-cell table:style-name="ce1" office:value-type="float" office:value="0.815930271" calcext:value-type="float">
            <text:p>0,815930271</text:p>
          </table:table-cell>
          <table:table-cell table:style-name="ce1" office:value-type="float" office:value="0.801787991" calcext:value-type="float">
            <text:p>0,801787991</text:p>
          </table:table-cell>
          <table:table-cell table:style-name="ce1" office:value-type="float" office:value="0.804235474" calcext:value-type="float">
            <text:p>0,804235474</text:p>
          </table:table-cell>
          <table:table-cell table:style-name="ce1" office:value-type="float" office:value="0.780079382" calcext:value-type="float">
            <text:p>0,780079382</text:p>
          </table:table-cell>
          <table:table-cell table:style-name="ce1" office:value-type="float" office:value="0.735686965" calcext:value-type="float">
            <text:p>0,735686965</text:p>
          </table:table-cell>
          <table:table-cell table:style-name="ce1" office:value-type="float" office:value="0.743598598" calcext:value-type="float">
            <text:p>0,743598598</text:p>
          </table:table-cell>
          <table:table-cell table:style-name="ce1" office:value-type="float" office:value="0.791504766" calcext:value-type="float">
            <text:p>0,791504766</text:p>
          </table:table-cell>
          <table:table-cell table:style-name="ce1" office:value-type="float" office:value="0.763220205" calcext:value-type="float">
            <text:p>0,763220205</text:p>
          </table:table-cell>
          <table:table-cell table:number-columns-repeated="3" table:style-name="ce1" office:value-type="float" office:value="0.788021371" calcext:value-type="float">
            <text:p>0,788021371</text:p>
          </table:table-cell>
          <table:table-cell table:number-columns-repeated="2" table:style-name="ce1" office:value-type="float" office:value="0.781115294" calcext:value-type="float">
            <text:p>0,781115294</text:p>
          </table:table-cell>
          <table:table-cell table:style-name="ce1" office:value-type="float" office:value="0.763220205" calcext:value-type="float">
            <text:p>0,763220205</text:p>
          </table:table-cell>
          <table:table-cell table:style-name="ce1" office:value-type="float" office:value="0.712927266" calcext:value-type="float">
            <text:p>0,712927266</text:p>
          </table:table-cell>
          <table:table-cell office:value-type="float" office:value="0.000539" calcext:value-type="float">
            <text:p>0,000539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553" calcext:value-type="float">
            <text:p>0,000553</text:p>
          </table:table-cell>
          <table:table-cell office:value-type="float" office:value="0.000499" calcext:value-type="float">
            <text:p>0,000499</text:p>
          </table:table-cell>
          <table:table-cell office:value-type="float" office:value="0.000481" calcext:value-type="float">
            <text:p>0,000481</text:p>
          </table:table-cell>
          <table:table-cell office:value-type="float" office:value="0.000496" calcext:value-type="float">
            <text:p>0,000496</text:p>
          </table:table-cell>
          <table:table-cell office:value-type="float" office:value="0.1946275" calcext:value-type="float">
            <text:p>0,1946275</text:p>
          </table:table-cell>
          <table:table-cell office:value-type="float" office:value="0.2451125" calcext:value-type="float">
            <text:p>0,2451125</text:p>
          </table:table-cell>
          <table:table-cell office:value-type="float" office:value="0.1983325" calcext:value-type="float">
            <text:p>0,1983325</text:p>
          </table:table-cell>
          <table:table-cell office:value-type="float" office:value="0.0007725" calcext:value-type="float">
            <text:p>0,0007725</text:p>
          </table:table-cell>
          <table:table-cell office:value-type="float" office:value="3.0036435" calcext:value-type="float">
            <text:p>3,0036435</text:p>
          </table:table-cell>
          <table:table-cell office:value-type="float" office:value="0.2822055" calcext:value-type="float">
            <text:p>0,2822055</text:p>
          </table:table-cell>
          <table:table-cell office:value-type="float" office:value="0.1796005" calcext:value-type="float">
            <text:p>0,1796005</text:p>
          </table:table-cell>
          <table:table-cell office:value-type="float" office:value="0.2260185" calcext:value-type="float">
            <text:p>0,2260185</text:p>
          </table:table-cell>
          <table:table-cell office:value-type="float" office:value="0.2049385" calcext:value-type="float">
            <text:p>0,2049385</text:p>
          </table:table-cell>
          <table:table-cell office:value-type="float" office:value="0.000451" calcext:value-type="float">
            <text:p>0,000451</text:p>
          </table:table-cell>
          <table:table-cell office:value-type="float" office:value="2.754038" calcext:value-type="float">
            <text:p>2,754038</text:p>
          </table:table-cell>
          <table:table-cell office:value-type="float" office:value="0.236247" calcext:value-type="float">
            <text:p>0,236247</text:p>
          </table:table-cell>
          <table:table-cell office:value-type="float" office:value="0.000422" calcext:value-type="float">
            <text:p>0,000422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61" calcext:value-type="float">
            <text:p>0,000661</text:p>
          </table:table-cell>
          <table:table-cell office:value-type="float" office:value="0.000616" calcext:value-type="float">
            <text:p>0,000616</text:p>
          </table:table-cell>
          <table:table-cell office:value-type="float" office:value="0.000549" calcext:value-type="float">
            <text:p>0,000549</text:p>
          </table:table-cell>
          <table:table-cell office:value-type="float" office:value="0.000512" calcext:value-type="float">
            <text:p>0,000512</text:p>
          </table:table-cell>
          <table:table-cell office:value-type="float" office:value="0.000456" calcext:value-type="float">
            <text:p>0,000456</text:p>
          </table:table-cell>
          <table:table-cell office:value-type="float" office:value="0.000523" calcext:value-type="float">
            <text:p>0,000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798761961" calcext:value-type="float">
            <text:p>0,798761961</text:p>
          </table:table-cell>
          <table:table-cell office:value-type="float" office:value="0.791056627" calcext:value-type="float">
            <text:p>0,791056627</text:p>
          </table:table-cell>
          <table:table-cell table:number-columns-repeated="2" office:value-type="float" office:value="0.798761961" calcext:value-type="float">
            <text:p>0,798761961</text:p>
          </table:table-cell>
          <table:table-cell table:style-name="ce1" office:value-type="float" office:value="0.791056627" calcext:value-type="float">
            <text:p>0,791056627</text:p>
          </table:table-cell>
          <table:table-cell table:style-name="ce1" office:value-type="float" office:value="0.797109082" calcext:value-type="float">
            <text:p>0,797109082</text:p>
          </table:table-cell>
          <table:table-cell table:style-name="ce1" office:value-type="float" office:value="0.867550903" calcext:value-type="float">
            <text:p>0,867550903</text:p>
          </table:table-cell>
          <table:table-cell table:style-name="ce1" office:value-type="float" office:value="0.798048954" calcext:value-type="float">
            <text:p>0,798048954</text:p>
          </table:table-cell>
          <table:table-cell table:style-name="ce1" office:value-type="float" office:value="0.805993307" calcext:value-type="float">
            <text:p>0,805993307</text:p>
          </table:table-cell>
          <table:table-cell table:style-name="ce1" office:value-type="float" office:value="0.791899272" calcext:value-type="float">
            <text:p>0,791899272</text:p>
          </table:table-cell>
          <table:table-cell table:style-name="ce1" office:value-type="float" office:value="0.790246392" calcext:value-type="float">
            <text:p>0,790246392</text:p>
          </table:table-cell>
          <table:table-cell table:style-name="ce1" office:value-type="float" office:value="0.755515674" calcext:value-type="float">
            <text:p>0,755515674</text:p>
          </table:table-cell>
          <table:table-cell table:style-name="ce1" office:value-type="float" office:value="0.817551308" calcext:value-type="float">
            <text:p>0,817551308</text:p>
          </table:table-cell>
          <table:table-cell table:style-name="ce1" office:value-type="float" office:value="0.802237869" calcext:value-type="float">
            <text:p>0,802237869</text:p>
          </table:table-cell>
          <table:table-cell table:style-name="ce1" office:value-type="float" office:value="0.790833813" calcext:value-type="float">
            <text:p>0,790833813</text:p>
          </table:table-cell>
          <table:table-cell table:style-name="ce1" office:value-type="float" office:value="0.809817616" calcext:value-type="float">
            <text:p>0,809817616</text:p>
          </table:table-cell>
          <table:table-cell table:style-name="ce1" office:value-type="float" office:value="0.76505619" calcext:value-type="float">
            <text:p>0,76505619</text:p>
          </table:table-cell>
          <table:table-cell table:style-name="ce1" office:value-type="float" office:value="0.747907568" calcext:value-type="float">
            <text:p>0,747907568</text:p>
          </table:table-cell>
          <table:table-cell table:style-name="ce1" office:value-type="float" office:value="0.797866652" calcext:value-type="float">
            <text:p>0,797866652</text:p>
          </table:table-cell>
          <table:table-cell table:style-name="ce1" office:value-type="float" office:value="0.797109082" calcext:value-type="float">
            <text:p>0,797109082</text:p>
          </table:table-cell>
          <table:table-cell table:style-name="ce1" office:value-type="float" office:value="0.866878408" calcext:value-type="float">
            <text:p>0,866878408</text:p>
          </table:table-cell>
          <table:table-cell table:style-name="ce1" office:value-type="float" office:value="0.829696729" calcext:value-type="float">
            <text:p>0,829696729</text:p>
          </table:table-cell>
          <table:table-cell table:style-name="ce1" office:value-type="float" office:value="0.787750869" calcext:value-type="float">
            <text:p>0,787750869</text:p>
          </table:table-cell>
          <table:table-cell table:style-name="ce1" office:value-type="float" office:value="0.815938941" calcext:value-type="float">
            <text:p>0,815938941</text:p>
          </table:table-cell>
          <table:table-cell table:style-name="ce1" office:value-type="float" office:value="0.846760276" calcext:value-type="float">
            <text:p>0,846760276</text:p>
          </table:table-cell>
          <table:table-cell table:style-name="ce1" office:value-type="float" office:value="0.797109082" calcext:value-type="float">
            <text:p>0,797109082</text:p>
          </table:table-cell>
          <table:table-cell table:style-name="ce1" office:value-type="float" office:value="0.853063903" calcext:value-type="float">
            <text:p>0,853063903</text:p>
          </table:table-cell>
          <table:table-cell office:value-type="float" office:value="0.000857" calcext:value-type="float">
            <text:p>0,000857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0.1120695" calcext:value-type="float">
            <text:p>0,1120695</text:p>
          </table:table-cell>
          <table:table-cell office:value-type="float" office:value="0.252756" calcext:value-type="float">
            <text:p>0,252756</text:p>
          </table:table-cell>
          <table:table-cell office:value-type="float" office:value="0.114183" calcext:value-type="float">
            <text:p>0,114183</text:p>
          </table:table-cell>
          <table:table-cell office:value-type="float" office:value="0.000843" calcext:value-type="float">
            <text:p>0,000843</text:p>
          </table:table-cell>
          <table:table-cell office:value-type="float" office:value="2.4891715" calcext:value-type="float">
            <text:p>2,4891715</text:p>
          </table:table-cell>
          <table:table-cell office:value-type="float" office:value="0.264074" calcext:value-type="float">
            <text:p>0,264074</text:p>
          </table:table-cell>
          <table:table-cell office:value-type="float" office:value="0.2006275" calcext:value-type="float">
            <text:p>0,2006275</text:p>
          </table:table-cell>
          <table:table-cell office:value-type="float" office:value="0.2589315" calcext:value-type="float">
            <text:p>0,2589315</text:p>
          </table:table-cell>
          <table:table-cell office:value-type="float" office:value="0.208418" calcext:value-type="float">
            <text:p>0,208418</text:p>
          </table:table-cell>
          <table:table-cell office:value-type="float" office:value="0.000548" calcext:value-type="float">
            <text:p>0,000548</text:p>
          </table:table-cell>
          <table:table-cell office:value-type="float" office:value="2.9575565" calcext:value-type="float">
            <text:p>2,9575565</text:p>
          </table:table-cell>
          <table:table-cell office:value-type="float" office:value="0.2664555" calcext:value-type="float">
            <text:p>0,2664555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577" calcext:value-type="float">
            <text:p>0,000577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844" calcext:value-type="float">
            <text:p>0,000844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709" calcext:value-type="float">
            <text:p>0,000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0788177" calcext:value-type="float">
            <text:p>0,830788177</text:p>
          </table:table-cell>
          <table:table-cell office:value-type="float" office:value="0.8219896" calcext:value-type="float">
            <text:p>0,8219896</text:p>
          </table:table-cell>
          <table:table-cell table:number-columns-repeated="2" office:value-type="float" office:value="0.830788177" calcext:value-type="float">
            <text:p>0,830788177</text:p>
          </table:table-cell>
          <table:table-cell table:style-name="ce1" office:value-type="float" office:value="0.8219896" calcext:value-type="float">
            <text:p>0,8219896</text:p>
          </table:table-cell>
          <table:table-cell table:style-name="ce1" office:value-type="float" office:value="0.830788177" calcext:value-type="float">
            <text:p>0,830788177</text:p>
          </table:table-cell>
          <table:table-cell table:style-name="ce1" office:value-type="float" office:value="0.8219896" calcext:value-type="float">
            <text:p>0,8219896</text:p>
          </table:table-cell>
          <table:table-cell table:style-name="ce1" office:value-type="float" office:value="0.891844554" calcext:value-type="float">
            <text:p>0,891844554</text:p>
          </table:table-cell>
          <table:table-cell table:style-name="ce1" office:value-type="float" office:value="0.901327313" calcext:value-type="float">
            <text:p>0,901327313</text:p>
          </table:table-cell>
          <table:table-cell table:style-name="ce1" office:value-type="float" office:value="0.912718938" calcext:value-type="float">
            <text:p>0,912718938</text:p>
          </table:table-cell>
          <table:table-cell table:style-name="ce1" office:value-type="float" office:value="0.885645868" calcext:value-type="float">
            <text:p>0,885645868</text:p>
          </table:table-cell>
          <table:table-cell table:style-name="ce1" office:value-type="float" office:value="0.864162562" calcext:value-type="float">
            <text:p>0,864162562</text:p>
          </table:table-cell>
          <table:table-cell table:style-name="ce1" office:value-type="float" office:value="0.906424466" calcext:value-type="float">
            <text:p>0,906424466</text:p>
          </table:table-cell>
          <table:table-cell table:number-columns-repeated="6" table:style-name="ce1" office:value-type="float" office:value="0.842857143" calcext:value-type="float">
            <text:p>0,842857143</text:p>
          </table:table-cell>
          <table:table-cell table:style-name="ce1" office:value-type="float" office:value="0.830788177" calcext:value-type="float">
            <text:p>0,830788177</text:p>
          </table:table-cell>
          <table:table-cell table:style-name="ce1" office:value-type="float" office:value="0.803188287" calcext:value-type="float">
            <text:p>0,803188287</text:p>
          </table:table-cell>
          <table:table-cell table:style-name="ce1" office:value-type="float" office:value="0.799740011" calcext:value-type="float">
            <text:p>0,799740011</text:p>
          </table:table-cell>
          <table:table-cell table:number-columns-repeated="2" table:style-name="ce1" office:value-type="float" office:value="0.803188287" calcext:value-type="float">
            <text:p>0,803188287</text:p>
          </table:table-cell>
          <table:table-cell table:style-name="ce1" office:value-type="float" office:value="0.799740011" calcext:value-type="float">
            <text:p>0,799740011</text:p>
          </table:table-cell>
          <table:table-cell table:style-name="ce1" office:value-type="float" office:value="0.830788177" calcext:value-type="float">
            <text:p>0,830788177</text:p>
          </table:table-cell>
          <table:table-cell table:style-name="ce1" office:value-type="float" office:value="0.799740011" calcext:value-type="float">
            <text:p>0,799740011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353" calcext:value-type="float">
            <text:p>0,000353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0338" calcext:value-type="float">
            <text:p>0,000338</text:p>
          </table:table-cell>
          <table:table-cell office:value-type="float" office:value="0.000354" calcext:value-type="float">
            <text:p>0,000354</text:p>
          </table:table-cell>
          <table:table-cell office:value-type="float" office:value="0.0696515" calcext:value-type="float">
            <text:p>0,0696515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0809795" calcext:value-type="float">
            <text:p>0,0809795</text:p>
          </table:table-cell>
          <table:table-cell office:value-type="float" office:value="0.0005325" calcext:value-type="float">
            <text:p>0,0005325</text:p>
          </table:table-cell>
          <table:table-cell office:value-type="float" office:value="1.1708235" calcext:value-type="float">
            <text:p>1,1708235</text:p>
          </table:table-cell>
          <table:table-cell office:value-type="float" office:value="0.092431" calcext:value-type="float">
            <text:p>0,092431</text:p>
          </table:table-cell>
          <table:table-cell office:value-type="float" office:value="0.0720065" calcext:value-type="float">
            <text:p>0,0720065</text:p>
          </table:table-cell>
          <table:table-cell office:value-type="float" office:value="0.117412" calcext:value-type="float">
            <text:p>0,117412</text:p>
          </table:table-cell>
          <table:table-cell office:value-type="float" office:value="0.071336" calcext:value-type="float">
            <text:p>0,071336</text:p>
          </table:table-cell>
          <table:table-cell office:value-type="float" office:value="0.000447" calcext:value-type="float">
            <text:p>0,000447</text:p>
          </table:table-cell>
          <table:table-cell office:value-type="float" office:value="1.1370585" calcext:value-type="float">
            <text:p>1,1370585</text:p>
          </table:table-cell>
          <table:table-cell office:value-type="float" office:value="0.092752" calcext:value-type="float">
            <text:p>0,092752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0373" calcext:value-type="float">
            <text:p>0,000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76613671" calcext:value-type="float">
            <text:p>0,76613671</text:p>
          </table:table-cell>
          <table:table-cell office:value-type="float" office:value="0.718535796" calcext:value-type="float">
            <text:p>0,718535796</text:p>
          </table:table-cell>
          <table:table-cell table:number-columns-repeated="2" office:value-type="float" office:value="0.76613671" calcext:value-type="float">
            <text:p>0,76613671</text:p>
          </table:table-cell>
          <table:table-cell table:style-name="ce1" office:value-type="float" office:value="0.718535796" calcext:value-type="float">
            <text:p>0,718535796</text:p>
          </table:table-cell>
          <table:table-cell table:style-name="ce1" office:value-type="float" office:value="0.76613671" calcext:value-type="float">
            <text:p>0,76613671</text:p>
          </table:table-cell>
          <table:table-cell table:style-name="ce1" office:value-type="float" office:value="0.718535796" calcext:value-type="float">
            <text:p>0,718535796</text:p>
          </table:table-cell>
          <table:table-cell table:style-name="ce1" office:value-type="float" office:value="0.803931835" calcext:value-type="float">
            <text:p>0,803931835</text:p>
          </table:table-cell>
          <table:table-cell table:style-name="ce1" office:value-type="float" office:value="0.809643945" calcext:value-type="float">
            <text:p>0,809643945</text:p>
          </table:table-cell>
          <table:table-cell table:style-name="ce1" office:value-type="float" office:value="0.802884615" calcext:value-type="float">
            <text:p>0,802884615</text:p>
          </table:table-cell>
          <table:table-cell table:style-name="ce1" office:value-type="float" office:value="0.806549886" calcext:value-type="float">
            <text:p>0,806549886</text:p>
          </table:table-cell>
          <table:table-cell table:style-name="ce1" office:value-type="float" office:value="0.775799695" calcext:value-type="float">
            <text:p>0,775799695</text:p>
          </table:table-cell>
          <table:table-cell table:style-name="ce1" office:value-type="float" office:value="0.8072877" calcext:value-type="float">
            <text:p>0,8072877</text:p>
          </table:table-cell>
          <table:table-cell table:style-name="ce1" office:value-type="float" office:value="0.770992003" calcext:value-type="float">
            <text:p>0,770992003</text:p>
          </table:table-cell>
          <table:table-cell table:style-name="ce1" office:value-type="float" office:value="0.789818165" calcext:value-type="float">
            <text:p>0,789818165</text:p>
          </table:table-cell>
          <table:table-cell table:style-name="ce1" office:value-type="float" office:value="0.81666508" calcext:value-type="float">
            <text:p>0,81666508</text:p>
          </table:table-cell>
          <table:table-cell table:style-name="ce1" office:value-type="float" office:value="0.785462681" calcext:value-type="float">
            <text:p>0,785462681</text:p>
          </table:table-cell>
          <table:table-cell table:style-name="ce1" office:value-type="float" office:value="0.770992003" calcext:value-type="float">
            <text:p>0,770992003</text:p>
          </table:table-cell>
          <table:table-cell table:style-name="ce1" office:value-type="float" office:value="0.827732292" calcext:value-type="float">
            <text:p>0,827732292</text:p>
          </table:table-cell>
          <table:table-cell table:style-name="ce1" office:value-type="float" office:value="0.76613671" calcext:value-type="float">
            <text:p>0,76613671</text:p>
          </table:table-cell>
          <table:table-cell table:style-name="ce1" office:value-type="float" office:value="0.73333968" calcext:value-type="float">
            <text:p>0,73333968</text:p>
          </table:table-cell>
          <table:table-cell table:style-name="ce1" office:value-type="float" office:value="0.761709825" calcext:value-type="float">
            <text:p>0,761709825</text:p>
          </table:table-cell>
          <table:table-cell table:number-columns-repeated="2" table:style-name="ce1" office:value-type="float" office:value="0.73333968" calcext:value-type="float">
            <text:p>0,73333968</text:p>
          </table:table-cell>
          <table:table-cell table:style-name="ce1" office:value-type="float" office:value="0.761709825" calcext:value-type="float">
            <text:p>0,761709825</text:p>
          </table:table-cell>
          <table:table-cell table:style-name="ce1" office:value-type="float" office:value="0.76613671" calcext:value-type="float">
            <text:p>0,76613671</text:p>
          </table:table-cell>
          <table:table-cell table:style-name="ce1" office:value-type="float" office:value="0.782749429" calcext:value-type="float">
            <text:p>0,782749429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0.000443" calcext:value-type="float">
            <text:p>0,000443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439025" calcext:value-type="float">
            <text:p>0,0439025</text:p>
          </table:table-cell>
          <table:table-cell office:value-type="float" office:value="0.051114" calcext:value-type="float">
            <text:p>0,051114</text:p>
          </table:table-cell>
          <table:table-cell office:value-type="float" office:value="0.045271" calcext:value-type="float">
            <text:p>0,045271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1.2100735" calcext:value-type="float">
            <text:p>1,2100735</text:p>
          </table:table-cell>
          <table:table-cell office:value-type="float" office:value="0.0917885" calcext:value-type="float">
            <text:p>0,0917885</text:p>
          </table:table-cell>
          <table:table-cell office:value-type="float" office:value="0.0731315" calcext:value-type="float">
            <text:p>0,0731315</text:p>
          </table:table-cell>
          <table:table-cell office:value-type="float" office:value="0.082226" calcext:value-type="float">
            <text:p>0,082226</text:p>
          </table:table-cell>
          <table:table-cell office:value-type="float" office:value="0.077527" calcext:value-type="float">
            <text:p>0,077527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1.340326" calcext:value-type="float">
            <text:p>1,340326</text:p>
          </table:table-cell>
          <table:table-cell office:value-type="float" office:value="0.085733" calcext:value-type="float">
            <text:p>0,085733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496" calcext:value-type="float">
            <text:p>0,000496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385" calcext:value-type="float">
            <text:p>0,000385</text:p>
          </table:table-cell>
          <table:table-cell office:value-type="float" office:value="0.000667" calcext:value-type="float">
            <text:p>0,000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797260039" calcext:value-type="float">
            <text:p>0,797260039</text:p>
          </table:table-cell>
          <table:table-cell office:value-type="float" office:value="0.799443446" calcext:value-type="float">
            <text:p>0,799443446</text:p>
          </table:table-cell>
          <table:table-cell table:number-columns-repeated="2" office:value-type="float" office:value="0.797260039" calcext:value-type="float">
            <text:p>0,797260039</text:p>
          </table:table-cell>
          <table:table-cell table:style-name="ce1" office:value-type="float" office:value="0.799443446" calcext:value-type="float">
            <text:p>0,799443446</text:p>
          </table:table-cell>
          <table:table-cell table:style-name="ce1" office:value-type="float" office:value="0.813271684" calcext:value-type="float">
            <text:p>0,813271684</text:p>
          </table:table-cell>
          <table:table-cell table:style-name="ce1" office:value-type="float" office:value="0.799443446" calcext:value-type="float">
            <text:p>0,799443446</text:p>
          </table:table-cell>
          <table:table-cell table:style-name="ce1" office:value-type="float" office:value="0.827797757" calcext:value-type="float">
            <text:p>0,827797757</text:p>
          </table:table-cell>
          <table:table-cell table:style-name="ce1" office:value-type="float" office:value="0.843231441" calcext:value-type="float">
            <text:p>0,843231441</text:p>
          </table:table-cell>
          <table:table-cell table:style-name="ce1" office:value-type="float" office:value="0.837409025" calcext:value-type="float">
            <text:p>0,837409025</text:p>
          </table:table-cell>
          <table:table-cell table:style-name="ce1" office:value-type="float" office:value="0.826432058" calcext:value-type="float">
            <text:p>0,826432058</text:p>
          </table:table-cell>
          <table:table-cell table:style-name="ce1" office:value-type="float" office:value="0.772608956" calcext:value-type="float">
            <text:p>0,772608956</text:p>
          </table:table-cell>
          <table:table-cell table:style-name="ce1" office:value-type="float" office:value="0.850389588" calcext:value-type="float">
            <text:p>0,850389588</text:p>
          </table:table-cell>
          <table:table-cell table:style-name="ce1" office:value-type="float" office:value="0.854028598" calcext:value-type="float">
            <text:p>0,854028598</text:p>
          </table:table-cell>
          <table:table-cell table:style-name="ce1" office:value-type="float" office:value="0.812364072" calcext:value-type="float">
            <text:p>0,812364072</text:p>
          </table:table-cell>
          <table:table-cell table:style-name="ce1" office:value-type="float" office:value="0.846386677" calcext:value-type="float">
            <text:p>0,846386677</text:p>
          </table:table-cell>
          <table:table-cell table:style-name="ce1" office:value-type="float" office:value="0.802174844" calcext:value-type="float">
            <text:p>0,802174844</text:p>
          </table:table-cell>
          <table:table-cell table:style-name="ce1" office:value-type="float" office:value="0.804054285" calcext:value-type="float">
            <text:p>0,804054285</text:p>
          </table:table-cell>
          <table:table-cell table:style-name="ce1" office:value-type="float" office:value="0.847174416" calcext:value-type="float">
            <text:p>0,847174416</text:p>
          </table:table-cell>
          <table:table-cell table:style-name="ce1" office:value-type="float" office:value="0.813271684" calcext:value-type="float">
            <text:p>0,813271684</text:p>
          </table:table-cell>
          <table:table-cell table:style-name="ce1" office:value-type="float" office:value="0.836801096" calcext:value-type="float">
            <text:p>0,836801096</text:p>
          </table:table-cell>
          <table:table-cell table:style-name="ce1" office:value-type="float" office:value="0.83231441" calcext:value-type="float">
            <text:p>0,83231441</text:p>
          </table:table-cell>
          <table:table-cell table:style-name="ce1" office:value-type="float" office:value="0.836801096" calcext:value-type="float">
            <text:p>0,836801096</text:p>
          </table:table-cell>
          <table:table-cell table:style-name="ce1" office:value-type="float" office:value="0.777309701" calcext:value-type="float">
            <text:p>0,777309701</text:p>
          </table:table-cell>
          <table:table-cell table:style-name="ce1" office:value-type="float" office:value="0.83231441" calcext:value-type="float">
            <text:p>0,83231441</text:p>
          </table:table-cell>
          <table:table-cell table:style-name="ce1" office:value-type="float" office:value="0.813271684" calcext:value-type="float">
            <text:p>0,813271684</text:p>
          </table:table-cell>
          <table:table-cell table:style-name="ce1" office:value-type="float" office:value="0.881436767" calcext:value-type="float">
            <text:p>0,881436767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41" calcext:value-type="float">
            <text:p>0,000541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0.000468" calcext:value-type="float">
            <text:p>0,000468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49448" calcext:value-type="float">
            <text:p>0,049448</text:p>
          </table:table-cell>
          <table:table-cell office:value-type="float" office:value="0.056708" calcext:value-type="float">
            <text:p>0,056708</text:p>
          </table:table-cell>
          <table:table-cell office:value-type="float" office:value="0.048958" calcext:value-type="float">
            <text:p>0,048958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8446" calcext:value-type="float">
            <text:p>0,8446</text:p>
          </table:table-cell>
          <table:table-cell office:value-type="float" office:value="0.108845" calcext:value-type="float">
            <text:p>0,108845</text:p>
          </table:table-cell>
          <table:table-cell office:value-type="float" office:value="0.0855405" calcext:value-type="float">
            <text:p>0,0855405</text:p>
          </table:table-cell>
          <table:table-cell office:value-type="float" office:value="0.057099" calcext:value-type="float">
            <text:p>0,057099</text:p>
          </table:table-cell>
          <table:table-cell office:value-type="float" office:value="0.0873355" calcext:value-type="float">
            <text:p>0,0873355</text:p>
          </table:table-cell>
          <table:table-cell office:value-type="float" office:value="0.0005" calcext:value-type="float">
            <text:p>0,0005</text:p>
          </table:table-cell>
          <table:table-cell office:value-type="float" office:value="1.4003595" calcext:value-type="float">
            <text:p>1,4003595</text:p>
          </table:table-cell>
          <table:table-cell office:value-type="float" office:value="0.09832" calcext:value-type="float">
            <text:p>0,09832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674" calcext:value-type="float">
            <text:p>0,000674</text:p>
          </table:table-cell>
          <table:table-cell office:value-type="float" office:value="0.000532" calcext:value-type="float">
            <text:p>0,000532</text:p>
          </table:table-cell>
          <table:table-cell office:value-type="float" office:value="0.000467" calcext:value-type="float">
            <text:p>0,000467</text:p>
          </table:table-cell>
          <table:table-cell office:value-type="float" office:value="0.000688" calcext:value-type="float">
            <text:p>0,00068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1" office:value-type="float" office:value="0.836319295" calcext:value-type="float">
            <text:p>0,836319295</text:p>
          </table:table-cell>
          <table:table-cell office:value-type="float" office:value="0.811914284" calcext:value-type="float">
            <text:p>0,811914284</text:p>
          </table:table-cell>
          <table:table-cell office:value-type="float" office:value="0.848794672" calcext:value-type="float">
            <text:p>0,848794672</text:p>
          </table:table-cell>
          <table:table-cell office:value-type="float" office:value="0.836319295" calcext:value-type="float">
            <text:p>0,836319295</text:p>
          </table:table-cell>
          <table:table-cell table:style-name="ce1" office:value-type="float" office:value="0.811914284" calcext:value-type="float">
            <text:p>0,811914284</text:p>
          </table:table-cell>
          <table:table-cell table:style-name="ce1" office:value-type="float" office:value="0.836319295" calcext:value-type="float">
            <text:p>0,836319295</text:p>
          </table:table-cell>
          <table:table-cell table:style-name="ce1" office:value-type="float" office:value="0.824389662" calcext:value-type="float">
            <text:p>0,824389662</text:p>
          </table:table-cell>
          <table:table-cell table:style-name="ce1" office:value-type="float" office:value="0.847443102" calcext:value-type="float">
            <text:p>0,847443102</text:p>
          </table:table-cell>
          <table:table-cell table:style-name="ce1" office:value-type="float" office:value="0.810362323" calcext:value-type="float">
            <text:p>0,810362323</text:p>
          </table:table-cell>
          <table:table-cell table:style-name="ce1" office:value-type="float" office:value="0.822893128" calcext:value-type="float">
            <text:p>0,822893128</text:p>
          </table:table-cell>
          <table:table-cell table:style-name="ce1" office:value-type="float" office:value="0.905262171" calcext:value-type="float">
            <text:p>0,905262171</text:p>
          </table:table-cell>
          <table:table-cell table:style-name="ce1" office:value-type="float" office:value="0.770471813" calcext:value-type="float">
            <text:p>0,770471813</text:p>
          </table:table-cell>
          <table:table-cell table:style-name="ce1" office:value-type="float" office:value="0.856963785" calcext:value-type="float">
            <text:p>0,856963785</text:p>
          </table:table-cell>
          <table:table-cell table:style-name="ce1" office:value-type="float" office:value="0.841149986" calcext:value-type="float">
            <text:p>0,841149986</text:p>
          </table:table-cell>
          <table:table-cell table:style-name="ce1" office:value-type="float" office:value="0.854993988" calcext:value-type="float">
            <text:p>0,854993988</text:p>
          </table:table-cell>
          <table:table-cell table:style-name="ce1" office:value-type="float" office:value="0.876917567" calcext:value-type="float">
            <text:p>0,876917567</text:p>
          </table:table-cell>
          <table:table-cell table:style-name="ce1" office:value-type="float" office:value="0.937000622" calcext:value-type="float">
            <text:p>0,937000622</text:p>
          </table:table-cell>
          <table:table-cell table:style-name="ce1" office:value-type="float" office:value="0.777093229" calcext:value-type="float">
            <text:p>0,777093229</text:p>
          </table:table-cell>
          <table:table-cell table:style-name="ce1" office:value-type="float" office:value="0.852533875" calcext:value-type="float">
            <text:p>0,852533875</text:p>
          </table:table-cell>
          <table:table-cell table:style-name="ce1" office:value-type="float" office:value="0.836319295" calcext:value-type="float">
            <text:p>0,836319295</text:p>
          </table:table-cell>
          <table:table-cell table:style-name="ce1" office:value-type="float" office:value="0.825702859" calcext:value-type="float">
            <text:p>0,825702859</text:p>
          </table:table-cell>
          <table:table-cell table:style-name="ce1" office:value-type="float" office:value="0.814540679" calcext:value-type="float">
            <text:p>0,814540679</text:p>
          </table:table-cell>
          <table:table-cell table:style-name="ce1" office:value-type="float" office:value="0.831612249" calcext:value-type="float">
            <text:p>0,831612249</text:p>
          </table:table-cell>
          <table:table-cell table:style-name="ce1" office:value-type="float" office:value="0.87557026" calcext:value-type="float">
            <text:p>0,87557026</text:p>
          </table:table-cell>
          <table:table-cell table:style-name="ce1" office:value-type="float" office:value="0.831612249" calcext:value-type="float">
            <text:p>0,831612249</text:p>
          </table:table-cell>
          <table:table-cell table:style-name="ce1" office:value-type="float" office:value="0.836319295" calcext:value-type="float">
            <text:p>0,836319295</text:p>
          </table:table-cell>
          <table:table-cell table:style-name="ce1" office:value-type="float" office:value="0.831612249" calcext:value-type="float">
            <text:p>0,831612249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0857" calcext:value-type="float">
            <text:p>0,000857</text:p>
          </table:table-cell>
          <table:table-cell office:value-type="float" office:value="0.000623" calcext:value-type="float">
            <text:p>0,000623</text:p>
          </table:table-cell>
          <table:table-cell office:value-type="float" office:value="0.000846" calcext:value-type="float">
            <text:p>0,000846</text:p>
          </table:table-cell>
          <table:table-cell office:value-type="float" office:value="0.000661" calcext:value-type="float">
            <text:p>0,000661</text:p>
          </table:table-cell>
          <table:table-cell office:value-type="float" office:value="0.050535" calcext:value-type="float">
            <text:p>0,050535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51491" calcext:value-type="float">
            <text:p>0,051491</text:p>
          </table:table-cell>
          <table:table-cell office:value-type="float" office:value="0.0006635" calcext:value-type="float">
            <text:p>0,0006635</text:p>
          </table:table-cell>
          <table:table-cell office:value-type="float" office:value="1.2002405" calcext:value-type="float">
            <text:p>1,2002405</text:p>
          </table:table-cell>
          <table:table-cell office:value-type="float" office:value="0.0644725" calcext:value-type="float">
            <text:p>0,0644725</text:p>
          </table:table-cell>
          <table:table-cell office:value-type="float" office:value="0.051285" calcext:value-type="float">
            <text:p>0,051285</text:p>
          </table:table-cell>
          <table:table-cell office:value-type="float" office:value="0.063698" calcext:value-type="float">
            <text:p>0,063698</text:p>
          </table:table-cell>
          <table:table-cell office:value-type="float" office:value="0.053862" calcext:value-type="float">
            <text:p>0,053862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88849" calcext:value-type="float">
            <text:p>0,88849</text:p>
          </table:table-cell>
          <table:table-cell office:value-type="float" office:value="0.067333" calcext:value-type="float">
            <text:p>0,067333</text:p>
          </table:table-cell>
          <table:table-cell office:value-type="float" office:value="0.000612" calcext:value-type="float">
            <text:p>0,000612</text:p>
          </table:table-cell>
          <table:table-cell office:value-type="float" office:value="0.000543" calcext:value-type="float">
            <text:p>0,000543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1385" calcext:value-type="float">
            <text:p>0,001385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0585" calcext:value-type="float">
            <text:p>0,000585</text:p>
          </table:table-cell>
          <table:table-cell office:value-type="float" office:value="0.00067" calcext:value-type="float">
            <text:p>0,00067</text:p>
          </table:table-cell>
        </table:table-row>
        <table:table-row table:style-name="ro1">
          <table:table-cell table:number-columns-repeated="2"/>
          <table:table-cell table:style-name="ce1" table:formula="of:=AVERAGE([.C4:.C23])" office:value-type="float" office:value="0.84910807655" calcext:value-type="float">
            <text:p>0,84910807655</text:p>
          </table:table-cell>
          <table:table-cell table:formula="of:=AVERAGE([.D4:.D23])" office:value-type="float" office:value="0.8396326411" calcext:value-type="float">
            <text:p>0,8396326411</text:p>
          </table:table-cell>
          <table:table-cell table:formula="of:=AVERAGE([.E4:.E23])" office:value-type="float" office:value="0.8497318454" calcext:value-type="float">
            <text:p>0,8497318454</text:p>
          </table:table-cell>
          <table:table-cell table:formula="of:=AVERAGE([.F4:.F23])" office:value-type="float" office:value="0.84910807655" calcext:value-type="float">
            <text:p>0,84910807655</text:p>
          </table:table-cell>
          <table:table-cell table:style-name="ce1" table:formula="of:=AVERAGE([.G4:.G23])" office:value-type="float" office:value="0.8396326411" calcext:value-type="float">
            <text:p>0,8396326411</text:p>
          </table:table-cell>
          <table:table-cell table:style-name="ce1" table:formula="of:=AVERAGE([.H4:.H23])" office:value-type="float" office:value="0.849031707" calcext:value-type="float">
            <text:p>0,849031707</text:p>
          </table:table-cell>
          <table:table-cell table:style-name="ce1" table:formula="of:=AVERAGE([.I4:.I23])" office:value-type="float" office:value="0.84386153495" calcext:value-type="float">
            <text:p>0,84386153495</text:p>
          </table:table-cell>
          <table:table-cell table:style-name="ce1" table:formula="of:=AVERAGE([.J4:.J23])" office:value-type="float" office:value="0.84950123045" calcext:value-type="float">
            <text:p>0,84950123045</text:p>
          </table:table-cell>
          <table:table-cell table:style-name="ce1" table:formula="of:=AVERAGE([.K4:.K23])" office:value-type="float" office:value="0.84615804525" calcext:value-type="float">
            <text:p>0,84615804525</text:p>
          </table:table-cell>
          <table:table-cell table:style-name="ce1" table:formula="of:=AVERAGE([.L4:.L23])" office:value-type="float" office:value="0.8524362785" calcext:value-type="float">
            <text:p>0,8524362785</text:p>
          </table:table-cell>
          <table:table-cell table:style-name="ce1" table:formula="of:=AVERAGE([.M4:.M23])" office:value-type="float" office:value="0.85771645165" calcext:value-type="float">
            <text:p>0,85771645165</text:p>
          </table:table-cell>
          <table:table-cell table:style-name="ce1" table:formula="of:=AVERAGE([.N4:.N23])" office:value-type="float" office:value="0.8229408167" calcext:value-type="float">
            <text:p>0,8229408167</text:p>
          </table:table-cell>
          <table:table-cell table:style-name="ce1" table:formula="of:=AVERAGE([.O4:.O23])" office:value-type="float" office:value="0.85373349065" calcext:value-type="float">
            <text:p>0,85373349065</text:p>
          </table:table-cell>
          <table:table-cell table:style-name="ce1" table:formula="of:=AVERAGE([.P4:.P23])" office:value-type="float" office:value="0.8446859432" calcext:value-type="float">
            <text:p>0,8446859432</text:p>
          </table:table-cell>
          <table:table-cell table:style-name="ce1" table:formula="of:=AVERAGE([.Q4:.Q23])" office:value-type="float" office:value="0.84404508605" calcext:value-type="float">
            <text:p>0,84404508605</text:p>
          </table:table-cell>
          <table:table-cell table:style-name="ce1" table:formula="of:=AVERAGE([.R4:.R23])" office:value-type="float" office:value="0.8488552874" calcext:value-type="float">
            <text:p>0,8488552874</text:p>
          </table:table-cell>
          <table:table-cell table:style-name="ce1" table:formula="of:=AVERAGE([.S4:.S23])" office:value-type="float" office:value="0.8641415137" calcext:value-type="float">
            <text:p>0,8641415137</text:p>
          </table:table-cell>
          <table:table-cell table:style-name="ce1" table:formula="of:=AVERAGE([.T4:.T23])" office:value-type="float" office:value="0.81398580015" calcext:value-type="float">
            <text:p>0,81398580015</text:p>
          </table:table-cell>
          <table:table-cell table:style-name="ce1" table:formula="of:=AVERAGE([.U4:.U23])" office:value-type="float" office:value="0.84570363725" calcext:value-type="float">
            <text:p>0,84570363725</text:p>
          </table:table-cell>
          <table:table-cell table:style-name="ce1" table:formula="of:=AVERAGE([.V4:.V23])" office:value-type="float" office:value="0.849031707" calcext:value-type="float">
            <text:p>0,849031707</text:p>
          </table:table-cell>
          <table:table-cell table:style-name="ce1" table:formula="of:=AVERAGE([.W4:.W23])" office:value-type="float" office:value="0.85089313905" calcext:value-type="float">
            <text:p>0,85089313905</text:p>
          </table:table-cell>
          <table:table-cell table:style-name="ce1" table:formula="of:=AVERAGE([.X4:.X23])" office:value-type="float" office:value="0.8454290097" calcext:value-type="float">
            <text:p>0,8454290097</text:p>
          </table:table-cell>
          <table:table-cell table:style-name="ce1" table:formula="of:=AVERAGE([.Y4:.Y23])" office:value-type="float" office:value="0.84739069105" calcext:value-type="float">
            <text:p>0,84739069105</text:p>
          </table:table-cell>
          <table:table-cell table:style-name="ce1" table:formula="of:=AVERAGE([.Z4:.Z23])" office:value-type="float" office:value="0.84440228035" calcext:value-type="float">
            <text:p>0,84440228035</text:p>
          </table:table-cell>
          <table:table-cell table:style-name="ce1" table:formula="of:=AVERAGE([.AA4:.AA23])" office:value-type="float" office:value="0.8439962145" calcext:value-type="float">
            <text:p>0,8439962145</text:p>
          </table:table-cell>
          <table:table-cell table:style-name="ce1" table:formula="of:=AVERAGE([.AB4:.AB23])" office:value-type="float" office:value="0.849031707" calcext:value-type="float">
            <text:p>0,849031707</text:p>
          </table:table-cell>
          <table:table-cell table:style-name="ce1" table:formula="of:=AVERAGE([.AC4:.AC23])" office:value-type="float" office:value="0.8469403869" calcext:value-type="float">
            <text:p>0,8469403869</text:p>
          </table:table-cell>
          <table:table-cell table:formula="of:=AVERAGE([.AD4:.AD23])" office:value-type="float" office:value="0.00049195" calcext:value-type="float">
            <text:p>0,00049195</text:p>
          </table:table-cell>
          <table:table-cell table:formula="of:=AVERAGE([.AE4:.AE23])" office:value-type="float" office:value="0.00047685" calcext:value-type="float">
            <text:p>0,00047685</text:p>
          </table:table-cell>
          <table:table-cell table:formula="of:=AVERAGE([.AF4:.AF23])" office:value-type="float" office:value="0.000494" calcext:value-type="float">
            <text:p>0,000494</text:p>
          </table:table-cell>
          <table:table-cell table:formula="of:=AVERAGE([.AG4:.AG23])" office:value-type="float" office:value="0.0004867" calcext:value-type="float">
            <text:p>0,0004867</text:p>
          </table:table-cell>
          <table:table-cell table:formula="of:=AVERAGE([.AH4:.AH23])" office:value-type="float" office:value="0.00047415" calcext:value-type="float">
            <text:p>0,00047415</text:p>
          </table:table-cell>
          <table:table-cell table:formula="of:=AVERAGE([.AI4:.AI23])" office:value-type="float" office:value="0.00045555" calcext:value-type="float">
            <text:p>0,00045555</text:p>
          </table:table-cell>
          <table:table-cell table:formula="of:=AVERAGE([.AJ4:.AJ23])" office:value-type="float" office:value="0.00049395" calcext:value-type="float">
            <text:p>0,00049395</text:p>
          </table:table-cell>
          <table:table-cell table:formula="of:=AVERAGE([.AK4:.AK23])" office:value-type="float" office:value="0.22370965" calcext:value-type="float">
            <text:p>0,22370965</text:p>
          </table:table-cell>
          <table:table-cell table:formula="of:=AVERAGE([.AL4:.AL23])" office:value-type="float" office:value="0.253625475" calcext:value-type="float">
            <text:p>0,253625475</text:p>
          </table:table-cell>
          <table:table-cell table:formula="of:=AVERAGE([.AM4:.AM23])" office:value-type="float" office:value="0.223952425" calcext:value-type="float">
            <text:p>0,223952425</text:p>
          </table:table-cell>
          <table:table-cell table:formula="of:=AVERAGE([.AN4:.AN23])" office:value-type="float" office:value="0.000677525" calcext:value-type="float">
            <text:p>0,000677525</text:p>
          </table:table-cell>
          <table:table-cell table:formula="of:=AVERAGE([.AO4:.AO23])" office:value-type="float" office:value="2.93494175" calcext:value-type="float">
            <text:p>2,93494175</text:p>
          </table:table-cell>
          <table:table-cell table:formula="of:=AVERAGE([.AP4:.AP23])" office:value-type="float" office:value="0.2629512" calcext:value-type="float">
            <text:p>0,2629512</text:p>
          </table:table-cell>
          <table:table-cell table:formula="of:=AVERAGE([.AQ4:.AQ23])" office:value-type="float" office:value="0.213795875" calcext:value-type="float">
            <text:p>0,213795875</text:p>
          </table:table-cell>
          <table:table-cell table:formula="of:=AVERAGE([.AR4:.AR23])" office:value-type="float" office:value="0.2355845" calcext:value-type="float">
            <text:p>0,2355845</text:p>
          </table:table-cell>
          <table:table-cell table:formula="of:=AVERAGE([.AS4:.AS23])" office:value-type="float" office:value="0.2172007" calcext:value-type="float">
            <text:p>0,2172007</text:p>
          </table:table-cell>
          <table:table-cell table:formula="of:=AVERAGE([.AT4:.AT23])" office:value-type="float" office:value="0.00044805" calcext:value-type="float">
            <text:p>0,00044805</text:p>
          </table:table-cell>
          <table:table-cell table:formula="of:=AVERAGE([.AU4:.AU23])" office:value-type="float" office:value="2.546612575" calcext:value-type="float">
            <text:p>2,546612575</text:p>
          </table:table-cell>
          <table:table-cell table:formula="of:=AVERAGE([.AV4:.AV23])" office:value-type="float" office:value="0.252981075" calcext:value-type="float">
            <text:p>0,252981075</text:p>
          </table:table-cell>
          <table:table-cell table:formula="of:=AVERAGE([.AW4:.AW23])" office:value-type="float" office:value="0.0004135" calcext:value-type="float">
            <text:p>0,0004135</text:p>
          </table:table-cell>
          <table:table-cell table:formula="of:=AVERAGE([.AX4:.AX23])" office:value-type="float" office:value="0.00044605" calcext:value-type="float">
            <text:p>0,00044605</text:p>
          </table:table-cell>
          <table:table-cell table:formula="of:=AVERAGE([.AY4:.AY23])" office:value-type="float" office:value="0.0004952" calcext:value-type="float">
            <text:p>0,0004952</text:p>
          </table:table-cell>
          <table:table-cell table:formula="of:=AVERAGE([.AZ4:.AZ23])" office:value-type="float" office:value="0.0004573" calcext:value-type="float">
            <text:p>0,0004573</text:p>
          </table:table-cell>
          <table:table-cell table:formula="of:=AVERAGE([.BA4:.BA23])" office:value-type="float" office:value="0.0005129" calcext:value-type="float">
            <text:p>0,0005129</text:p>
          </table:table-cell>
          <table:table-cell table:formula="of:=AVERAGE([.BB4:.BB23])" office:value-type="float" office:value="0.0005102" calcext:value-type="float">
            <text:p>0,0005102</text:p>
          </table:table-cell>
          <table:table-cell table:formula="of:=AVERAGE([.BC4:.BC23])" office:value-type="float" office:value="0.00041305" calcext:value-type="float">
            <text:p>0,00041305</text:p>
          </table:table-cell>
          <table:table-cell table:formula="of:=AVERAGE([.BD4:.BD23])" office:value-type="float" office:value="0.0005321" calcext:value-type="float">
            <text:p>0,000532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Algoritmo</text:p>
          </table:table-cell>
          <table:table-cell table:style-name="ce3" office:value-type="string" calcext:value-type="string">
            <text:p>Eq Objetivos</text:p>
          </table:table-cell>
          <table:table-cell table:style-name="ce3" office:value-type="string" calcext:value-type="string">
            <text:p>Energia</text:p>
          </table:table-cell>
          <table:table-cell table:style-name="ce3" office:value-type="string" calcext:value-type="string">
            <text:p>Makespan</text:p>
          </table:table-cell>
          <table:table-cell table:style-name="ce3" office:value-type="string" calcext:value-type="string">
            <text:p>Time(s)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GAT(CHECK)</text:p>
          </table:table-cell>
          <table:table-cell table:style-name="ce4" office:value-type="float" office:value="0.84950123045" calcext:value-type="float">
            <text:p>0,84950</text:p>
          </table:table-cell>
          <table:table-cell table:style-name="ce8" office:value-type="float" office:value="24823.5" calcext:value-type="float">
            <text:p>24823,5</text:p>
          </table:table-cell>
          <table:table-cell table:style-name="ce8" office:value-type="float" office:value="1887.5" calcext:value-type="float">
            <text:p>1887,5</text:p>
          </table:table-cell>
          <table:table-cell office:value-type="float" office:value="0.22370965" calcext:value-type="float">
            <text:p>0,22371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GAT(COLL)</text:p>
          </table:table-cell>
          <table:table-cell table:style-name="ce4" office:value-type="float" office:value="0.84615804525" calcext:value-type="float">
            <text:p>0,84616</text:p>
          </table:table-cell>
          <table:table-cell table:style-name="ce8" office:value-type="float" office:value="24790.5" calcext:value-type="float">
            <text:p>24790,5</text:p>
          </table:table-cell>
          <table:table-cell table:style-name="ce8" office:value-type="float" office:value="1875.5" calcext:value-type="float">
            <text:p>1875,5</text:p>
          </table:table-cell>
          <table:table-cell office:value-type="float" office:value="0.253625475" calcext:value-type="float">
            <text:p>0,25363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GAT(COUNT)</text:p>
          </table:table-cell>
          <table:table-cell table:style-name="ce4" office:value-type="float" office:value="0.8524362785" calcext:value-type="float">
            <text:p>0,85244</text:p>
          </table:table-cell>
          <table:table-cell table:style-name="ce8" office:value-type="float" office:value="24780.5" calcext:value-type="float">
            <text:p>24780,5</text:p>
          </table:table-cell>
          <table:table-cell table:style-name="ce8" office:value-type="float" office:value="1899.5" calcext:value-type="float">
            <text:p>1899,5</text:p>
          </table:table-cell>
          <table:table-cell office:value-type="float" office:value="0.223952425" calcext:value-type="float">
            <text:p>0,22395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GAT(GREEDY)</text:p>
          </table:table-cell>
          <table:table-cell table:style-name="ce4" office:value-type="float" office:value="0.85771645165" calcext:value-type="float">
            <text:p>0,85772</text:p>
          </table:table-cell>
          <table:table-cell table:style-name="ce8" office:value-type="float" office:value="25166" calcext:value-type="float">
            <text:p>25166,0</text:p>
          </table:table-cell>
          <table:table-cell table:style-name="ce8" office:value-type="float" office:value="1914" calcext:value-type="float">
            <text:p>1914,0</text:p>
          </table:table-cell>
          <table:table-cell office:value-type="float" office:value="0.000677525" calcext:value-type="float">
            <text:p>0,00068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GAT(REAL)</text:p>
          </table:table-cell>
          <table:table-cell table:style-name="ce4" office:value-type="float" office:value="0.8229408167" calcext:value-type="float">
            <text:p>0,82294</text:p>
          </table:table-cell>
          <table:table-cell table:style-name="ce8" office:value-type="float" office:value="24152" calcext:value-type="float">
            <text:p>24152,0</text:p>
          </table:table-cell>
          <table:table-cell table:style-name="ce8" office:value-type="float" office:value="1834" calcext:value-type="float">
            <text:p>1834,0</text:p>
          </table:table-cell>
          <table:table-cell office:value-type="float" office:value="2.93494175" calcext:value-type="float">
            <text:p>2,93494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GAT(TASK)</text:p>
          </table:table-cell>
          <table:table-cell table:style-name="ce4" office:value-type="float" office:value="0.85373349065" calcext:value-type="float">
            <text:p>0,85373</text:p>
          </table:table-cell>
          <table:table-cell table:style-name="ce8" office:value-type="float" office:value="24972.5" calcext:value-type="float">
            <text:p>24972,5</text:p>
          </table:table-cell>
          <table:table-cell table:style-name="ce8" office:value-type="float" office:value="1899" calcext:value-type="float">
            <text:p>1899,0</text:p>
          </table:table-cell>
          <table:table-cell office:value-type="float" office:value="0.2629512" calcext:value-type="float">
            <text:p>0,26295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GATP(CHECK)</text:p>
          </table:table-cell>
          <table:table-cell table:style-name="ce4" office:value-type="float" office:value="0.8446859432" calcext:value-type="float">
            <text:p>0,84469</text:p>
          </table:table-cell>
          <table:table-cell table:style-name="ce8" office:value-type="float" office:value="24538" calcext:value-type="float">
            <text:p>24538,0</text:p>
          </table:table-cell>
          <table:table-cell table:style-name="ce9" office:value-type="float" office:value="1882.5" calcext:value-type="float">
            <text:p>1882,5</text:p>
          </table:table-cell>
          <table:table-cell office:value-type="float" office:value="0.213795875" calcext:value-type="float">
            <text:p>0,2138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GATP(COLL)</text:p>
          </table:table-cell>
          <table:table-cell table:style-name="ce5" office:value-type="float" office:value="0.84404508605" calcext:value-type="float">
            <text:p>0,84405</text:p>
          </table:table-cell>
          <table:table-cell table:style-name="ce9" office:value-type="float" office:value="24516" calcext:value-type="float">
            <text:p>24516,0</text:p>
          </table:table-cell>
          <table:table-cell table:style-name="ce8" office:value-type="float" office:value="1883" calcext:value-type="float">
            <text:p>1883,0</text:p>
          </table:table-cell>
          <table:table-cell office:value-type="float" office:value="0.2355845" calcext:value-type="float">
            <text:p>0,23558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GATP(COUNT)</text:p>
          </table:table-cell>
          <table:table-cell table:style-name="ce4" office:value-type="float" office:value="0.8488552874" calcext:value-type="float">
            <text:p>0,84886</text:p>
          </table:table-cell>
          <table:table-cell table:style-name="ce8" office:value-type="float" office:value="24612" calcext:value-type="float">
            <text:p>24612,0</text:p>
          </table:table-cell>
          <table:table-cell table:style-name="ce8" office:value-type="float" office:value="1891.5" calcext:value-type="float">
            <text:p>1891,5</text:p>
          </table:table-cell>
          <table:table-cell office:value-type="float" office:value="0.2172007" calcext:value-type="float">
            <text:p>0,2172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GATP(GREEDY)</text:p>
          </table:table-cell>
          <table:table-cell table:style-name="ce4" office:value-type="float" office:value="0.8641415137" calcext:value-type="float">
            <text:p>0,86414</text:p>
          </table:table-cell>
          <table:table-cell table:style-name="ce8" office:value-type="float" office:value="25084" calcext:value-type="float">
            <text:p>25084,0</text:p>
          </table:table-cell>
          <table:table-cell table:style-name="ce8" office:value-type="float" office:value="1943" calcext:value-type="float">
            <text:p>1943,0</text:p>
          </table:table-cell>
          <table:table-cell office:value-type="float" office:value="0.00044805" calcext:value-type="float">
            <text:p>0,00045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GATP(REAL)</text:p>
          </table:table-cell>
          <table:table-cell table:style-name="ce6" office:value-type="float" office:value="0.81398580015" calcext:value-type="float">
            <text:p>0,81399</text:p>
          </table:table-cell>
          <table:table-cell table:style-name="ce10" office:value-type="float" office:value="23822" calcext:value-type="float">
            <text:p>23822,0</text:p>
          </table:table-cell>
          <table:table-cell table:style-name="ce10" office:value-type="float" office:value="1815" calcext:value-type="float">
            <text:p>1815,0</text:p>
          </table:table-cell>
          <table:table-cell office:value-type="float" office:value="2.546612575" calcext:value-type="float">
            <text:p>2,54661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GATP(TASK)</text:p>
          </table:table-cell>
          <table:table-cell table:style-name="ce4" office:value-type="float" office:value="0.84570363725" calcext:value-type="float">
            <text:p>0,84570</text:p>
          </table:table-cell>
          <table:table-cell table:style-name="ce8" office:value-type="float" office:value="24540.5" calcext:value-type="float">
            <text:p>24540,5</text:p>
          </table:table-cell>
          <table:table-cell table:style-name="ce8" office:value-type="float" office:value="1887" calcext:value-type="float">
            <text:p>1887,0</text:p>
          </table:table-cell>
          <table:table-cell office:value-type="float" office:value="0.252981075" calcext:value-type="float">
            <text:p>0,25298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TTP(0.3:0.3)</text:p>
          </table:table-cell>
          <table:table-cell table:style-name="ce4" office:value-type="float" office:value="0.85089313905" calcext:value-type="float">
            <text:p>0,85089</text:p>
          </table:table-cell>
          <table:table-cell table:style-name="ce8" office:value-type="float" office:value="24449" calcext:value-type="float">
            <text:p>24449,0</text:p>
          </table:table-cell>
          <table:table-cell table:style-name="ce8" office:value-type="float" office:value="1918" calcext:value-type="float">
            <text:p>1918,0</text:p>
          </table:table-cell>
          <table:table-cell office:value-type="float" office:value="0.00044605" calcext:value-type="float">
            <text:p>0,00045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TTP(0.3:0.8)</text:p>
          </table:table-cell>
          <table:table-cell table:style-name="ce4" office:value-type="float" office:value="0.8454290097" calcext:value-type="float">
            <text:p>0,84543</text:p>
          </table:table-cell>
          <table:table-cell table:style-name="ce8" office:value-type="float" office:value="24436" calcext:value-type="float">
            <text:p>24436,0</text:p>
          </table:table-cell>
          <table:table-cell table:style-name="ce8" office:value-type="float" office:value="1898" calcext:value-type="float">
            <text:p>1898,0</text:p>
          </table:table-cell>
          <table:table-cell office:value-type="float" office:value="0.0004952" calcext:value-type="float">
            <text:p>0,0005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TTP(0.5:0.5)</text:p>
          </table:table-cell>
          <table:table-cell table:style-name="ce4" office:value-type="float" office:value="0.84739069105" calcext:value-type="float">
            <text:p>0,84739</text:p>
          </table:table-cell>
          <table:table-cell table:style-name="ce8" office:value-type="float" office:value="24432" calcext:value-type="float">
            <text:p>24432,0</text:p>
          </table:table-cell>
          <table:table-cell table:style-name="ce8" office:value-type="float" office:value="1905" calcext:value-type="float">
            <text:p>1905,0</text:p>
          </table:table-cell>
          <table:table-cell office:value-type="float" office:value="0.0004573" calcext:value-type="float">
            <text:p>0,00046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TTP(0.8:0.3)</text:p>
          </table:table-cell>
          <table:table-cell table:style-name="ce4" office:value-type="float" office:value="0.84440228035" calcext:value-type="float">
            <text:p>0,84440</text:p>
          </table:table-cell>
          <table:table-cell table:style-name="ce8" office:value-type="float" office:value="24444" calcext:value-type="float">
            <text:p>24444,0</text:p>
          </table:table-cell>
          <table:table-cell table:style-name="ce8" office:value-type="float" office:value="1894" calcext:value-type="float">
            <text:p>1894,0</text:p>
          </table:table-cell>
          <table:table-cell office:value-type="float" office:value="0.0005129" calcext:value-type="float">
            <text:p>0,00051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TTP(0.8:0.8)</text:p>
          </table:table-cell>
          <table:table-cell table:style-name="ce7" office:value-type="float" office:value="0.8439962145" calcext:value-type="float">
            <text:p>0,84400</text:p>
          </table:table-cell>
          <table:table-cell table:style-name="ce8" office:value-type="float" office:value="24415" calcext:value-type="float">
            <text:p>24415,0</text:p>
          </table:table-cell>
          <table:table-cell table:style-name="ce8" office:value-type="float" office:value="1892" calcext:value-type="float">
            <text:p>1892,0</text:p>
          </table:table-cell>
          <table:table-cell office:value-type="float" office:value="0.0005102" calcext:value-type="float">
            <text:p>0,00051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TTP(0:0)</text:p>
          </table:table-cell>
          <table:table-cell table:style-name="ce4" office:value-type="float" office:value="0.849031707" calcext:value-type="float">
            <text:p>0,84903</text:p>
          </table:table-cell>
          <table:table-cell table:style-name="ce8" office:value-type="float" office:value="24308" calcext:value-type="float">
            <text:p>24308,0</text:p>
          </table:table-cell>
          <table:table-cell table:style-name="ce8" office:value-type="float" office:value="1923" calcext:value-type="float">
            <text:p>1923,0</text:p>
          </table:table-cell>
          <table:table-cell office:value-type="float" office:value="0.00041305" calcext:value-type="float">
            <text:p>0,00041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TTP(1:1)</text:p>
          </table:table-cell>
          <table:table-cell table:style-name="ce4" office:value-type="float" office:value="0.8469403869" calcext:value-type="float">
            <text:p>0,84694</text:p>
          </table:table-cell>
          <table:table-cell table:style-name="ce8" office:value-type="float" office:value="24305" calcext:value-type="float">
            <text:p>24305,0</text:p>
          </table:table-cell>
          <table:table-cell table:style-name="ce8" office:value-type="float" office:value="1911" calcext:value-type="float">
            <text:p>1911,0</text:p>
          </table:table-cell>
          <table:table-cell office:value-type="float" office:value="0.0005321" calcext:value-type="float">
            <text:p>0,00053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BTT(0.3)</text:p>
          </table:table-cell>
          <table:table-cell table:style-name="ce4" office:value-type="float" office:value="0.84910807655" calcext:value-type="float">
            <text:p>0,84911</text:p>
          </table:table-cell>
          <table:table-cell table:style-name="ce8" office:value-type="float" office:value="24265" calcext:value-type="float">
            <text:p>24265,0</text:p>
          </table:table-cell>
          <table:table-cell table:style-name="ce8" office:value-type="float" office:value="1926" calcext:value-type="float">
            <text:p>1926,0</text:p>
          </table:table-cell>
          <table:table-cell office:value-type="float" office:value="0.00049195" calcext:value-type="float">
            <text:p>0,00049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BTT(0.5)</text:p>
          </table:table-cell>
          <table:table-cell table:style-name="ce4" office:value-type="float" office:value="0.8497318454" calcext:value-type="float">
            <text:p>0,84973</text:p>
          </table:table-cell>
          <table:table-cell table:style-name="ce8" office:value-type="float" office:value="24303" calcext:value-type="float">
            <text:p>24303,0</text:p>
          </table:table-cell>
          <table:table-cell table:style-name="ce8" office:value-type="float" office:value="1926" calcext:value-type="float">
            <text:p>1926,0</text:p>
          </table:table-cell>
          <table:table-cell office:value-type="float" office:value="0.000494" calcext:value-type="float">
            <text:p>0,00049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BTT(0.8)</text:p>
          </table:table-cell>
          <table:table-cell table:style-name="ce5" office:value-type="float" office:value="0.8396326411" calcext:value-type="float">
            <text:p>0,83963</text:p>
          </table:table-cell>
          <table:table-cell table:style-name="ce9" office:value-type="float" office:value="24142" calcext:value-type="float">
            <text:p>24142,0</text:p>
          </table:table-cell>
          <table:table-cell table:style-name="ce9" office:value-type="float" office:value="1891" calcext:value-type="float">
            <text:p>1891,0</text:p>
          </table:table-cell>
          <table:table-cell office:value-type="float" office:value="0.00047415" calcext:value-type="float">
            <text:p>0,00047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BTT(0.0)</text:p>
          </table:table-cell>
          <table:table-cell table:style-name="ce4" office:value-type="float" office:value="0.849031707" calcext:value-type="float">
            <text:p>0,84903</text:p>
          </table:table-cell>
          <table:table-cell table:style-name="ce8" office:value-type="float" office:value="24308" calcext:value-type="float">
            <text:p>24308,0</text:p>
          </table:table-cell>
          <table:table-cell table:style-name="ce8" office:value-type="float" office:value="1923" calcext:value-type="float">
            <text:p>1923,0</text:p>
          </table:table-cell>
          <table:table-cell office:value-type="float" office:value="0.00045555" calcext:value-type="float">
            <text:p>0,00046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BTT(1.0)</text:p>
          </table:table-cell>
          <table:table-cell table:style-name="ce4" office:value-type="float" office:value="0.84386153495" calcext:value-type="float">
            <text:p>0,84386</text:p>
          </table:table-cell>
          <table:table-cell table:style-name="ce8" office:value-type="float" office:value="24379" calcext:value-type="float">
            <text:p>24379,0</text:p>
          </table:table-cell>
          <table:table-cell table:style-name="ce8" office:value-type="float" office:value="1893" calcext:value-type="float">
            <text:p>1893,0</text:p>
          </table:table-cell>
          <table:table-cell office:value-type="float" office:value="0.00049395" calcext:value-type="float">
            <text:p>0,00049</text:p>
          </table:table-cell>
          <table:table-cell table:number-columns-repeated="49"/>
        </table:table-row>
        <calcext:conditional-formats>
          <calcext:conditional-format calcext:target-range-address="test_resumo_norm.C4:test_resumo_norm.AC24">
            <calcext:condition calcext:apply-style-name="Accent 1" calcext:value="formula-is([.C4] = MIN([.$C4:.$AC4]))" calcext:base-cell-address="test_resumo_norm.C4"/>
            <calcext:condition calcext:apply-style-name="Error" calcext:value="formula-is([.C4] = MAX([.$C4:.$AC4]))" calcext:base-cell-address="test_resumo_norm.C4"/>
          </calcext:conditional-format>
        </calcext:conditional-formats>
      </table:table>
      <table:table table:name="test_resumo_totais" table:style-name="ta1">
        <table:table-column table:style-name="co17" table:default-cell-style-name="Default"/>
        <table:table-column table:style-name="co18" table:default-cell-style-name="Default"/>
        <table:table-column table:style-name="co4" table:number-columns-repeated="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9" table:default-cell-style-name="Default"/>
        <table:table-column table:style-name="co4" table:number-columns-repeated="5" table:default-cell-style-name="Default"/>
        <table:table-column table:style-name="co9" table:number-columns-repeated="2" table:default-cell-style-name="Default"/>
        <table:table-column table:style-name="co4" table:number-columns-repeated="5" table:default-cell-style-name="Default"/>
        <table:table-column table:style-name="co20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20" table:default-cell-style-name="Default"/>
        <table:table-column table:style-name="co4" table:number-columns-repeated="5" table:default-cell-style-name="Default"/>
        <table:table-column table:style-name="co20" table:number-columns-repeated="2" table:default-cell-style-name="Default"/>
        <table:table-column table:style-name="co4" table:number-columns-repeated="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4" table:number-columns-repeated="5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table:number-columns-repeated="27" office:value-type="string" calcext:value-type="string">
            <text:p>Energia</text:p>
          </table:table-cell>
          <table:table-cell table:number-columns-repeated="27" office:value-type="string" calcext:value-type="string">
            <text:p>Makespan</text:p>
          </table:table-cell>
          <table:table-cell table:number-columns-repeated="27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REAL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REAL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REAL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REAL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REAL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REAL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g</text:p>
          </table:table-cell>
          <table:table-cell table:number-columns-repeated="81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1212" calcext:value-type="float">
            <text:p>1212</text:p>
          </table:table-cell>
          <table:table-cell office:value-type="float" office:value="1192" calcext:value-type="float">
            <text:p>1192</text:p>
          </table:table-cell>
          <table:table-cell office:value-type="float" office:value="1212" calcext:value-type="float">
            <text:p>1212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float" office:value="1172" calcext:value-type="float">
            <text:p>1172</text:p>
          </table:table-cell>
          <table:table-cell office:value-type="float" office:value="1248" calcext:value-type="float">
            <text:p>1248</text:p>
          </table:table-cell>
          <table:table-cell office:value-type="float" office:value="1160" calcext:value-type="float">
            <text:p>1160</text:p>
          </table:table-cell>
          <table:table-cell office:value-type="float" office:value="1172" calcext:value-type="float">
            <text:p>1172</text:p>
          </table:table-cell>
          <table:table-cell office:value-type="float" office:value="1158" calcext:value-type="float">
            <text:p>1158</text:p>
          </table:table-cell>
          <table:table-cell office:value-type="float" office:value="1166" calcext:value-type="float">
            <text:p>1166</text:p>
          </table:table-cell>
          <table:table-cell office:value-type="float" office:value="1164" calcext:value-type="float">
            <text:p>1164</text:p>
          </table:table-cell>
          <table:table-cell office:value-type="float" office:value="1266" calcext:value-type="float">
            <text:p>1266</text:p>
          </table:table-cell>
          <table:table-cell office:value-type="float" office:value="1184" calcext:value-type="float">
            <text:p>1184</text:p>
          </table:table-cell>
          <table:table-cell office:value-type="float" office:value="1158" calcext:value-type="float">
            <text:p>1158</text:p>
          </table:table-cell>
          <table:table-cell table:number-columns-repeated="8" office:value-type="float" office:value="1212" calcext:value-type="float">
            <text:p>1212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8" office:value-type="float" office:value="159" calcext:value-type="float">
            <text:p>159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451" calcext:value-type="float">
            <text:p>0,000451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485" calcext:value-type="float">
            <text:p>0,000485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1980095" calcext:value-type="float">
            <text:p>0,1980095</text:p>
          </table:table-cell>
          <table:table-cell office:value-type="float" office:value="0.177026" calcext:value-type="float">
            <text:p>0,177026</text:p>
          </table:table-cell>
          <table:table-cell office:value-type="float" office:value="0.2098485" calcext:value-type="float">
            <text:p>0,2098485</text:p>
          </table:table-cell>
          <table:table-cell office:value-type="float" office:value="0.0005165" calcext:value-type="float">
            <text:p>0,0005165</text:p>
          </table:table-cell>
          <table:table-cell office:value-type="float" office:value="1.674646" calcext:value-type="float">
            <text:p>1,674646</text:p>
          </table:table-cell>
          <table:table-cell office:value-type="float" office:value="0.186798" calcext:value-type="float">
            <text:p>0,186798</text:p>
          </table:table-cell>
          <table:table-cell office:value-type="float" office:value="0.2053175" calcext:value-type="float">
            <text:p>0,2053175</text:p>
          </table:table-cell>
          <table:table-cell office:value-type="float" office:value="0.168647" calcext:value-type="float">
            <text:p>0,168647</text:p>
          </table:table-cell>
          <table:table-cell office:value-type="float" office:value="0.174636" calcext:value-type="float">
            <text:p>0,174636</text:p>
          </table:table-cell>
          <table:table-cell office:value-type="float" office:value="0.000325" calcext:value-type="float">
            <text:p>0,000325</text:p>
          </table:table-cell>
          <table:table-cell office:value-type="float" office:value="1.678775" calcext:value-type="float">
            <text:p>1,678775</text:p>
          </table:table-cell>
          <table:table-cell office:value-type="float" office:value="0.174458" calcext:value-type="float">
            <text:p>0,174458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82" calcext:value-type="float">
            <text:p>0,00048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393" calcext:value-type="float">
            <text:p>1393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1393" calcext:value-type="float">
            <text:p>1393</text:p>
          </table:table-cell>
          <table:table-cell office:value-type="float" office:value="1429" calcext:value-type="float">
            <text:p>1429</text:p>
          </table:table-cell>
          <table:table-cell office:value-type="float" office:value="1393" calcext:value-type="float">
            <text:p>1393</text:p>
          </table:table-cell>
          <table:table-cell office:value-type="float" office:value="1429" calcext:value-type="float">
            <text:p>1429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float" office:value="1381" calcext:value-type="float">
            <text:p>1381</text:p>
          </table:table-cell>
          <table:table-cell office:value-type="float" office:value="1455" calcext:value-type="float">
            <text:p>1455</text:p>
          </table:table-cell>
          <table:table-cell office:value-type="float" office:value="1325" calcext:value-type="float">
            <text:p>1325</text:p>
          </table:table-cell>
          <table:table-cell office:value-type="float" office:value="1381" calcext:value-type="float">
            <text:p>1381</text:p>
          </table:table-cell>
          <table:table-cell office:value-type="float" office:value="1311" calcext:value-type="float">
            <text:p>13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1415" calcext:value-type="float">
            <text:p>1415</text:p>
          </table:table-cell>
          <table:table-cell office:value-type="float" office:value="1329" calcext:value-type="float">
            <text:p>1329</text:p>
          </table:table-cell>
          <table:table-cell office:value-type="float" office:value="1310" calcext:value-type="float">
            <text:p>1310</text:p>
          </table:table-cell>
          <table:table-cell table:number-columns-repeated="8" office:value-type="float" office:value="1393" calcext:value-type="float">
            <text:p>1393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8" office:value-type="float" office:value="159" calcext:value-type="float">
            <text:p>159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85" calcext:value-type="float">
            <text:p>0,000485</text:p>
          </table:table-cell>
          <table:table-cell office:value-type="float" office:value="0.188292" calcext:value-type="float">
            <text:p>0,188292</text:p>
          </table:table-cell>
          <table:table-cell office:value-type="float" office:value="0.2095445" calcext:value-type="float">
            <text:p>0,2095445</text:p>
          </table:table-cell>
          <table:table-cell office:value-type="float" office:value="0.172952" calcext:value-type="float">
            <text:p>0,172952</text:p>
          </table:table-cell>
          <table:table-cell office:value-type="float" office:value="0.0005355" calcext:value-type="float">
            <text:p>0,0005355</text:p>
          </table:table-cell>
          <table:table-cell office:value-type="float" office:value="1.8561705" calcext:value-type="float">
            <text:p>1,8561705</text:p>
          </table:table-cell>
          <table:table-cell office:value-type="float" office:value="0.200738" calcext:value-type="float">
            <text:p>0,200738</text:p>
          </table:table-cell>
          <table:table-cell office:value-type="float" office:value="0.172154" calcext:value-type="float">
            <text:p>0,172154</text:p>
          </table:table-cell>
          <table:table-cell office:value-type="float" office:value="0.1874185" calcext:value-type="float">
            <text:p>0,1874185</text:p>
          </table:table-cell>
          <table:table-cell office:value-type="float" office:value="0.1684145" calcext:value-type="float">
            <text:p>0,1684145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1.81325" calcext:value-type="float">
            <text:p>1,81325</text:p>
          </table:table-cell>
          <table:table-cell office:value-type="float" office:value="0.216284" calcext:value-type="float">
            <text:p>0,216284</text:p>
          </table:table-cell>
          <table:table-cell office:value-type="float" office:value="0.000418" calcext:value-type="float">
            <text:p>0,000418</text:p>
          </table:table-cell>
          <table:table-cell office:value-type="float" office:value="0.000412" calcext:value-type="float">
            <text:p>0,000412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0411" calcext:value-type="float">
            <text:p>0,000411</text:p>
          </table:table-cell>
          <table:table-cell table:number-columns-repeated="2" office:value-type="float" office:value="0.000415" calcext:value-type="float">
            <text:p>0,000415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422" calcext:value-type="float">
            <text:p>0,00042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1552" calcext:value-type="float">
            <text:p>1552</text:p>
          </table:table-cell>
          <table:table-cell office:value-type="float" office:value="1580" calcext:value-type="float">
            <text:p>1580</text:p>
          </table:table-cell>
          <table:table-cell table:number-columns-repeated="2" office:value-type="float" office:value="1552" calcext:value-type="float">
            <text:p>1552</text:p>
          </table:table-cell>
          <table:table-cell office:value-type="float" office:value="1580" calcext:value-type="float">
            <text:p>1580</text:p>
          </table:table-cell>
          <table:table-cell office:value-type="float" office:value="1552" calcext:value-type="float">
            <text:p>1552</text:p>
          </table:table-cell>
          <table:table-cell office:value-type="float" office:value="1580" calcext:value-type="float">
            <text:p>1580</text:p>
          </table:table-cell>
          <table:table-cell table:number-columns-repeated="2" office:value-type="float" office:value="1496" calcext:value-type="float">
            <text:p>1496</text:p>
          </table:table-cell>
          <table:table-cell office:value-type="float" office:value="1495" calcext:value-type="float">
            <text:p>1495</text:p>
          </table:table-cell>
          <table:table-cell office:value-type="float" office:value="1608" calcext:value-type="float">
            <text:p>1608</text:p>
          </table:table-cell>
          <table:table-cell office:value-type="float" office:value="1474" calcext:value-type="float">
            <text:p>1474</text:p>
          </table:table-cell>
          <table:table-cell office:value-type="float" office:value="1493" calcext:value-type="float">
            <text:p>1493</text:p>
          </table:table-cell>
          <table:table-cell office:value-type="float" office:value="1471" calcext:value-type="float">
            <text:p>1471</text:p>
          </table:table-cell>
          <table:table-cell office:value-type="float" office:value="1466" calcext:value-type="float">
            <text:p>1466</text:p>
          </table:table-cell>
          <table:table-cell office:value-type="float" office:value="1465" calcext:value-type="float">
            <text:p>1465</text:p>
          </table:table-cell>
          <table:table-cell office:value-type="float" office:value="1580" calcext:value-type="float">
            <text:p>1580</text:p>
          </table:table-cell>
          <table:table-cell office:value-type="float" office:value="1480" calcext:value-type="float">
            <text:p>1480</text:p>
          </table:table-cell>
          <table:table-cell office:value-type="float" office:value="1474" calcext:value-type="float">
            <text:p>1474</text:p>
          </table:table-cell>
          <table:table-cell table:number-columns-repeated="8" office:value-type="float" office:value="1552" calcext:value-type="float">
            <text:p>1552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8" office:value-type="float" office:value="159" calcext:value-type="float">
            <text:p>159</text:p>
          </table:table-cell>
          <table:table-cell office:value-type="float" office:value="0.000585" calcext:value-type="float">
            <text:p>0,000585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0553" calcext:value-type="float">
            <text:p>0,000553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187518" calcext:value-type="float">
            <text:p>0,187518</text:p>
          </table:table-cell>
          <table:table-cell office:value-type="float" office:value="0.1976415" calcext:value-type="float">
            <text:p>0,1976415</text:p>
          </table:table-cell>
          <table:table-cell office:value-type="float" office:value="0.2031635" calcext:value-type="float">
            <text:p>0,2031635</text:p>
          </table:table-cell>
          <table:table-cell office:value-type="float" office:value="0.000519" calcext:value-type="float">
            <text:p>0,000519</text:p>
          </table:table-cell>
          <table:table-cell office:value-type="float" office:value="1.9892915" calcext:value-type="float">
            <text:p>1,9892915</text:p>
          </table:table-cell>
          <table:table-cell office:value-type="float" office:value="0.213978" calcext:value-type="float">
            <text:p>0,213978</text:p>
          </table:table-cell>
          <table:table-cell office:value-type="float" office:value="0.1908865" calcext:value-type="float">
            <text:p>0,1908865</text:p>
          </table:table-cell>
          <table:table-cell office:value-type="float" office:value="0.199984" calcext:value-type="float">
            <text:p>0,199984</text:p>
          </table:table-cell>
          <table:table-cell office:value-type="float" office:value="0.191036" calcext:value-type="float">
            <text:p>0,191036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2.002358" calcext:value-type="float">
            <text:p>2,002358</text:p>
          </table:table-cell>
          <table:table-cell office:value-type="float" office:value="0.2286345" calcext:value-type="float">
            <text:p>0,2286345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494" calcext:value-type="float">
            <text:p>0,000494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494" calcext:value-type="float">
            <text:p>0,000494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32" calcext:value-type="float">
            <text:p>0,00053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719" calcext:value-type="float">
            <text:p>1719</text:p>
          </table:table-cell>
          <table:table-cell office:value-type="float" office:value="1689" calcext:value-type="float">
            <text:p>1689</text:p>
          </table:table-cell>
          <table:table-cell table:number-columns-repeated="2" office:value-type="float" office:value="1719" calcext:value-type="float">
            <text:p>1719</text:p>
          </table:table-cell>
          <table:table-cell office:value-type="float" office:value="1689" calcext:value-type="float">
            <text:p>1689</text:p>
          </table:table-cell>
          <table:table-cell office:value-type="float" office:value="1719" calcext:value-type="float">
            <text:p>1719</text:p>
          </table:table-cell>
          <table:table-cell office:value-type="float" office:value="1689" calcext:value-type="float">
            <text:p>1689</text:p>
          </table:table-cell>
          <table:table-cell office:value-type="float" office:value="1648" calcext:value-type="float">
            <text:p>1648</text:p>
          </table:table-cell>
          <table:table-cell office:value-type="float" office:value="1644" calcext:value-type="float">
            <text:p>1644</text:p>
          </table:table-cell>
          <table:table-cell office:value-type="float" office:value="1635" calcext:value-type="float">
            <text:p>1635</text:p>
          </table:table-cell>
          <table:table-cell office:value-type="float" office:value="1814" calcext:value-type="float">
            <text:p>1814</text:p>
          </table:table-cell>
          <table:table-cell office:value-type="float" office:value="1619" calcext:value-type="float">
            <text:p>1619</text:p>
          </table:table-cell>
          <table:table-cell office:value-type="float" office:value="1642" calcext:value-type="float">
            <text:p>1642</text:p>
          </table:table-cell>
          <table:table-cell office:value-type="float" office:value="1623" calcext:value-type="float">
            <text:p>1623</text:p>
          </table:table-cell>
          <table:table-cell office:value-type="float" office:value="1622" calcext:value-type="float">
            <text:p>1622</text:p>
          </table:table-cell>
          <table:table-cell office:value-type="float" office:value="1619.5" calcext:value-type="float">
            <text:p>1619,5</text:p>
          </table:table-cell>
          <table:table-cell office:value-type="float" office:value="1775" calcext:value-type="float">
            <text:p>1775</text:p>
          </table:table-cell>
          <table:table-cell office:value-type="float" office:value="1619" calcext:value-type="float">
            <text:p>1619</text:p>
          </table:table-cell>
          <table:table-cell office:value-type="float" office:value="1620" calcext:value-type="float">
            <text:p>1620</text:p>
          </table:table-cell>
          <table:table-cell office:value-type="float" office:value="1719" calcext:value-type="float">
            <text:p>1719</text:p>
          </table:table-cell>
          <table:table-cell table:number-columns-repeated="5" office:value-type="float" office:value="1663" calcext:value-type="float">
            <text:p>1663</text:p>
          </table:table-cell>
          <table:table-cell office:value-type="float" office:value="1719" calcext:value-type="float">
            <text:p>1719</text:p>
          </table:table-cell>
          <table:table-cell office:value-type="float" office:value="1663" calcext:value-type="float">
            <text:p>1663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0.000589" calcext:value-type="float">
            <text:p>0,000589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209383" calcext:value-type="float">
            <text:p>0,209383</text:p>
          </table:table-cell>
          <table:table-cell office:value-type="float" office:value="0.2919315" calcext:value-type="float">
            <text:p>0,2919315</text:p>
          </table:table-cell>
          <table:table-cell office:value-type="float" office:value="0.2299055" calcext:value-type="float">
            <text:p>0,2299055</text:p>
          </table:table-cell>
          <table:table-cell office:value-type="float" office:value="0.000598" calcext:value-type="float">
            <text:p>0,000598</text:p>
          </table:table-cell>
          <table:table-cell office:value-type="float" office:value="5.158136" calcext:value-type="float">
            <text:p>5,158136</text:p>
          </table:table-cell>
          <table:table-cell office:value-type="float" office:value="0.245914" calcext:value-type="float">
            <text:p>0,245914</text:p>
          </table:table-cell>
          <table:table-cell office:value-type="float" office:value="0.213982" calcext:value-type="float">
            <text:p>0,213982</text:p>
          </table:table-cell>
          <table:table-cell office:value-type="float" office:value="0.2183345" calcext:value-type="float">
            <text:p>0,2183345</text:p>
          </table:table-cell>
          <table:table-cell office:value-type="float" office:value="0.238994" calcext:value-type="float">
            <text:p>0,238994</text:p>
          </table:table-cell>
          <table:table-cell office:value-type="float" office:value="0.000504" calcext:value-type="float">
            <text:p>0,000504</text:p>
          </table:table-cell>
          <table:table-cell office:value-type="float" office:value="2.2193415" calcext:value-type="float">
            <text:p>2,2193415</text:p>
          </table:table-cell>
          <table:table-cell office:value-type="float" office:value="0.298521" calcext:value-type="float">
            <text:p>0,298521</text:p>
          </table:table-cell>
          <table:table-cell office:value-type="float" office:value="0.000589" calcext:value-type="float">
            <text:p>0,000589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68" calcext:value-type="float">
            <text:p>0,000568</text:p>
          </table:table-cell>
          <table:table-cell office:value-type="float" office:value="0.000553" calcext:value-type="float">
            <text:p>0,000553</text:p>
          </table:table-cell>
          <table:table-cell office:value-type="float" office:value="0.000539" calcext:value-type="float">
            <text:p>0,000539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557" calcext:value-type="float">
            <text:p>0,000557</text:p>
          </table:table-cell>
          <table:table-cell office:value-type="float" office:value="0.000575" calcext:value-type="float">
            <text:p>0,00057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056" calcext:value-type="float">
            <text:p>1056</text:p>
          </table:table-cell>
          <table:table-cell office:value-type="float" office:value="1078" calcext:value-type="float">
            <text:p>1078</text:p>
          </table:table-cell>
          <table:table-cell office:value-type="float" office:value="1121" calcext:value-type="float">
            <text:p>1121</text:p>
          </table:table-cell>
          <table:table-cell office:value-type="float" office:value="1087" calcext:value-type="float">
            <text:p>1087</text:p>
          </table:table-cell>
          <table:table-cell office:value-type="float" office:value="1120" calcext:value-type="float">
            <text:p>1120</text:p>
          </table:table-cell>
          <table:table-cell office:value-type="float" office:value="1048" calcext:value-type="float">
            <text:p>1048</text:p>
          </table:table-cell>
          <table:table-cell office:value-type="float" office:value="1059" calcext:value-type="float">
            <text:p>1059</text:p>
          </table:table-cell>
          <table:table-cell office:value-type="float" office:value="1094" calcext:value-type="float">
            <text:p>1094</text:p>
          </table:table-cell>
          <table:table-cell office:value-type="float" office:value="1089" calcext:value-type="float">
            <text:p>1089</text:p>
          </table:table-cell>
          <table:table-cell office:value-type="float" office:value="1087" calcext:value-type="float">
            <text:p>1087</text:p>
          </table:table-cell>
          <table:table-cell office:value-type="float" office:value="1076" calcext:value-type="float">
            <text:p>1076</text:p>
          </table:table-cell>
          <table:table-cell office:value-type="float" office:value="1086" calcext:value-type="float">
            <text:p>1086</text:p>
          </table:table-cell>
          <table:table-cell office:value-type="float" office:value="1048" calcext:value-type="float">
            <text:p>1048</text:p>
          </table:table-cell>
          <table:table-cell office:value-type="float" office:value="1089" calcext:value-type="float">
            <text:p>1089</text:p>
          </table:table-cell>
          <table:table-cell office:value-type="float" office:value="1056" calcext:value-type="float">
            <text:p>1056</text:p>
          </table:table-cell>
          <table:table-cell office:value-type="float" office:value="1130" calcext:value-type="float">
            <text:p>1130</text:p>
          </table:table-cell>
          <table:table-cell office:value-type="float" office:value="1082" calcext:value-type="float">
            <text:p>108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1060" calcext:value-type="float">
            <text:p>1060</text:p>
          </table:table-cell>
          <table:table-cell office:value-type="float" office:value="1056" calcext:value-type="float">
            <text:p>1056</text:p>
          </table:table-cell>
          <table:table-cell office:value-type="float" office:value="1024" calcext:value-type="float">
            <text:p>1024</text:p>
          </table:table-cell>
          <table:table-cell table:number-columns-repeated="7" office:value-type="float" office:value="109" calcext:value-type="float">
            <text:p>109</text:p>
          </table:table-cell>
          <table:table-cell office:value-type="float" office:value="112.5" calcext:value-type="float">
            <text:p>112,5</text:p>
          </table:table-cell>
          <table:table-cell office:value-type="float" office:value="108" calcext:value-type="float">
            <text:p>108</text:p>
          </table:table-cell>
          <table:table-cell office:value-type="float" office:value="110.5" calcext:value-type="float">
            <text:p>110,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7.5" calcext:value-type="float">
            <text:p>107,5</text:p>
          </table:table-cell>
          <table:table-cell office:value-type="float" office:value="106" calcext:value-type="float">
            <text:p>106</text:p>
          </table:table-cell>
          <table:table-cell office:value-type="float" office:value="107.5" calcext:value-type="float">
            <text:p>107,5</text:p>
          </table:table-cell>
          <table:table-cell office:value-type="float" office:value="105.5" calcext:value-type="float">
            <text:p>105,5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394" calcext:value-type="float">
            <text:p>0,000394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2755055" calcext:value-type="float">
            <text:p>0,2755055</text:p>
          </table:table-cell>
          <table:table-cell office:value-type="float" office:value="0.2994695" calcext:value-type="float">
            <text:p>0,2994695</text:p>
          </table:table-cell>
          <table:table-cell office:value-type="float" office:value="0.3011405" calcext:value-type="float">
            <text:p>0,3011405</text:p>
          </table:table-cell>
          <table:table-cell office:value-type="float" office:value="0.000492" calcext:value-type="float">
            <text:p>0,000492</text:p>
          </table:table-cell>
          <table:table-cell office:value-type="float" office:value="3.307513" calcext:value-type="float">
            <text:p>3,307513</text:p>
          </table:table-cell>
          <table:table-cell office:value-type="float" office:value="0.3036" calcext:value-type="float">
            <text:p>0,3036</text:p>
          </table:table-cell>
          <table:table-cell office:value-type="float" office:value="0.288837" calcext:value-type="float">
            <text:p>0,288837</text:p>
          </table:table-cell>
          <table:table-cell office:value-type="float" office:value="0.2803845" calcext:value-type="float">
            <text:p>0,2803845</text:p>
          </table:table-cell>
          <table:table-cell office:value-type="float" office:value="0.260571" calcext:value-type="float">
            <text:p>0,260571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3.202311" calcext:value-type="float">
            <text:p>3,202311</text:p>
          </table:table-cell>
          <table:table-cell office:value-type="float" office:value="0.329387" calcext:value-type="float">
            <text:p>0,329387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0.000426" calcext:value-type="float">
            <text:p>0,000426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397" calcext:value-type="float">
            <text:p>0,000397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0.000348" calcext:value-type="float">
            <text:p>0,000348</text:p>
          </table:table-cell>
          <table:table-cell office:value-type="float" office:value="0.000457" calcext:value-type="float">
            <text:p>0,00045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167" calcext:value-type="float">
            <text:p>1167</text:p>
          </table:table-cell>
          <table:table-cell office:value-type="float" office:value="1212" calcext:value-type="float">
            <text:p>1212</text:p>
          </table:table-cell>
          <table:table-cell table:number-columns-repeated="2" office:value-type="float" office:value="1167" calcext:value-type="float">
            <text:p>1167</text:p>
          </table:table-cell>
          <table:table-cell office:value-type="float" office:value="1212" calcext:value-type="float">
            <text:p>1212</text:p>
          </table:table-cell>
          <table:table-cell office:value-type="float" office:value="1167" calcext:value-type="float">
            <text:p>1167</text:p>
          </table:table-cell>
          <table:table-cell office:value-type="float" office:value="1228" calcext:value-type="float">
            <text:p>1228</text:p>
          </table:table-cell>
          <table:table-cell office:value-type="float" office:value="1186" calcext:value-type="float">
            <text:p>1186</text:p>
          </table:table-cell>
          <table:table-cell office:value-type="float" office:value="1206.5" calcext:value-type="float">
            <text:p>1206,5</text:p>
          </table:table-cell>
          <table:table-cell office:value-type="float" office:value="1203" calcext:value-type="float">
            <text:p>1203</text:p>
          </table:table-cell>
          <table:table-cell office:value-type="float" office:value="1133" calcext:value-type="float">
            <text:p>1133</text:p>
          </table:table-cell>
          <table:table-cell office:value-type="float" office:value="1146" calcext:value-type="float">
            <text:p>1146</text:p>
          </table:table-cell>
          <table:table-cell office:value-type="float" office:value="1195" calcext:value-type="float">
            <text:p>1195</text:p>
          </table:table-cell>
          <table:table-cell office:value-type="float" office:value="1206.5" calcext:value-type="float">
            <text:p>1206,5</text:p>
          </table:table-cell>
          <table:table-cell office:value-type="float" office:value="1180" calcext:value-type="float">
            <text:p>1180</text:p>
          </table:table-cell>
          <table:table-cell office:value-type="float" office:value="1165.5" calcext:value-type="float">
            <text:p>1165,5</text:p>
          </table:table-cell>
          <table:table-cell office:value-type="float" office:value="1255" calcext:value-type="float">
            <text:p>1255</text:p>
          </table:table-cell>
          <table:table-cell office:value-type="float" office:value="1135" calcext:value-type="float">
            <text:p>1135</text:p>
          </table:table-cell>
          <table:table-cell office:value-type="float" office:value="1165.5" calcext:value-type="float">
            <text:p>1165,5</text:p>
          </table:table-cell>
          <table:table-cell office:value-type="float" office:value="1167" calcext:value-type="float">
            <text:p>1167</text:p>
          </table:table-cell>
          <table:table-cell office:value-type="float" office:value="1136" calcext:value-type="float">
            <text:p>1136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136" calcext:value-type="float">
            <text:p>1136</text:p>
          </table:table-cell>
          <table:table-cell office:value-type="float" office:value="1177" calcext:value-type="float">
            <text:p>1177</text:p>
          </table:table-cell>
          <table:table-cell office:value-type="float" office:value="1167" calcext:value-type="float">
            <text:p>1167</text:p>
          </table:table-cell>
          <table:table-cell office:value-type="float" office:value="1157" calcext:value-type="float">
            <text:p>115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83.5" calcext:value-type="float">
            <text:p>83,5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80.5" calcext:value-type="float">
            <text:p>80,5</text:p>
          </table:table-cell>
          <table:table-cell office:value-type="float" office:value="84" calcext:value-type="float">
            <text:p>84</text:p>
          </table:table-cell>
          <table:table-cell office:value-type="float" office:value="86.5" calcext:value-type="float">
            <text:p>86,5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,5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429" calcext:value-type="float">
            <text:p>0,000429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473" calcext:value-type="float">
            <text:p>0,000473</text:p>
          </table:table-cell>
          <table:table-cell office:value-type="float" office:value="0.343061" calcext:value-type="float">
            <text:p>0,343061</text:p>
          </table:table-cell>
          <table:table-cell office:value-type="float" office:value="0.3584435" calcext:value-type="float">
            <text:p>0,3584435</text:p>
          </table:table-cell>
          <table:table-cell office:value-type="float" office:value="0.3510555" calcext:value-type="float">
            <text:p>0,3510555</text:p>
          </table:table-cell>
          <table:table-cell office:value-type="float" office:value="0.000549" calcext:value-type="float">
            <text:p>0,000549</text:p>
          </table:table-cell>
          <table:table-cell office:value-type="float" office:value="3.2478485" calcext:value-type="float">
            <text:p>3,2478485</text:p>
          </table:table-cell>
          <table:table-cell office:value-type="float" office:value="0.3561955" calcext:value-type="float">
            <text:p>0,3561955</text:p>
          </table:table-cell>
          <table:table-cell office:value-type="float" office:value="0.3172315" calcext:value-type="float">
            <text:p>0,3172315</text:p>
          </table:table-cell>
          <table:table-cell office:value-type="float" office:value="0.325706" calcext:value-type="float">
            <text:p>0,325706</text:p>
          </table:table-cell>
          <table:table-cell office:value-type="float" office:value="0.2836365" calcext:value-type="float">
            <text:p>0,2836365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3.025212" calcext:value-type="float">
            <text:p>3,025212</text:p>
          </table:table-cell>
          <table:table-cell office:value-type="float" office:value="0.357382" calcext:value-type="float">
            <text:p>0,357382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0553" calcext:value-type="float">
            <text:p>0,000553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656" calcext:value-type="float">
            <text:p>0,00065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242" calcext:value-type="float">
            <text:p>1242</text:p>
          </table:table-cell>
          <table:table-cell office:value-type="float" office:value="1258" calcext:value-type="float">
            <text:p>1258</text:p>
          </table:table-cell>
          <table:table-cell table:number-columns-repeated="2" office:value-type="float" office:value="1242" calcext:value-type="float">
            <text:p>1242</text:p>
          </table:table-cell>
          <table:table-cell office:value-type="float" office:value="1258" calcext:value-type="float">
            <text:p>1258</text:p>
          </table:table-cell>
          <table:table-cell office:value-type="float" office:value="1242" calcext:value-type="float">
            <text:p>1242</text:p>
          </table:table-cell>
          <table:table-cell office:value-type="float" office:value="1258" calcext:value-type="float">
            <text:p>1258</text:p>
          </table:table-cell>
          <table:table-cell office:value-type="float" office:value="1238" calcext:value-type="float">
            <text:p>1238</text:p>
          </table:table-cell>
          <table:table-cell office:value-type="float" office:value="1249" calcext:value-type="float">
            <text:p>1249</text:p>
          </table:table-cell>
          <table:table-cell office:value-type="float" office:value="1261" calcext:value-type="float">
            <text:p>1261</text:p>
          </table:table-cell>
          <table:table-cell office:value-type="float" office:value="1244" calcext:value-type="float">
            <text:p>1244</text:p>
          </table:table-cell>
          <table:table-cell office:value-type="float" office:value="1226" calcext:value-type="float">
            <text:p>1226</text:p>
          </table:table-cell>
          <table:table-cell office:value-type="float" office:value="1251" calcext:value-type="float">
            <text:p>1251</text:p>
          </table:table-cell>
          <table:table-cell office:value-type="float" office:value="1237" calcext:value-type="float">
            <text:p>1237</text:p>
          </table:table-cell>
          <table:table-cell office:value-type="float" office:value="1199" calcext:value-type="float">
            <text:p>1199</text:p>
          </table:table-cell>
          <table:table-cell office:value-type="float" office:value="1240" calcext:value-type="float">
            <text:p>1240</text:p>
          </table:table-cell>
          <table:table-cell office:value-type="float" office:value="1168" calcext:value-type="float">
            <text:p>1168</text:p>
          </table:table-cell>
          <table:table-cell office:value-type="float" office:value="1178" calcext:value-type="float">
            <text:p>1178</text:p>
          </table:table-cell>
          <table:table-cell office:value-type="float" office:value="1245" calcext:value-type="float">
            <text:p>1245</text:p>
          </table:table-cell>
          <table:table-cell office:value-type="float" office:value="1242" calcext:value-type="float">
            <text:p>1242</text:p>
          </table:table-cell>
          <table:table-cell table:number-columns-repeated="5" office:value-type="float" office:value="1278" calcext:value-type="float">
            <text:p>1278</text:p>
          </table:table-cell>
          <table:table-cell office:value-type="float" office:value="1242" calcext:value-type="float">
            <text:p>1242</text:p>
          </table:table-cell>
          <table:table-cell office:value-type="float" office:value="1278" calcext:value-type="float">
            <text:p>1278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9.5" calcext:value-type="float">
            <text:p>69,5</text:p>
          </table:table-cell>
          <table:table-cell office:value-type="float" office:value="73" calcext:value-type="float">
            <text:p>73</text:p>
          </table:table-cell>
          <table:table-cell office:value-type="float" office:value="74.5" calcext:value-type="float">
            <text:p>74,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51" calcext:value-type="float">
            <text:p>0,000451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319643" calcext:value-type="float">
            <text:p>0,319643</text:p>
          </table:table-cell>
          <table:table-cell office:value-type="float" office:value="0.329799" calcext:value-type="float">
            <text:p>0,329799</text:p>
          </table:table-cell>
          <table:table-cell office:value-type="float" office:value="0.2955535" calcext:value-type="float">
            <text:p>0,2955535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2.9809405" calcext:value-type="float">
            <text:p>2,9809405</text:p>
          </table:table-cell>
          <table:table-cell office:value-type="float" office:value="0.338489" calcext:value-type="float">
            <text:p>0,338489</text:p>
          </table:table-cell>
          <table:table-cell office:value-type="float" office:value="0.279167" calcext:value-type="float">
            <text:p>0,279167</text:p>
          </table:table-cell>
          <table:table-cell office:value-type="float" office:value="0.2726345" calcext:value-type="float">
            <text:p>0,2726345</text:p>
          </table:table-cell>
          <table:table-cell office:value-type="float" office:value="0.277213" calcext:value-type="float">
            <text:p>0,277213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2.5864825" calcext:value-type="float">
            <text:p>2,5864825</text:p>
          </table:table-cell>
          <table:table-cell office:value-type="float" office:value="0.3251275" calcext:value-type="float">
            <text:p>0,3251275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000407" calcext:value-type="float">
            <text:p>0,000407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402" calcext:value-type="float">
            <text:p>0,000402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0.000396" calcext:value-type="float">
            <text:p>0,000396</text:p>
          </table:table-cell>
          <table:table-cell office:value-type="float" office:value="0.000454" calcext:value-type="float">
            <text:p>0,0004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366" calcext:value-type="float">
            <text:p>1366</text:p>
          </table:table-cell>
          <table:table-cell office:value-type="float" office:value="1386" calcext:value-type="float">
            <text:p>1386</text:p>
          </table:table-cell>
          <table:table-cell table:number-columns-repeated="2" office:value-type="float" office:value="1366" calcext:value-type="float">
            <text:p>1366</text:p>
          </table:table-cell>
          <table:table-cell office:value-type="float" office:value="1386" calcext:value-type="float">
            <text:p>1386</text:p>
          </table:table-cell>
          <table:table-cell office:value-type="float" office:value="1348" calcext:value-type="float">
            <text:p>1348</text:p>
          </table:table-cell>
          <table:table-cell office:value-type="float" office:value="1386" calcext:value-type="float">
            <text:p>1386</text:p>
          </table:table-cell>
          <table:table-cell office:value-type="float" office:value="1279" calcext:value-type="float">
            <text:p>1279</text:p>
          </table:table-cell>
          <table:table-cell office:value-type="float" office:value="1321.5" calcext:value-type="float">
            <text:p>1321,5</text:p>
          </table:table-cell>
          <table:table-cell office:value-type="float" office:value="1314" calcext:value-type="float">
            <text:p>1314</text:p>
          </table:table-cell>
          <table:table-cell office:value-type="float" office:value="1327" calcext:value-type="float">
            <text:p>1327</text:p>
          </table:table-cell>
          <table:table-cell office:value-type="float" office:value="1280" calcext:value-type="float">
            <text:p>1280</text:p>
          </table:table-cell>
          <table:table-cell office:value-type="float" office:value="1317.5" calcext:value-type="float">
            <text:p>1317,5</text:p>
          </table:table-cell>
          <table:table-cell office:value-type="float" office:value="1276.5" calcext:value-type="float">
            <text:p>1276,5</text:p>
          </table:table-cell>
          <table:table-cell office:value-type="float" office:value="1288" calcext:value-type="float">
            <text:p>1288</text:p>
          </table:table-cell>
          <table:table-cell office:value-type="float" office:value="1295.5" calcext:value-type="float">
            <text:p>1295,5</text:p>
          </table:table-cell>
          <table:table-cell office:value-type="float" office:value="1408" calcext:value-type="float">
            <text:p>1408</text:p>
          </table:table-cell>
          <table:table-cell office:value-type="float" office:value="1235" calcext:value-type="float">
            <text:p>1235</text:p>
          </table:table-cell>
          <table:table-cell office:value-type="float" office:value="1274.5" calcext:value-type="float">
            <text:p>1274,5</text:p>
          </table:table-cell>
          <table:table-cell office:value-type="float" office:value="1348" calcext:value-type="float">
            <text:p>1348</text:p>
          </table:table-cell>
          <table:table-cell table:number-columns-repeated="5" office:value-type="float" office:value="1366" calcext:value-type="float">
            <text:p>1366</text:p>
          </table:table-cell>
          <table:table-cell office:value-type="float" office:value="1348" calcext:value-type="float">
            <text:p>1348</text:p>
          </table:table-cell>
          <table:table-cell office:value-type="float" office:value="1366" calcext:value-type="float">
            <text:p>1366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0.000514" calcext:value-type="float">
            <text:p>0,000514</text:p>
          </table:table-cell>
          <table:table-cell office:value-type="float" office:value="0.000583" calcext:value-type="float">
            <text:p>0,000583</text:p>
          </table:table-cell>
          <table:table-cell office:value-type="float" office:value="0.000477" calcext:value-type="float">
            <text:p>0,000477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307415" calcext:value-type="float">
            <text:p>0,307415</text:p>
          </table:table-cell>
          <table:table-cell office:value-type="float" office:value="0.358402" calcext:value-type="float">
            <text:p>0,358402</text:p>
          </table:table-cell>
          <table:table-cell office:value-type="float" office:value="0.307045" calcext:value-type="float">
            <text:p>0,307045</text:p>
          </table:table-cell>
          <table:table-cell office:value-type="float" office:value="0.0008255" calcext:value-type="float">
            <text:p>0,0008255</text:p>
          </table:table-cell>
          <table:table-cell office:value-type="float" office:value="5.5966955" calcext:value-type="float">
            <text:p>5,5966955</text:p>
          </table:table-cell>
          <table:table-cell office:value-type="float" office:value="0.3602645" calcext:value-type="float">
            <text:p>0,3602645</text:p>
          </table:table-cell>
          <table:table-cell office:value-type="float" office:value="0.257311" calcext:value-type="float">
            <text:p>0,257311</text:p>
          </table:table-cell>
          <table:table-cell office:value-type="float" office:value="0.282446" calcext:value-type="float">
            <text:p>0,282446</text:p>
          </table:table-cell>
          <table:table-cell office:value-type="float" office:value="0.2810055" calcext:value-type="float">
            <text:p>0,2810055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2.594811" calcext:value-type="float">
            <text:p>2,594811</text:p>
          </table:table-cell>
          <table:table-cell office:value-type="float" office:value="0.2990955" calcext:value-type="float">
            <text:p>0,2990955</text:p>
          </table:table-cell>
          <table:table-cell office:value-type="float" office:value="0.000429" calcext:value-type="float">
            <text:p>0,00042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78" calcext:value-type="float">
            <text:p>0,000478</text:p>
          </table:table-cell>
          <table:table-cell office:value-type="float" office:value="0.000529" calcext:value-type="float">
            <text:p>0,000529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0531" calcext:value-type="float">
            <text:p>0,000531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528" calcext:value-type="float">
            <text:p>0,000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0" calcext:value-type="float">
            <text:p>104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1040" calcext:value-type="float">
            <text:p>1040</text:p>
          </table:table-cell>
          <table:table-cell office:value-type="float" office:value="994" calcext:value-type="float">
            <text:p>994</text:p>
          </table:table-cell>
          <table:table-cell office:value-type="float" office:value="1040" calcext:value-type="float">
            <text:p>1040</text:p>
          </table:table-cell>
          <table:table-cell office:value-type="float" office:value="1044" calcext:value-type="float">
            <text:p>1044</text:p>
          </table:table-cell>
          <table:table-cell office:value-type="float" office:value="1091" calcext:value-type="float">
            <text:p>1091</text:p>
          </table:table-cell>
          <table:table-cell office:value-type="float" office:value="1082" calcext:value-type="float">
            <text:p>1082</text:p>
          </table:table-cell>
          <table:table-cell office:value-type="float" office:value="1073" calcext:value-type="float">
            <text:p>1073</text:p>
          </table:table-cell>
          <table:table-cell office:value-type="float" office:value="1042" calcext:value-type="float">
            <text:p>1042</text:p>
          </table:table-cell>
          <table:table-cell office:value-type="float" office:value="1055" calcext:value-type="float">
            <text:p>1055</text:p>
          </table:table-cell>
          <table:table-cell office:value-type="float" office:value="1085" calcext:value-type="float">
            <text:p>1085</text:p>
          </table:table-cell>
          <table:table-cell office:value-type="float" office:value="1054" calcext:value-type="float">
            <text:p>1054</text:p>
          </table:table-cell>
          <table:table-cell office:value-type="float" office:value="1074" calcext:value-type="float">
            <text:p>1074</text:p>
          </table:table-cell>
          <table:table-cell office:value-type="float" office:value="1061" calcext:value-type="float">
            <text:p>1061</text:p>
          </table:table-cell>
          <table:table-cell office:value-type="float" office:value="1086" calcext:value-type="float">
            <text:p>1086</text:p>
          </table:table-cell>
          <table:table-cell office:value-type="float" office:value="1048" calcext:value-type="float">
            <text:p>1048</text:p>
          </table:table-cell>
          <table:table-cell office:value-type="float" office:value="1055" calcext:value-type="float">
            <text:p>1055</text:p>
          </table:table-cell>
          <table:table-cell office:value-type="float" office:value="1040" calcext:value-type="float">
            <text:p>1040</text:p>
          </table:table-cell>
          <table:table-cell table:number-columns-repeated="5" office:value-type="float" office:value="1016" calcext:value-type="float">
            <text:p>1016</text:p>
          </table:table-cell>
          <table:table-cell office:value-type="float" office:value="1040" calcext:value-type="float">
            <text:p>1040</text:p>
          </table:table-cell>
          <table:table-cell office:value-type="float" office:value="1016" calcext:value-type="float">
            <text:p>1016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6.5" calcext:value-type="float">
            <text:p>106,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2.5" calcext:value-type="float">
            <text:p>102,5</text:p>
          </table:table-cell>
          <table:table-cell office:value-type="float" office:value="105" calcext:value-type="float">
            <text:p>105</text:p>
          </table:table-cell>
          <table:table-cell office:value-type="float" office:value="102.5" calcext:value-type="float">
            <text:p>102,5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102.5" calcext:value-type="float">
            <text:p>102,5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355" calcext:value-type="float">
            <text:p>0,000355</text:p>
          </table:table-cell>
          <table:table-cell office:value-type="float" office:value="0.000348" calcext:value-type="float">
            <text:p>0,000348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312351" calcext:value-type="float">
            <text:p>0,312351</text:p>
          </table:table-cell>
          <table:table-cell office:value-type="float" office:value="0.330934" calcext:value-type="float">
            <text:p>0,330934</text:p>
          </table:table-cell>
          <table:table-cell office:value-type="float" office:value="0.3249465" calcext:value-type="float">
            <text:p>0,3249465</text:p>
          </table:table-cell>
          <table:table-cell office:value-type="float" office:value="0.0007795" calcext:value-type="float">
            <text:p>0,0007795</text:p>
          </table:table-cell>
          <table:table-cell office:value-type="float" office:value="4.058703" calcext:value-type="float">
            <text:p>4,058703</text:p>
          </table:table-cell>
          <table:table-cell office:value-type="float" office:value="0.330604" calcext:value-type="float">
            <text:p>0,330604</text:p>
          </table:table-cell>
          <table:table-cell office:value-type="float" office:value="0.280599" calcext:value-type="float">
            <text:p>0,280599</text:p>
          </table:table-cell>
          <table:table-cell office:value-type="float" office:value="0.3222255" calcext:value-type="float">
            <text:p>0,3222255</text:p>
          </table:table-cell>
          <table:table-cell office:value-type="float" office:value="0.2844765" calcext:value-type="float">
            <text:p>0,2844765</text:p>
          </table:table-cell>
          <table:table-cell office:value-type="float" office:value="0.000471" calcext:value-type="float">
            <text:p>0,000471</text:p>
          </table:table-cell>
          <table:table-cell office:value-type="float" office:value="3.8608455" calcext:value-type="float">
            <text:p>3,8608455</text:p>
          </table:table-cell>
          <table:table-cell office:value-type="float" office:value="0.3221605" calcext:value-type="float">
            <text:p>0,3221605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37" calcext:value-type="float">
            <text:p>0,00037</text:p>
          </table:table-cell>
          <table:table-cell table:number-columns-repeated="2" office:value-type="float" office:value="0.000343" calcext:value-type="float">
            <text:p>0,000343</text:p>
          </table:table-cell>
          <table:table-cell office:value-type="float" office:value="0.000346" calcext:value-type="float">
            <text:p>0,000346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0353" calcext:value-type="float">
            <text:p>0,000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30" calcext:value-type="float">
            <text:p>1130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1130" calcext:value-type="float">
            <text:p>1130</text:p>
          </table:table-cell>
          <table:table-cell office:value-type="float" office:value="1074" calcext:value-type="float">
            <text:p>1074</text:p>
          </table:table-cell>
          <table:table-cell office:value-type="float" office:value="1102" calcext:value-type="float">
            <text:p>1102</text:p>
          </table:table-cell>
          <table:table-cell office:value-type="float" office:value="1074" calcext:value-type="float">
            <text:p>1074</text:p>
          </table:table-cell>
          <table:table-cell office:value-type="float" office:value="1181" calcext:value-type="float">
            <text:p>1181</text:p>
          </table:table-cell>
          <table:table-cell office:value-type="float" office:value="1170.5" calcext:value-type="float">
            <text:p>1170,5</text:p>
          </table:table-cell>
          <table:table-cell office:value-type="float" office:value="1148.5" calcext:value-type="float">
            <text:p>1148,5</text:p>
          </table:table-cell>
          <table:table-cell office:value-type="float" office:value="1175" calcext:value-type="float">
            <text:p>1175</text:p>
          </table:table-cell>
          <table:table-cell office:value-type="float" office:value="1136.5" calcext:value-type="float">
            <text:p>1136,5</text:p>
          </table:table-cell>
          <table:table-cell office:value-type="float" office:value="1169.5" calcext:value-type="float">
            <text:p>1169,5</text:p>
          </table:table-cell>
          <table:table-cell office:value-type="float" office:value="1146.5" calcext:value-type="float">
            <text:p>1146,5</text:p>
          </table:table-cell>
          <table:table-cell office:value-type="float" office:value="1119" calcext:value-type="float">
            <text:p>1119</text:p>
          </table:table-cell>
          <table:table-cell office:value-type="float" office:value="1142.5" calcext:value-type="float">
            <text:p>1142,5</text:p>
          </table:table-cell>
          <table:table-cell office:value-type="float" office:value="1118" calcext:value-type="float">
            <text:p>1118</text:p>
          </table:table-cell>
          <table:table-cell office:value-type="float" office:value="1084" calcext:value-type="float">
            <text:p>1084</text:p>
          </table:table-cell>
          <table:table-cell office:value-type="float" office:value="1151" calcext:value-type="float">
            <text:p>1151</text:p>
          </table:table-cell>
          <table:table-cell office:value-type="float" office:value="1102" calcext:value-type="float">
            <text:p>1102</text:p>
          </table:table-cell>
          <table:table-cell office:value-type="float" office:value="1118" calcext:value-type="float">
            <text:p>1118</text:p>
          </table:table-cell>
          <table:table-cell office:value-type="float" office:value="1113" calcext:value-type="float">
            <text:p>1113</text:p>
          </table:table-cell>
          <table:table-cell table:number-columns-repeated="2" office:value-type="float" office:value="1118" calcext:value-type="float">
            <text:p>1118</text:p>
          </table:table-cell>
          <table:table-cell office:value-type="float" office:value="1112" calcext:value-type="float">
            <text:p>1112</text:p>
          </table:table-cell>
          <table:table-cell office:value-type="float" office:value="1102" calcext:value-type="float">
            <text:p>1102</text:p>
          </table:table-cell>
          <table:table-cell office:value-type="float" office:value="1130" calcext:value-type="float">
            <text:p>113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7.5" calcext:value-type="float">
            <text:p>77,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0.000522" calcext:value-type="float">
            <text:p>0,000522</text:p>
          </table:table-cell>
          <table:table-cell office:value-type="float" office:value="0.000396" calcext:value-type="float">
            <text:p>0,000396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0.000524" calcext:value-type="float">
            <text:p>0,000524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3949935" calcext:value-type="float">
            <text:p>0,3949935</text:p>
          </table:table-cell>
          <table:table-cell office:value-type="float" office:value="0.4119675" calcext:value-type="float">
            <text:p>0,4119675</text:p>
          </table:table-cell>
          <table:table-cell office:value-type="float" office:value="0.381722" calcext:value-type="float">
            <text:p>0,381722</text:p>
          </table:table-cell>
          <table:table-cell office:value-type="float" office:value="0.0008745" calcext:value-type="float">
            <text:p>0,0008745</text:p>
          </table:table-cell>
          <table:table-cell office:value-type="float" office:value="4.6719505" calcext:value-type="float">
            <text:p>4,6719505</text:p>
          </table:table-cell>
          <table:table-cell office:value-type="float" office:value="0.4126045" calcext:value-type="float">
            <text:p>0,4126045</text:p>
          </table:table-cell>
          <table:table-cell office:value-type="float" office:value="0.3277945" calcext:value-type="float">
            <text:p>0,3277945</text:p>
          </table:table-cell>
          <table:table-cell office:value-type="float" office:value="0.3614625" calcext:value-type="float">
            <text:p>0,3614625</text:p>
          </table:table-cell>
          <table:table-cell office:value-type="float" office:value="0.3501645" calcext:value-type="float">
            <text:p>0,3501645</text:p>
          </table:table-cell>
          <table:table-cell office:value-type="float" office:value="0.000446" calcext:value-type="float">
            <text:p>0,000446</text:p>
          </table:table-cell>
          <table:table-cell office:value-type="float" office:value="4.045414" calcext:value-type="float">
            <text:p>4,045414</text:p>
          </table:table-cell>
          <table:table-cell office:value-type="float" office:value="0.373428" calcext:value-type="float">
            <text:p>0,373428</text:p>
          </table:table-cell>
          <table:table-cell office:value-type="float" office:value="0.000364" calcext:value-type="float">
            <text:p>0,000364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402" calcext:value-type="float">
            <text:p>0,000402</text:p>
          </table:table-cell>
          <table:table-cell office:value-type="float" office:value="0.000525" calcext:value-type="float">
            <text:p>0,000525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644" calcext:value-type="float">
            <text:p>0,000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64" calcext:value-type="float">
            <text:p>1164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float" office:value="1164" calcext:value-type="float">
            <text:p>1164</text:p>
          </table:table-cell>
          <table:table-cell office:value-type="float" office:value="1144" calcext:value-type="float">
            <text:p>1144</text:p>
          </table:table-cell>
          <table:table-cell office:value-type="float" office:value="1164" calcext:value-type="float">
            <text:p>1164</text:p>
          </table:table-cell>
          <table:table-cell office:value-type="float" office:value="1110" calcext:value-type="float">
            <text:p>1110</text:p>
          </table:table-cell>
          <table:table-cell office:value-type="float" office:value="1216" calcext:value-type="float">
            <text:p>1216</text:p>
          </table:table-cell>
          <table:table-cell office:value-type="float" office:value="1210" calcext:value-type="float">
            <text:p>1210</text:p>
          </table:table-cell>
          <table:table-cell office:value-type="float" office:value="1237" calcext:value-type="float">
            <text:p>1237</text:p>
          </table:table-cell>
          <table:table-cell office:value-type="float" office:value="1230" calcext:value-type="float">
            <text:p>1230</text:p>
          </table:table-cell>
          <table:table-cell office:value-type="float" office:value="1195" calcext:value-type="float">
            <text:p>1195</text:p>
          </table:table-cell>
          <table:table-cell office:value-type="float" office:value="1237" calcext:value-type="float">
            <text:p>1237</text:p>
          </table:table-cell>
          <table:table-cell office:value-type="float" office:value="1203" calcext:value-type="float">
            <text:p>1203</text:p>
          </table:table-cell>
          <table:table-cell office:value-type="float" office:value="1235" calcext:value-type="float">
            <text:p>1235</text:p>
          </table:table-cell>
          <table:table-cell office:value-type="float" office:value="1221" calcext:value-type="float">
            <text:p>1221</text:p>
          </table:table-cell>
          <table:table-cell office:value-type="float" office:value="1258" calcext:value-type="float">
            <text:p>1258</text:p>
          </table:table-cell>
          <table:table-cell office:value-type="float" office:value="1169" calcext:value-type="float">
            <text:p>1169</text:p>
          </table:table-cell>
          <table:table-cell office:value-type="float" office:value="1204" calcext:value-type="float">
            <text:p>1204</text:p>
          </table:table-cell>
          <table:table-cell office:value-type="float" office:value="1164" calcext:value-type="float">
            <text:p>1164</text:p>
          </table:table-cell>
          <table:table-cell office:value-type="float" office:value="1156" calcext:value-type="float">
            <text:p>1156</text:p>
          </table:table-cell>
          <table:table-cell office:value-type="float" office:value="1174" calcext:value-type="float">
            <text:p>1174</text:p>
          </table:table-cell>
          <table:table-cell office:value-type="float" office:value="1156" calcext:value-type="float">
            <text:p>1156</text:p>
          </table:table-cell>
          <table:table-cell office:value-type="float" office:value="1150" calcext:value-type="float">
            <text:p>1150</text:p>
          </table:table-cell>
          <table:table-cell office:value-type="float" office:value="1170" calcext:value-type="float">
            <text:p>1170</text:p>
          </table:table-cell>
          <table:table-cell office:value-type="float" office:value="1164" calcext:value-type="float">
            <text:p>1164</text:p>
          </table:table-cell>
          <table:table-cell office:value-type="float" office:value="1170" calcext:value-type="float">
            <text:p>11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7.5" calcext:value-type="float">
            <text:p>67,5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7.5" calcext:value-type="float">
            <text:p>67,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2.5" calcext:value-type="float">
            <text:p>62,5</text:p>
          </table:table-cell>
          <table:table-cell office:value-type="float" office:value="68.5" calcext:value-type="float">
            <text:p>68,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374" calcext:value-type="float">
            <text:p>0,000374</text:p>
          </table:table-cell>
          <table:table-cell office:value-type="float" office:value="0.000427" calcext:value-type="float">
            <text:p>0,000427</text:p>
          </table:table-cell>
          <table:table-cell office:value-type="float" office:value="0.000374" calcext:value-type="float">
            <text:p>0,000374</text:p>
          </table:table-cell>
          <table:table-cell office:value-type="float" office:value="0.000407" calcext:value-type="float">
            <text:p>0,000407</text:p>
          </table:table-cell>
          <table:table-cell office:value-type="float" office:value="0.4294435" calcext:value-type="float">
            <text:p>0,4294435</text:p>
          </table:table-cell>
          <table:table-cell office:value-type="float" office:value="0.445157" calcext:value-type="float">
            <text:p>0,445157</text:p>
          </table:table-cell>
          <table:table-cell office:value-type="float" office:value="0.4064115" calcext:value-type="float">
            <text:p>0,4064115</text:p>
          </table:table-cell>
          <table:table-cell office:value-type="float" office:value="0.000754" calcext:value-type="float">
            <text:p>0,000754</text:p>
          </table:table-cell>
          <table:table-cell office:value-type="float" office:value="4.798805" calcext:value-type="float">
            <text:p>4,798805</text:p>
          </table:table-cell>
          <table:table-cell office:value-type="float" office:value="0.4928065" calcext:value-type="float">
            <text:p>0,4928065</text:p>
          </table:table-cell>
          <table:table-cell office:value-type="float" office:value="0.358348" calcext:value-type="float">
            <text:p>0,358348</text:p>
          </table:table-cell>
          <table:table-cell office:value-type="float" office:value="0.4018355" calcext:value-type="float">
            <text:p>0,4018355</text:p>
          </table:table-cell>
          <table:table-cell office:value-type="float" office:value="0.369925" calcext:value-type="float">
            <text:p>0,369925</text:p>
          </table:table-cell>
          <table:table-cell office:value-type="float" office:value="0.000521" calcext:value-type="float">
            <text:p>0,000521</text:p>
          </table:table-cell>
          <table:table-cell office:value-type="float" office:value="4.303794" calcext:value-type="float">
            <text:p>4,303794</text:p>
          </table:table-cell>
          <table:table-cell office:value-type="float" office:value="0.418232" calcext:value-type="float">
            <text:p>0,418232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505" calcext:value-type="float">
            <text:p>0,000505</text:p>
          </table:table-cell>
          <table:table-cell office:value-type="float" office:value="0.000443" calcext:value-type="float">
            <text:p>0,000443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481" calcext:value-type="float">
            <text:p>0,000481</text:p>
          </table:table-cell>
          <table:table-cell office:value-type="float" office:value="0.000386" calcext:value-type="float">
            <text:p>0,000386</text:p>
          </table:table-cell>
          <table:table-cell office:value-type="float" office:value="0.000476" calcext:value-type="float">
            <text:p>0,000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44" calcext:value-type="float">
            <text:p>1344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1344" calcext:value-type="float">
            <text:p>1344</text:p>
          </table:table-cell>
          <table:table-cell office:value-type="float" office:value="1275" calcext:value-type="float">
            <text:p>1275</text:p>
          </table:table-cell>
          <table:table-cell office:value-type="float" office:value="1344" calcext:value-type="float">
            <text:p>1344</text:p>
          </table:table-cell>
          <table:table-cell office:value-type="float" office:value="1300" calcext:value-type="float">
            <text:p>1300</text:p>
          </table:table-cell>
          <table:table-cell office:value-type="float" office:value="1324" calcext:value-type="float">
            <text:p>1324</text:p>
          </table:table-cell>
          <table:table-cell office:value-type="float" office:value="1304" calcext:value-type="float">
            <text:p>1304</text:p>
          </table:table-cell>
          <table:table-cell office:value-type="float" office:value="1280.5" calcext:value-type="float">
            <text:p>1280,5</text:p>
          </table:table-cell>
          <table:table-cell office:value-type="float" office:value="1371" calcext:value-type="float">
            <text:p>1371</text:p>
          </table:table-cell>
          <table:table-cell office:value-type="float" office:value="1292" calcext:value-type="float">
            <text:p>1292</text:p>
          </table:table-cell>
          <table:table-cell office:value-type="float" office:value="1299" calcext:value-type="float">
            <text:p>1299</text:p>
          </table:table-cell>
          <table:table-cell office:value-type="float" office:value="1282" calcext:value-type="float">
            <text:p>1282</text:p>
          </table:table-cell>
          <table:table-cell office:value-type="float" office:value="1307" calcext:value-type="float">
            <text:p>1307</text:p>
          </table:table-cell>
          <table:table-cell office:value-type="float" office:value="1297.5" calcext:value-type="float">
            <text:p>1297,5</text:p>
          </table:table-cell>
          <table:table-cell office:value-type="float" office:value="1298" calcext:value-type="float">
            <text:p>1298</text:p>
          </table:table-cell>
          <table:table-cell office:value-type="float" office:value="1209.5" calcext:value-type="float">
            <text:p>1209,5</text:p>
          </table:table-cell>
          <table:table-cell office:value-type="float" office:value="1295.5" calcext:value-type="float">
            <text:p>1295,5</text:p>
          </table:table-cell>
          <table:table-cell office:value-type="float" office:value="1344" calcext:value-type="float">
            <text:p>1344</text:p>
          </table:table-cell>
          <table:table-cell office:value-type="float" office:value="1257" calcext:value-type="float">
            <text:p>1257</text:p>
          </table:table-cell>
          <table:table-cell office:value-type="float" office:value="1297" calcext:value-type="float">
            <text:p>1297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1323" calcext:value-type="float">
            <text:p>1323</text:p>
          </table:table-cell>
          <table:table-cell office:value-type="float" office:value="1344" calcext:value-type="float">
            <text:p>1344</text:p>
          </table:table-cell>
          <table:table-cell office:value-type="float" office:value="1276" calcext:value-type="float">
            <text:p>1276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,5</text:p>
          </table:table-cell>
          <table:table-cell office:value-type="float" office:value="59.5" calcext:value-type="float">
            <text:p>59,5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60.5" calcext:value-type="float">
            <text:p>60,5</text:p>
          </table:table-cell>
          <table:table-cell office:value-type="float" office:value="62.5" calcext:value-type="float">
            <text:p>62,5</text:p>
          </table:table-cell>
          <table:table-cell office:value-type="float" office:value="60.5" calcext:value-type="float">
            <text:p>60,5</text:p>
          </table:table-cell>
          <table:table-cell office:value-type="float" office:value="63.5" calcext:value-type="float">
            <text:p>63,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567" calcext:value-type="float">
            <text:p>0,000567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0516" calcext:value-type="float">
            <text:p>0,000516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0557" calcext:value-type="float">
            <text:p>0,000557</text:p>
          </table:table-cell>
          <table:table-cell office:value-type="float" office:value="0.461661" calcext:value-type="float">
            <text:p>0,461661</text:p>
          </table:table-cell>
          <table:table-cell office:value-type="float" office:value="0.543811" calcext:value-type="float">
            <text:p>0,543811</text:p>
          </table:table-cell>
          <table:table-cell office:value-type="float" office:value="0.430763" calcext:value-type="float">
            <text:p>0,430763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4.373643" calcext:value-type="float">
            <text:p>4,373643</text:p>
          </table:table-cell>
          <table:table-cell office:value-type="float" office:value="0.493963" calcext:value-type="float">
            <text:p>0,493963</text:p>
          </table:table-cell>
          <table:table-cell office:value-type="float" office:value="0.3806355" calcext:value-type="float">
            <text:p>0,3806355</text:p>
          </table:table-cell>
          <table:table-cell office:value-type="float" office:value="0.463163" calcext:value-type="float">
            <text:p>0,463163</text:p>
          </table:table-cell>
          <table:table-cell office:value-type="float" office:value="0.42266" calcext:value-type="float">
            <text:p>0,42266</text:p>
          </table:table-cell>
          <table:table-cell office:value-type="float" office:value="0.000541" calcext:value-type="float">
            <text:p>0,000541</text:p>
          </table:table-cell>
          <table:table-cell office:value-type="float" office:value="4.407049" calcext:value-type="float">
            <text:p>4,407049</text:p>
          </table:table-cell>
          <table:table-cell office:value-type="float" office:value="0.4624685" calcext:value-type="float">
            <text:p>0,4624685</text:p>
          </table:table-cell>
          <table:table-cell office:value-type="float" office:value="0.000457" calcext:value-type="float">
            <text:p>0,000457</text:p>
          </table:table-cell>
          <table:table-cell office:value-type="float" office:value="0.000486" calcext:value-type="float">
            <text:p>0,000486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548" calcext:value-type="float">
            <text:p>0,000548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000584" calcext:value-type="float">
            <text:p>0,00058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998" calcext:value-type="float">
            <text:p>998</text:p>
          </table:table-cell>
          <table:table-cell office:value-type="float" office:value="1055" calcext:value-type="float">
            <text:p>1055</text:p>
          </table:table-cell>
          <table:table-cell office:value-type="float" office:value="1038" calcext:value-type="float">
            <text:p>1038</text:p>
          </table:table-cell>
          <table:table-cell office:value-type="float" office:value="1037" calcext:value-type="float">
            <text:p>1037</text:p>
          </table:table-cell>
          <table:table-cell office:value-type="float" office:value="1032" calcext:value-type="float">
            <text:p>1032</text:p>
          </table:table-cell>
          <table:table-cell office:value-type="float" office:value="1053" calcext:value-type="float">
            <text:p>1053</text:p>
          </table:table-cell>
          <table:table-cell office:value-type="float" office:value="1040" calcext:value-type="float">
            <text:p>1040</text:p>
          </table:table-cell>
          <table:table-cell office:value-type="float" office:value="1083" calcext:value-type="float">
            <text:p>1083</text:p>
          </table:table-cell>
          <table:table-cell office:value-type="float" office:value="1079" calcext:value-type="float">
            <text:p>1079</text:p>
          </table:table-cell>
          <table:table-cell office:value-type="float" office:value="1086" calcext:value-type="float">
            <text:p>1086</text:p>
          </table:table-cell>
          <table:table-cell office:value-type="float" office:value="1092" calcext:value-type="float">
            <text:p>1092</text:p>
          </table:table-cell>
          <table:table-cell office:value-type="float" office:value="1028" calcext:value-type="float">
            <text:p>1028</text:p>
          </table:table-cell>
          <table:table-cell office:value-type="float" office:value="1068" calcext:value-type="float">
            <text:p>1068</text:p>
          </table:table-cell>
          <table:table-cell office:value-type="float" office:value="998" calcext:value-type="float">
            <text:p>998</text:p>
          </table:table-cell>
          <table:table-cell office:value-type="float" office:value="1066" calcext:value-type="float">
            <text:p>1066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066" calcext:value-type="float">
            <text:p>1066</text:p>
          </table:table-cell>
          <table:table-cell office:value-type="float" office:value="1004" calcext:value-type="float">
            <text:p>1004</text:p>
          </table:table-cell>
          <table:table-cell office:value-type="float" office:value="998" calcext:value-type="float">
            <text:p>998</text:p>
          </table:table-cell>
          <table:table-cell office:value-type="float" office:value="1018" calcext:value-type="float">
            <text:p>1018</text:p>
          </table:table-cell>
          <table:table-cell table:number-columns-repeated="7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1.5" calcext:value-type="float">
            <text:p>101,5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.5" calcext:value-type="float">
            <text:p>110,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155972" calcext:value-type="float">
            <text:p>0,155972</text:p>
          </table:table-cell>
          <table:table-cell office:value-type="float" office:value="0.1547625" calcext:value-type="float">
            <text:p>0,1547625</text:p>
          </table:table-cell>
          <table:table-cell office:value-type="float" office:value="0.156683" calcext:value-type="float">
            <text:p>0,156683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2.305602" calcext:value-type="float">
            <text:p>2,305602</text:p>
          </table:table-cell>
          <table:table-cell office:value-type="float" office:value="0.205074" calcext:value-type="float">
            <text:p>0,205074</text:p>
          </table:table-cell>
          <table:table-cell office:value-type="float" office:value="0.1756595" calcext:value-type="float">
            <text:p>0,1756595</text:p>
          </table:table-cell>
          <table:table-cell office:value-type="float" office:value="0.167706" calcext:value-type="float">
            <text:p>0,167706</text:p>
          </table:table-cell>
          <table:table-cell office:value-type="float" office:value="0.1602895" calcext:value-type="float">
            <text:p>0,1602895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2.2556195" calcext:value-type="float">
            <text:p>2,2556195</text:p>
          </table:table-cell>
          <table:table-cell office:value-type="float" office:value="0.1899485" calcext:value-type="float">
            <text:p>0,1899485</text:p>
          </table:table-cell>
          <table:table-cell office:value-type="float" office:value="0.000305" calcext:value-type="float">
            <text:p>0,000305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0.000369" calcext:value-type="float">
            <text:p>0,000369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0425" calcext:value-type="float">
            <text:p>0,000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80" calcext:value-type="float">
            <text:p>1080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095" calcext:value-type="float">
            <text:p>1095</text:p>
          </table:table-cell>
          <table:table-cell office:value-type="float" office:value="1080" calcext:value-type="float">
            <text:p>1080</text:p>
          </table:table-cell>
          <table:table-cell office:value-type="float" office:value="1095" calcext:value-type="float">
            <text:p>1095</text:p>
          </table:table-cell>
          <table:table-cell office:value-type="float" office:value="1126.5" calcext:value-type="float">
            <text:p>1126,5</text:p>
          </table:table-cell>
          <table:table-cell office:value-type="float" office:value="1127" calcext:value-type="float">
            <text:p>1127</text:p>
          </table:table-cell>
          <table:table-cell office:value-type="float" office:value="1153.5" calcext:value-type="float">
            <text:p>1153,5</text:p>
          </table:table-cell>
          <table:table-cell office:value-type="float" office:value="1074" calcext:value-type="float">
            <text:p>1074</text:p>
          </table:table-cell>
          <table:table-cell office:value-type="float" office:value="1124.5" calcext:value-type="float">
            <text:p>1124,5</text:p>
          </table:table-cell>
          <table:table-cell office:value-type="float" office:value="1156" calcext:value-type="float">
            <text:p>1156</text:p>
          </table:table-cell>
          <table:table-cell office:value-type="float" office:value="1124.5" calcext:value-type="float">
            <text:p>1124,5</text:p>
          </table:table-cell>
          <table:table-cell office:value-type="float" office:value="1147.5" calcext:value-type="float">
            <text:p>1147,5</text:p>
          </table:table-cell>
          <table:table-cell office:value-type="float" office:value="1124" calcext:value-type="float">
            <text:p>1124</text:p>
          </table:table-cell>
          <table:table-cell office:value-type="float" office:value="1062" calcext:value-type="float">
            <text:p>1062</text:p>
          </table:table-cell>
          <table:table-cell office:value-type="float" office:value="1095.5" calcext:value-type="float">
            <text:p>1095,5</text:p>
          </table:table-cell>
          <table:table-cell office:value-type="float" office:value="1145" calcext:value-type="float">
            <text:p>1145</text:p>
          </table:table-cell>
          <table:table-cell office:value-type="float" office:value="1080" calcext:value-type="float">
            <text:p>1080</text:p>
          </table:table-cell>
          <table:table-cell office:value-type="float" office:value="1089" calcext:value-type="float">
            <text:p>1089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062" calcext:value-type="float">
            <text:p>1062</text:p>
          </table:table-cell>
          <table:table-cell office:value-type="float" office:value="1080" calcext:value-type="float">
            <text:p>1080</text:p>
          </table:table-cell>
          <table:table-cell office:value-type="float" office:value="1092" calcext:value-type="float">
            <text:p>1092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4.5" calcext:value-type="float">
            <text:p>74,5</text:p>
          </table:table-cell>
          <table:table-cell office:value-type="float" office:value="80.5" calcext:value-type="float">
            <text:p>80,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.5" calcext:value-type="float">
            <text:p>77,5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432" calcext:value-type="float">
            <text:p>0,000432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000367" calcext:value-type="float">
            <text:p>0,000367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170711" calcext:value-type="float">
            <text:p>0,170711</text:p>
          </table:table-cell>
          <table:table-cell office:value-type="float" office:value="0.2146295" calcext:value-type="float">
            <text:p>0,2146295</text:p>
          </table:table-cell>
          <table:table-cell office:value-type="float" office:value="0.1686435" calcext:value-type="float">
            <text:p>0,1686435</text:p>
          </table:table-cell>
          <table:table-cell office:value-type="float" office:value="0.0007065" calcext:value-type="float">
            <text:p>0,0007065</text:p>
          </table:table-cell>
          <table:table-cell office:value-type="float" office:value="2.7603375" calcext:value-type="float">
            <text:p>2,7603375</text:p>
          </table:table-cell>
          <table:table-cell office:value-type="float" office:value="0.2141785" calcext:value-type="float">
            <text:p>0,2141785</text:p>
          </table:table-cell>
          <table:table-cell office:value-type="float" office:value="0.165803" calcext:value-type="float">
            <text:p>0,165803</text:p>
          </table:table-cell>
          <table:table-cell office:value-type="float" office:value="0.2543575" calcext:value-type="float">
            <text:p>0,2543575</text:p>
          </table:table-cell>
          <table:table-cell office:value-type="float" office:value="0.177575" calcext:value-type="float">
            <text:p>0,177575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2.45916" calcext:value-type="float">
            <text:p>2,45916</text:p>
          </table:table-cell>
          <table:table-cell office:value-type="float" office:value="0.217654" calcext:value-type="float">
            <text:p>0,217654</text:p>
          </table:table-cell>
          <table:table-cell office:value-type="float" office:value="0.000353" calcext:value-type="float">
            <text:p>0,000353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464" calcext:value-type="float">
            <text:p>0,000464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471" calcext:value-type="float">
            <text:p>0,000471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424" calcext:value-type="float">
            <text:p>0,000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4" calcext:value-type="float">
            <text:p>1144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float" office:value="1144" calcext:value-type="float">
            <text:p>1144</text:p>
          </table:table-cell>
          <table:table-cell office:value-type="float" office:value="1142" calcext:value-type="float">
            <text:p>1142</text:p>
          </table:table-cell>
          <table:table-cell office:value-type="float" office:value="1176" calcext:value-type="float">
            <text:p>1176</text:p>
          </table:table-cell>
          <table:table-cell office:value-type="float" office:value="1142" calcext:value-type="float">
            <text:p>1142</text:p>
          </table:table-cell>
          <table:table-cell office:value-type="float" office:value="1231" calcext:value-type="float">
            <text:p>1231</text:p>
          </table:table-cell>
          <table:table-cell office:value-type="float" office:value="1246" calcext:value-type="float">
            <text:p>1246</text:p>
          </table:table-cell>
          <table:table-cell office:value-type="float" office:value="1239" calcext:value-type="float">
            <text:p>1239</text:p>
          </table:table-cell>
          <table:table-cell office:value-type="float" office:value="1246" calcext:value-type="float">
            <text:p>1246</text:p>
          </table:table-cell>
          <table:table-cell office:value-type="float" office:value="1194" calcext:value-type="float">
            <text:p>1194</text:p>
          </table:table-cell>
          <table:table-cell office:value-type="float" office:value="1271" calcext:value-type="float">
            <text:p>1271</text:p>
          </table:table-cell>
          <table:table-cell office:value-type="float" office:value="1224" calcext:value-type="float">
            <text:p>1224</text:p>
          </table:table-cell>
          <table:table-cell office:value-type="float" office:value="1247" calcext:value-type="float">
            <text:p>1247</text:p>
          </table:table-cell>
          <table:table-cell office:value-type="float" office:value="1204" calcext:value-type="float">
            <text:p>1204</text:p>
          </table:table-cell>
          <table:table-cell office:value-type="float" office:value="1144" calcext:value-type="float">
            <text:p>1144</text:p>
          </table:table-cell>
          <table:table-cell office:value-type="float" office:value="1171" calcext:value-type="float">
            <text:p>1171</text:p>
          </table:table-cell>
          <table:table-cell office:value-type="float" office:value="1214" calcext:value-type="float">
            <text:p>1214</text:p>
          </table:table-cell>
          <table:table-cell office:value-type="float" office:value="1176" calcext:value-type="float">
            <text:p>1176</text:p>
          </table:table-cell>
          <table:table-cell table:number-columns-repeated="3" office:value-type="float" office:value="1216" calcext:value-type="float">
            <text:p>1216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176" calcext:value-type="float">
            <text:p>1176</text:p>
          </table:table-cell>
          <table:table-cell office:value-type="float" office:value="1094" calcext:value-type="float">
            <text:p>1094</text:p>
          </table:table-cell>
          <table:table-cell table:number-columns-repeated="7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.5" calcext:value-type="float">
            <text:p>65,5</text:p>
          </table:table-cell>
          <table:table-cell office:value-type="float" office:value="67.5" calcext:value-type="float">
            <text:p>67,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.5" calcext:value-type="float">
            <text:p>69,5</text:p>
          </table:table-cell>
          <table:table-cell office:value-type="float" office:value="68" calcext:value-type="float">
            <text:p>68</text:p>
          </table:table-cell>
          <table:table-cell office:value-type="float" office:value="67.5" calcext:value-type="float">
            <text:p>67,5</text:p>
          </table:table-cell>
          <table:table-cell office:value-type="float" office:value="66.5" calcext:value-type="float">
            <text:p>66,5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,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000539" calcext:value-type="float">
            <text:p>0,000539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553" calcext:value-type="float">
            <text:p>0,000553</text:p>
          </table:table-cell>
          <table:table-cell office:value-type="float" office:value="0.000499" calcext:value-type="float">
            <text:p>0,000499</text:p>
          </table:table-cell>
          <table:table-cell office:value-type="float" office:value="0.000481" calcext:value-type="float">
            <text:p>0,000481</text:p>
          </table:table-cell>
          <table:table-cell office:value-type="float" office:value="0.000496" calcext:value-type="float">
            <text:p>0,000496</text:p>
          </table:table-cell>
          <table:table-cell office:value-type="float" office:value="0.1946275" calcext:value-type="float">
            <text:p>0,1946275</text:p>
          </table:table-cell>
          <table:table-cell office:value-type="float" office:value="0.2451125" calcext:value-type="float">
            <text:p>0,2451125</text:p>
          </table:table-cell>
          <table:table-cell office:value-type="float" office:value="0.1983325" calcext:value-type="float">
            <text:p>0,1983325</text:p>
          </table:table-cell>
          <table:table-cell office:value-type="float" office:value="0.0007725" calcext:value-type="float">
            <text:p>0,0007725</text:p>
          </table:table-cell>
          <table:table-cell office:value-type="float" office:value="3.0036435" calcext:value-type="float">
            <text:p>3,0036435</text:p>
          </table:table-cell>
          <table:table-cell office:value-type="float" office:value="0.2822055" calcext:value-type="float">
            <text:p>0,2822055</text:p>
          </table:table-cell>
          <table:table-cell office:value-type="float" office:value="0.1796005" calcext:value-type="float">
            <text:p>0,1796005</text:p>
          </table:table-cell>
          <table:table-cell office:value-type="float" office:value="0.2260185" calcext:value-type="float">
            <text:p>0,2260185</text:p>
          </table:table-cell>
          <table:table-cell office:value-type="float" office:value="0.2049385" calcext:value-type="float">
            <text:p>0,2049385</text:p>
          </table:table-cell>
          <table:table-cell office:value-type="float" office:value="0.000451" calcext:value-type="float">
            <text:p>0,000451</text:p>
          </table:table-cell>
          <table:table-cell office:value-type="float" office:value="2.754038" calcext:value-type="float">
            <text:p>2,754038</text:p>
          </table:table-cell>
          <table:table-cell office:value-type="float" office:value="0.236247" calcext:value-type="float">
            <text:p>0,236247</text:p>
          </table:table-cell>
          <table:table-cell office:value-type="float" office:value="0.000422" calcext:value-type="float">
            <text:p>0,000422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61" calcext:value-type="float">
            <text:p>0,000661</text:p>
          </table:table-cell>
          <table:table-cell office:value-type="float" office:value="0.000616" calcext:value-type="float">
            <text:p>0,000616</text:p>
          </table:table-cell>
          <table:table-cell office:value-type="float" office:value="0.000549" calcext:value-type="float">
            <text:p>0,000549</text:p>
          </table:table-cell>
          <table:table-cell office:value-type="float" office:value="0.000512" calcext:value-type="float">
            <text:p>0,000512</text:p>
          </table:table-cell>
          <table:table-cell office:value-type="float" office:value="0.000456" calcext:value-type="float">
            <text:p>0,000456</text:p>
          </table:table-cell>
          <table:table-cell office:value-type="float" office:value="0.000523" calcext:value-type="float">
            <text:p>0,000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11" calcext:value-type="float">
            <text:p>1211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1211" calcext:value-type="float">
            <text:p>1211</text:p>
          </table:table-cell>
          <table:table-cell office:value-type="float" office:value="1206" calcext:value-type="float">
            <text:p>1206</text:p>
          </table:table-cell>
          <table:table-cell office:value-type="float" office:value="1224" calcext:value-type="float">
            <text:p>1224</text:p>
          </table:table-cell>
          <table:table-cell office:value-type="float" office:value="1326" calcext:value-type="float">
            <text:p>1326</text:p>
          </table:table-cell>
          <table:table-cell office:value-type="float" office:value="1299" calcext:value-type="float">
            <text:p>1299</text:p>
          </table:table-cell>
          <table:table-cell office:value-type="float" office:value="1313.5" calcext:value-type="float">
            <text:p>1313,5</text:p>
          </table:table-cell>
          <table:table-cell office:value-type="float" office:value="1309.5" calcext:value-type="float">
            <text:p>1309,5</text:p>
          </table:table-cell>
          <table:table-cell office:value-type="float" office:value="1329" calcext:value-type="float">
            <text:p>1329</text:p>
          </table:table-cell>
          <table:table-cell office:value-type="float" office:value="1259" calcext:value-type="float">
            <text:p>1259</text:p>
          </table:table-cell>
          <table:table-cell office:value-type="float" office:value="1340" calcext:value-type="float">
            <text:p>1340</text:p>
          </table:table-cell>
          <table:table-cell office:value-type="float" office:value="1292" calcext:value-type="float">
            <text:p>1292</text:p>
          </table:table-cell>
          <table:table-cell office:value-type="float" office:value="1282" calcext:value-type="float">
            <text:p>1282</text:p>
          </table:table-cell>
          <table:table-cell office:value-type="float" office:value="1314.5" calcext:value-type="float">
            <text:p>1314,5</text:p>
          </table:table-cell>
          <table:table-cell office:value-type="float" office:value="1272" calcext:value-type="float">
            <text:p>1272</text:p>
          </table:table-cell>
          <table:table-cell office:value-type="float" office:value="1231.5" calcext:value-type="float">
            <text:p>1231,5</text:p>
          </table:table-cell>
          <table:table-cell office:value-type="float" office:value="1279" calcext:value-type="float">
            <text:p>1279</text:p>
          </table:table-cell>
          <table:table-cell office:value-type="float" office:value="1224" calcext:value-type="float">
            <text:p>1224</text:p>
          </table:table-cell>
          <table:table-cell office:value-type="float" office:value="1324" calcext:value-type="float">
            <text:p>1324</text:p>
          </table:table-cell>
          <table:table-cell office:value-type="float" office:value="1303" calcext:value-type="float">
            <text:p>1303</text:p>
          </table:table-cell>
          <table:table-cell office:value-type="float" office:value="1232" calcext:value-type="float">
            <text:p>1232</text:p>
          </table:table-cell>
          <table:table-cell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224" calcext:value-type="float">
            <text:p>1224</text:p>
          </table:table-cell>
          <table:table-cell office:value-type="float" office:value="1265" calcext:value-type="float">
            <text:p>126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,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0.5" calcext:value-type="float">
            <text:p>60,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0.000857" calcext:value-type="float">
            <text:p>0,000857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0.1120695" calcext:value-type="float">
            <text:p>0,1120695</text:p>
          </table:table-cell>
          <table:table-cell office:value-type="float" office:value="0.252756" calcext:value-type="float">
            <text:p>0,252756</text:p>
          </table:table-cell>
          <table:table-cell office:value-type="float" office:value="0.114183" calcext:value-type="float">
            <text:p>0,114183</text:p>
          </table:table-cell>
          <table:table-cell office:value-type="float" office:value="0.000843" calcext:value-type="float">
            <text:p>0,000843</text:p>
          </table:table-cell>
          <table:table-cell office:value-type="float" office:value="2.4891715" calcext:value-type="float">
            <text:p>2,4891715</text:p>
          </table:table-cell>
          <table:table-cell office:value-type="float" office:value="0.264074" calcext:value-type="float">
            <text:p>0,264074</text:p>
          </table:table-cell>
          <table:table-cell office:value-type="float" office:value="0.2006275" calcext:value-type="float">
            <text:p>0,2006275</text:p>
          </table:table-cell>
          <table:table-cell office:value-type="float" office:value="0.2589315" calcext:value-type="float">
            <text:p>0,2589315</text:p>
          </table:table-cell>
          <table:table-cell office:value-type="float" office:value="0.208418" calcext:value-type="float">
            <text:p>0,208418</text:p>
          </table:table-cell>
          <table:table-cell office:value-type="float" office:value="0.000548" calcext:value-type="float">
            <text:p>0,000548</text:p>
          </table:table-cell>
          <table:table-cell office:value-type="float" office:value="2.9575565" calcext:value-type="float">
            <text:p>2,9575565</text:p>
          </table:table-cell>
          <table:table-cell office:value-type="float" office:value="0.2664555" calcext:value-type="float">
            <text:p>0,2664555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577" calcext:value-type="float">
            <text:p>0,000577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844" calcext:value-type="float">
            <text:p>0,000844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709" calcext:value-type="float">
            <text:p>0,000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1016" calcext:value-type="float">
            <text:p>1016</text:p>
          </table:table-cell>
          <table:table-cell office:value-type="float" office:value="1014" calcext:value-type="float">
            <text:p>1014</text:p>
          </table:table-cell>
          <table:table-cell office:value-type="float" office:value="1016" calcext:value-type="float">
            <text:p>1016</text:p>
          </table:table-cell>
          <table:table-cell office:value-type="float" office:value="1014" calcext:value-type="float">
            <text:p>1014</text:p>
          </table:table-cell>
          <table:table-cell office:value-type="float" office:value="1083" calcext:value-type="float">
            <text:p>1083</text:p>
          </table:table-cell>
          <table:table-cell office:value-type="float" office:value="1084" calcext:value-type="float">
            <text:p>1084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float" office:value="1042" calcext:value-type="float">
            <text:p>1042</text:p>
          </table:table-cell>
          <table:table-cell office:value-type="float" office:value="1095" calcext:value-type="float">
            <text:p>1095</text:p>
          </table:table-cell>
          <table:table-cell table:number-columns-repeated="6" office:value-type="float" office:value="1044" calcext:value-type="float">
            <text:p>1044</text:p>
          </table:table-cell>
          <table:table-cell office:value-type="float" office:value="1016" calcext:value-type="float">
            <text:p>1016</text:p>
          </table:table-cell>
          <table:table-cell office:value-type="float" office:value="998" calcext:value-type="float">
            <text:p>998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990" calcext:value-type="float">
            <text:p>990</text:p>
          </table:table-cell>
          <table:table-cell office:value-type="float" office:value="1016" calcext:value-type="float">
            <text:p>1016</text:p>
          </table:table-cell>
          <table:table-cell office:value-type="float" office:value="990" calcext:value-type="float">
            <text:p>99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3.5" calcext:value-type="float">
            <text:p>103,5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float" office:value="99" calcext:value-type="float">
            <text:p>99</text:p>
          </table:table-cell>
          <table:table-cell table:number-columns-repeated="5"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353" calcext:value-type="float">
            <text:p>0,000353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0338" calcext:value-type="float">
            <text:p>0,000338</text:p>
          </table:table-cell>
          <table:table-cell office:value-type="float" office:value="0.000354" calcext:value-type="float">
            <text:p>0,000354</text:p>
          </table:table-cell>
          <table:table-cell office:value-type="float" office:value="0.0696515" calcext:value-type="float">
            <text:p>0,0696515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0809795" calcext:value-type="float">
            <text:p>0,0809795</text:p>
          </table:table-cell>
          <table:table-cell office:value-type="float" office:value="0.0005325" calcext:value-type="float">
            <text:p>0,0005325</text:p>
          </table:table-cell>
          <table:table-cell office:value-type="float" office:value="1.1708235" calcext:value-type="float">
            <text:p>1,1708235</text:p>
          </table:table-cell>
          <table:table-cell office:value-type="float" office:value="0.092431" calcext:value-type="float">
            <text:p>0,092431</text:p>
          </table:table-cell>
          <table:table-cell office:value-type="float" office:value="0.0720065" calcext:value-type="float">
            <text:p>0,0720065</text:p>
          </table:table-cell>
          <table:table-cell office:value-type="float" office:value="0.117412" calcext:value-type="float">
            <text:p>0,117412</text:p>
          </table:table-cell>
          <table:table-cell office:value-type="float" office:value="0.071336" calcext:value-type="float">
            <text:p>0,071336</text:p>
          </table:table-cell>
          <table:table-cell office:value-type="float" office:value="0.000447" calcext:value-type="float">
            <text:p>0,000447</text:p>
          </table:table-cell>
          <table:table-cell office:value-type="float" office:value="1.1370585" calcext:value-type="float">
            <text:p>1,1370585</text:p>
          </table:table-cell>
          <table:table-cell office:value-type="float" office:value="0.092752" calcext:value-type="float">
            <text:p>0,092752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0373" calcext:value-type="float">
            <text:p>0,000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5" calcext:value-type="float">
            <text:p>1065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1065" calcext:value-type="float">
            <text:p>1065</text:p>
          </table:table-cell>
          <table:table-cell office:value-type="float" office:value="1041" calcext:value-type="float">
            <text:p>1041</text:p>
          </table:table-cell>
          <table:table-cell office:value-type="float" office:value="1065" calcext:value-type="float">
            <text:p>1065</text:p>
          </table:table-cell>
          <table:table-cell office:value-type="float" office:value="1041" calcext:value-type="float">
            <text:p>1041</text:p>
          </table:table-cell>
          <table:table-cell office:value-type="float" office:value="1131.5" calcext:value-type="float">
            <text:p>1131,5</text:p>
          </table:table-cell>
          <table:table-cell office:value-type="float" office:value="1129.5" calcext:value-type="float">
            <text:p>1129,5</text:p>
          </table:table-cell>
          <table:table-cell office:value-type="float" office:value="1127.5" calcext:value-type="float">
            <text:p>1127,5</text:p>
          </table:table-cell>
          <table:table-cell office:value-type="float" office:value="1108" calcext:value-type="float">
            <text:p>1108</text:p>
          </table:table-cell>
          <table:table-cell office:value-type="float" office:value="1100" calcext:value-type="float">
            <text:p>1100</text:p>
          </table:table-cell>
          <table:table-cell office:value-type="float" office:value="1140.5" calcext:value-type="float">
            <text:p>1140,5</text:p>
          </table:table-cell>
          <table:table-cell office:value-type="float" office:value="1103" calcext:value-type="float">
            <text:p>1103</text:p>
          </table:table-cell>
          <table:table-cell office:value-type="float" office:value="1114" calcext:value-type="float">
            <text:p>1114</text:p>
          </table:table-cell>
          <table:table-cell office:value-type="float" office:value="1153.5" calcext:value-type="float">
            <text:p>1153,5</text:p>
          </table:table-cell>
          <table:table-cell office:value-type="float" office:value="1141" calcext:value-type="float">
            <text:p>1141</text:p>
          </table:table-cell>
          <table:table-cell office:value-type="float" office:value="1095.5" calcext:value-type="float">
            <text:p>1095,5</text:p>
          </table:table-cell>
          <table:table-cell office:value-type="float" office:value="1162" calcext:value-type="float">
            <text:p>1162</text:p>
          </table:table-cell>
          <table:table-cell office:value-type="float" office:value="1065" calcext:value-type="float">
            <text:p>1065</text:p>
          </table:table-cell>
          <table:table-cell office:value-type="float" office:value="1042" calcext:value-type="float">
            <text:p>1042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1042" calcext:value-type="float">
            <text:p>1042</text:p>
          </table:table-cell>
          <table:table-cell office:value-type="float" office:value="1066" calcext:value-type="float">
            <text:p>1066</text:p>
          </table:table-cell>
          <table:table-cell office:value-type="float" office:value="1065" calcext:value-type="float">
            <text:p>1065</text:p>
          </table:table-cell>
          <table:table-cell office:value-type="float" office:value="1096" calcext:value-type="float">
            <text:p>1096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8.5" calcext:value-type="float">
            <text:p>78,5</text:p>
          </table:table-cell>
          <table:table-cell office:value-type="float" office:value="80" calcext:value-type="float">
            <text:p>80</text:p>
          </table:table-cell>
          <table:table-cell office:value-type="float" office:value="74.5" calcext:value-type="float">
            <text:p>74,5</text:p>
          </table:table-cell>
          <table:table-cell office:value-type="float" office:value="79.5" calcext:value-type="float">
            <text:p>79,5</text:p>
          </table:table-cell>
          <table:table-cell office:value-type="float" office:value="73" calcext:value-type="float">
            <text:p>73</text:p>
          </table:table-cell>
          <table:table-cell office:value-type="float" office:value="76.5" calcext:value-type="float">
            <text:p>76,5</text:p>
          </table:table-cell>
          <table:table-cell office:value-type="float" office:value="78.5" calcext:value-type="float">
            <text:p>78,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0.000443" calcext:value-type="float">
            <text:p>0,000443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439025" calcext:value-type="float">
            <text:p>0,0439025</text:p>
          </table:table-cell>
          <table:table-cell office:value-type="float" office:value="0.051114" calcext:value-type="float">
            <text:p>0,051114</text:p>
          </table:table-cell>
          <table:table-cell office:value-type="float" office:value="0.045271" calcext:value-type="float">
            <text:p>0,045271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1.2100735" calcext:value-type="float">
            <text:p>1,2100735</text:p>
          </table:table-cell>
          <table:table-cell office:value-type="float" office:value="0.0917885" calcext:value-type="float">
            <text:p>0,0917885</text:p>
          </table:table-cell>
          <table:table-cell office:value-type="float" office:value="0.0731315" calcext:value-type="float">
            <text:p>0,0731315</text:p>
          </table:table-cell>
          <table:table-cell office:value-type="float" office:value="0.082226" calcext:value-type="float">
            <text:p>0,082226</text:p>
          </table:table-cell>
          <table:table-cell office:value-type="float" office:value="0.077527" calcext:value-type="float">
            <text:p>0,077527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1.340326" calcext:value-type="float">
            <text:p>1,340326</text:p>
          </table:table-cell>
          <table:table-cell office:value-type="float" office:value="0.085733" calcext:value-type="float">
            <text:p>0,085733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496" calcext:value-type="float">
            <text:p>0,000496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385" calcext:value-type="float">
            <text:p>0,000385</text:p>
          </table:table-cell>
          <table:table-cell office:value-type="float" office:value="0.000667" calcext:value-type="float">
            <text:p>0,000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24" calcext:value-type="float">
            <text:p>1124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float" office:value="1124" calcext:value-type="float">
            <text:p>1124</text:p>
          </table:table-cell>
          <table:table-cell office:value-type="float" office:value="1130" calcext:value-type="float">
            <text:p>1130</text:p>
          </table:table-cell>
          <table:table-cell office:value-type="float" office:value="1168" calcext:value-type="float">
            <text:p>1168</text:p>
          </table:table-cell>
          <table:table-cell office:value-type="float" office:value="1130" calcext:value-type="float">
            <text:p>1130</text:p>
          </table:table-cell>
          <table:table-cell office:value-type="float" office:value="1216" calcext:value-type="float">
            <text:p>1216</text:p>
          </table:table-cell>
          <table:table-cell office:value-type="float" office:value="1225" calcext:value-type="float">
            <text:p>1225</text:p>
          </table:table-cell>
          <table:table-cell office:value-type="float" office:value="1208" calcext:value-type="float">
            <text:p>1208</text:p>
          </table:table-cell>
          <table:table-cell office:value-type="float" office:value="1188" calcext:value-type="float">
            <text:p>1188</text:p>
          </table:table-cell>
          <table:table-cell office:value-type="float" office:value="1158" calcext:value-type="float">
            <text:p>1158</text:p>
          </table:table-cell>
          <table:table-cell office:value-type="float" office:value="1243" calcext:value-type="float">
            <text:p>1243</text:p>
          </table:table-cell>
          <table:table-cell office:value-type="float" office:value="1236" calcext:value-type="float">
            <text:p>1236</text:p>
          </table:table-cell>
          <table:table-cell office:value-type="float" office:value="1187" calcext:value-type="float">
            <text:p>1187</text:p>
          </table:table-cell>
          <table:table-cell office:value-type="float" office:value="1233" calcext:value-type="float">
            <text:p>1233</text:p>
          </table:table-cell>
          <table:table-cell office:value-type="float" office:value="1186" calcext:value-type="float">
            <text:p>1186</text:p>
          </table:table-cell>
          <table:table-cell office:value-type="float" office:value="1185" calcext:value-type="float">
            <text:p>118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float" office:value="1168" calcext:value-type="float">
            <text:p>1168</text:p>
          </table:table-cell>
          <table:table-cell office:value-type="float" office:value="1188" calcext:value-type="float">
            <text:p>1188</text:p>
          </table:table-cell>
          <table:table-cell office:value-type="float" office:value="1168" calcext:value-type="float">
            <text:p>1168</text:p>
          </table:table-cell>
          <table:table-cell office:value-type="float" office:value="1150" calcext:value-type="float">
            <text:p>1150</text:p>
          </table:table-cell>
          <table:table-cell office:value-type="float" office:value="1188" calcext:value-type="float">
            <text:p>1188</text:p>
          </table:table-cell>
          <table:table-cell office:value-type="float" office:value="1168" calcext:value-type="float">
            <text:p>1168</text:p>
          </table:table-cell>
          <table:table-cell office:value-type="float" office:value="1226" calcext:value-type="float">
            <text:p>1226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5.5" calcext:value-type="float">
            <text:p>65,5</text:p>
          </table:table-cell>
          <table:table-cell office:value-type="float" office:value="67.5" calcext:value-type="float">
            <text:p>67,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,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41" calcext:value-type="float">
            <text:p>0,000541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0.000468" calcext:value-type="float">
            <text:p>0,000468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49448" calcext:value-type="float">
            <text:p>0,049448</text:p>
          </table:table-cell>
          <table:table-cell office:value-type="float" office:value="0.056708" calcext:value-type="float">
            <text:p>0,056708</text:p>
          </table:table-cell>
          <table:table-cell office:value-type="float" office:value="0.048958" calcext:value-type="float">
            <text:p>0,048958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8446" calcext:value-type="float">
            <text:p>0,8446</text:p>
          </table:table-cell>
          <table:table-cell office:value-type="float" office:value="0.108845" calcext:value-type="float">
            <text:p>0,108845</text:p>
          </table:table-cell>
          <table:table-cell office:value-type="float" office:value="0.0855405" calcext:value-type="float">
            <text:p>0,0855405</text:p>
          </table:table-cell>
          <table:table-cell office:value-type="float" office:value="0.057099" calcext:value-type="float">
            <text:p>0,057099</text:p>
          </table:table-cell>
          <table:table-cell office:value-type="float" office:value="0.0873355" calcext:value-type="float">
            <text:p>0,0873355</text:p>
          </table:table-cell>
          <table:table-cell office:value-type="float" office:value="0.0005" calcext:value-type="float">
            <text:p>0,0005</text:p>
          </table:table-cell>
          <table:table-cell office:value-type="float" office:value="1.4003595" calcext:value-type="float">
            <text:p>1,4003595</text:p>
          </table:table-cell>
          <table:table-cell office:value-type="float" office:value="0.09832" calcext:value-type="float">
            <text:p>0,09832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674" calcext:value-type="float">
            <text:p>0,000674</text:p>
          </table:table-cell>
          <table:table-cell office:value-type="float" office:value="0.000532" calcext:value-type="float">
            <text:p>0,000532</text:p>
          </table:table-cell>
          <table:table-cell office:value-type="float" office:value="0.000467" calcext:value-type="float">
            <text:p>0,000467</text:p>
          </table:table-cell>
          <table:table-cell office:value-type="float" office:value="0.000688" calcext:value-type="float">
            <text:p>0,00068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42" calcext:value-type="float">
            <text:p>1242</text:p>
          </table:table-cell>
          <table:table-cell office:value-type="float" office:value="1227" calcext:value-type="float">
            <text:p>1227</text:p>
          </table:table-cell>
          <table:table-cell office:value-type="float" office:value="1280" calcext:value-type="float">
            <text:p>1280</text:p>
          </table:table-cell>
          <table:table-cell office:value-type="float" office:value="1242" calcext:value-type="float">
            <text:p>1242</text:p>
          </table:table-cell>
          <table:table-cell office:value-type="float" office:value="1227" calcext:value-type="float">
            <text:p>1227</text:p>
          </table:table-cell>
          <table:table-cell office:value-type="float" office:value="1242" calcext:value-type="float">
            <text:p>1242</text:p>
          </table:table-cell>
          <table:table-cell office:value-type="float" office:value="1265" calcext:value-type="float">
            <text:p>1265</text:p>
          </table:table-cell>
          <table:table-cell office:value-type="float" office:value="1342.5" calcext:value-type="float">
            <text:p>1342,5</text:p>
          </table:table-cell>
          <table:table-cell office:value-type="float" office:value="1304" calcext:value-type="float">
            <text:p>1304</text:p>
          </table:table-cell>
          <table:table-cell office:value-type="float" office:value="1300" calcext:value-type="float">
            <text:p>1300</text:p>
          </table:table-cell>
          <table:table-cell office:value-type="float" office:value="1452" calcext:value-type="float">
            <text:p>1452</text:p>
          </table:table-cell>
          <table:table-cell office:value-type="float" office:value="1254" calcext:value-type="float">
            <text:p>1254</text:p>
          </table:table-cell>
          <table:table-cell office:value-type="float" office:value="1351" calcext:value-type="float">
            <text:p>1351</text:p>
          </table:table-cell>
          <table:table-cell office:value-type="float" office:value="1374" calcext:value-type="float">
            <text:p>1374</text:p>
          </table:table-cell>
          <table:table-cell office:value-type="float" office:value="1363.5" calcext:value-type="float">
            <text:p>1363,5</text:p>
          </table:table-cell>
          <table:table-cell office:value-type="float" office:value="1396.5" calcext:value-type="float">
            <text:p>1396,5</text:p>
          </table:table-cell>
          <table:table-cell office:value-type="float" office:value="1430" calcext:value-type="float">
            <text:p>1430</text:p>
          </table:table-cell>
          <table:table-cell office:value-type="float" office:value="1253" calcext:value-type="float">
            <text:p>1253</text:p>
          </table:table-cell>
          <table:table-cell office:value-type="float" office:value="1353" calcext:value-type="float">
            <text:p>1353</text:p>
          </table:table-cell>
          <table:table-cell office:value-type="float" office:value="1242" calcext:value-type="float">
            <text:p>1242</text:p>
          </table:table-cell>
          <table:table-cell office:value-type="float" office:value="1269" calcext:value-type="float">
            <text:p>1269</text:p>
          </table:table-cell>
          <table:table-cell office:value-type="float" office:value="1235" calcext:value-type="float">
            <text:p>1235</text:p>
          </table:table-cell>
          <table:table-cell office:value-type="float" office:value="1287" calcext:value-type="float">
            <text:p>1287</text:p>
          </table:table-cell>
          <table:table-cell office:value-type="float" office:value="1322" calcext:value-type="float">
            <text:p>1322</text:p>
          </table:table-cell>
          <table:table-cell office:value-type="float" office:value="1287" calcext:value-type="float">
            <text:p>1287</text:p>
          </table:table-cell>
          <table:table-cell office:value-type="float" office:value="1242" calcext:value-type="float">
            <text:p>1242</text:p>
          </table:table-cell>
          <table:table-cell office:value-type="float" office:value="1287" calcext:value-type="float">
            <text:p>128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1.5" calcext:value-type="float">
            <text:p>61,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3.5" calcext:value-type="float">
            <text:p>63,5</text:p>
          </table:table-cell>
          <table:table-cell office:value-type="float" office:value="64.5" calcext:value-type="float">
            <text:p>64,5</text:p>
          </table:table-cell>
          <table:table-cell office:value-type="float" office:value="72" calcext:value-type="float">
            <text:p>72</text:p>
          </table:table-cell>
          <table:table-cell office:value-type="float" office:value="55.5" calcext:value-type="float">
            <text:p>55,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0857" calcext:value-type="float">
            <text:p>0,000857</text:p>
          </table:table-cell>
          <table:table-cell office:value-type="float" office:value="0.000623" calcext:value-type="float">
            <text:p>0,000623</text:p>
          </table:table-cell>
          <table:table-cell office:value-type="float" office:value="0.000846" calcext:value-type="float">
            <text:p>0,000846</text:p>
          </table:table-cell>
          <table:table-cell office:value-type="float" office:value="0.000661" calcext:value-type="float">
            <text:p>0,000661</text:p>
          </table:table-cell>
          <table:table-cell office:value-type="float" office:value="0.050535" calcext:value-type="float">
            <text:p>0,050535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51491" calcext:value-type="float">
            <text:p>0,051491</text:p>
          </table:table-cell>
          <table:table-cell office:value-type="float" office:value="0.0006635" calcext:value-type="float">
            <text:p>0,0006635</text:p>
          </table:table-cell>
          <table:table-cell office:value-type="float" office:value="1.2002405" calcext:value-type="float">
            <text:p>1,2002405</text:p>
          </table:table-cell>
          <table:table-cell office:value-type="float" office:value="0.0644725" calcext:value-type="float">
            <text:p>0,0644725</text:p>
          </table:table-cell>
          <table:table-cell office:value-type="float" office:value="0.051285" calcext:value-type="float">
            <text:p>0,051285</text:p>
          </table:table-cell>
          <table:table-cell office:value-type="float" office:value="0.063698" calcext:value-type="float">
            <text:p>0,063698</text:p>
          </table:table-cell>
          <table:table-cell office:value-type="float" office:value="0.053862" calcext:value-type="float">
            <text:p>0,053862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88849" calcext:value-type="float">
            <text:p>0,88849</text:p>
          </table:table-cell>
          <table:table-cell office:value-type="float" office:value="0.067333" calcext:value-type="float">
            <text:p>0,067333</text:p>
          </table:table-cell>
          <table:table-cell office:value-type="float" office:value="0.000612" calcext:value-type="float">
            <text:p>0,000612</text:p>
          </table:table-cell>
          <table:table-cell office:value-type="float" office:value="0.000543" calcext:value-type="float">
            <text:p>0,000543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1385" calcext:value-type="float">
            <text:p>0,001385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0585" calcext:value-type="float">
            <text:p>0,000585</text:p>
          </table:table-cell>
          <table:table-cell office:value-type="float" office:value="0.00067" calcext:value-type="float">
            <text:p>0,00067</text:p>
          </table:table-cell>
        </table:table-row>
        <table:table-row table:style-name="ro1">
          <table:table-cell table:number-columns-repeated="2"/>
          <table:table-cell table:formula="of:=SUM([.C4:.C23])" office:value-type="float" office:value="24265" calcext:value-type="float">
            <text:p>24265</text:p>
          </table:table-cell>
          <table:table-cell table:formula="of:=SUM([.D4:.D23])" office:value-type="float" office:value="24142" calcext:value-type="float">
            <text:p>24142</text:p>
          </table:table-cell>
          <table:table-cell table:formula="of:=SUM([.E4:.E23])" office:value-type="float" office:value="24303" calcext:value-type="float">
            <text:p>24303</text:p>
          </table:table-cell>
          <table:table-cell table:formula="of:=SUM([.F4:.F23])" office:value-type="float" office:value="24265" calcext:value-type="float">
            <text:p>24265</text:p>
          </table:table-cell>
          <table:table-cell table:formula="of:=SUM([.G4:.G23])" office:value-type="float" office:value="24142" calcext:value-type="float">
            <text:p>24142</text:p>
          </table:table-cell>
          <table:table-cell table:formula="of:=SUM([.H4:.H23])" office:value-type="float" office:value="24308" calcext:value-type="float">
            <text:p>24308</text:p>
          </table:table-cell>
          <table:table-cell table:formula="of:=SUM([.I4:.I23])" office:value-type="float" office:value="24379" calcext:value-type="float">
            <text:p>24379</text:p>
          </table:table-cell>
          <table:table-cell table:formula="of:=SUM([.J4:.J23])" office:value-type="float" office:value="24823.5" calcext:value-type="float">
            <text:p>24823,5</text:p>
          </table:table-cell>
          <table:table-cell table:formula="of:=SUM([.K4:.K23])" office:value-type="float" office:value="24790.5" calcext:value-type="float">
            <text:p>24790,5</text:p>
          </table:table-cell>
          <table:table-cell table:formula="of:=SUM([.L4:.L23])" office:value-type="float" office:value="24780.5" calcext:value-type="float">
            <text:p>24780,5</text:p>
          </table:table-cell>
          <table:table-cell table:formula="of:=SUM([.M4:.M23])" office:value-type="float" office:value="25166" calcext:value-type="float">
            <text:p>25166</text:p>
          </table:table-cell>
          <table:table-cell table:formula="of:=SUM([.N4:.N23])" office:value-type="float" office:value="24152" calcext:value-type="float">
            <text:p>24152</text:p>
          </table:table-cell>
          <table:table-cell table:formula="of:=SUM([.O4:.O23])" office:value-type="float" office:value="24972.5" calcext:value-type="float">
            <text:p>24972,5</text:p>
          </table:table-cell>
          <table:table-cell table:formula="of:=SUM([.P4:.P23])" office:value-type="float" office:value="24538" calcext:value-type="float">
            <text:p>24538</text:p>
          </table:table-cell>
          <table:table-cell table:formula="of:=SUM([.Q4:.Q23])" office:value-type="float" office:value="24516" calcext:value-type="float">
            <text:p>24516</text:p>
          </table:table-cell>
          <table:table-cell table:formula="of:=SUM([.R4:.R23])" office:value-type="float" office:value="24612" calcext:value-type="float">
            <text:p>24612</text:p>
          </table:table-cell>
          <table:table-cell table:formula="of:=SUM([.S4:.S23])" office:value-type="float" office:value="25084" calcext:value-type="float">
            <text:p>25084</text:p>
          </table:table-cell>
          <table:table-cell table:formula="of:=SUM([.T4:.T23])" office:value-type="float" office:value="23822" calcext:value-type="float">
            <text:p>23822</text:p>
          </table:table-cell>
          <table:table-cell table:formula="of:=SUM([.U4:.U23])" office:value-type="float" office:value="24540.5" calcext:value-type="float">
            <text:p>24540,5</text:p>
          </table:table-cell>
          <table:table-cell table:formula="of:=SUM([.V4:.V23])" office:value-type="float" office:value="24308" calcext:value-type="float">
            <text:p>24308</text:p>
          </table:table-cell>
          <table:table-cell table:formula="of:=SUM([.W4:.W23])" office:value-type="float" office:value="24449" calcext:value-type="float">
            <text:p>24449</text:p>
          </table:table-cell>
          <table:table-cell table:formula="of:=SUM([.X4:.X23])" office:value-type="float" office:value="24436" calcext:value-type="float">
            <text:p>24436</text:p>
          </table:table-cell>
          <table:table-cell table:formula="of:=SUM([.Y4:.Y23])" office:value-type="float" office:value="24432" calcext:value-type="float">
            <text:p>24432</text:p>
          </table:table-cell>
          <table:table-cell table:formula="of:=SUM([.Z4:.Z23])" office:value-type="float" office:value="24444" calcext:value-type="float">
            <text:p>24444</text:p>
          </table:table-cell>
          <table:table-cell table:formula="of:=SUM([.AA4:.AA23])" office:value-type="float" office:value="24415" calcext:value-type="float">
            <text:p>24415</text:p>
          </table:table-cell>
          <table:table-cell table:formula="of:=SUM([.AB4:.AB23])" office:value-type="float" office:value="24308" calcext:value-type="float">
            <text:p>24308</text:p>
          </table:table-cell>
          <table:table-cell table:formula="of:=SUM([.AC4:.AC23])" office:value-type="float" office:value="24305" calcext:value-type="float">
            <text:p>24305</text:p>
          </table:table-cell>
          <table:table-cell table:formula="of:=SUM([.AD4:.AD23])" office:value-type="float" office:value="1926" calcext:value-type="float">
            <text:p>1926</text:p>
          </table:table-cell>
          <table:table-cell table:formula="of:=SUM([.AE4:.AE23])" office:value-type="float" office:value="1891" calcext:value-type="float">
            <text:p>1891</text:p>
          </table:table-cell>
          <table:table-cell table:formula="of:=SUM([.AF4:.AF23])" office:value-type="float" office:value="1926" calcext:value-type="float">
            <text:p>1926</text:p>
          </table:table-cell>
          <table:table-cell table:formula="of:=SUM([.AG4:.AG23])" office:value-type="float" office:value="1926" calcext:value-type="float">
            <text:p>1926</text:p>
          </table:table-cell>
          <table:table-cell table:formula="of:=SUM([.AH4:.AH23])" office:value-type="float" office:value="1891" calcext:value-type="float">
            <text:p>1891</text:p>
          </table:table-cell>
          <table:table-cell table:formula="of:=SUM([.AI4:.AI23])" office:value-type="float" office:value="1923" calcext:value-type="float">
            <text:p>1923</text:p>
          </table:table-cell>
          <table:table-cell table:formula="of:=SUM([.AJ4:.AJ23])" office:value-type="float" office:value="1893" calcext:value-type="float">
            <text:p>1893</text:p>
          </table:table-cell>
          <table:table-cell table:formula="of:=SUM([.AK4:.AK23])" office:value-type="float" office:value="1887.5" calcext:value-type="float">
            <text:p>1887,5</text:p>
          </table:table-cell>
          <table:table-cell table:formula="of:=SUM([.AL4:.AL23])" office:value-type="float" office:value="1875.5" calcext:value-type="float">
            <text:p>1875,5</text:p>
          </table:table-cell>
          <table:table-cell table:formula="of:=SUM([.AM4:.AM23])" office:value-type="float" office:value="1899.5" calcext:value-type="float">
            <text:p>1899,5</text:p>
          </table:table-cell>
          <table:table-cell table:formula="of:=SUM([.AN4:.AN23])" office:value-type="float" office:value="1914" calcext:value-type="float">
            <text:p>1914</text:p>
          </table:table-cell>
          <table:table-cell table:formula="of:=SUM([.AO4:.AO23])" office:value-type="float" office:value="1834" calcext:value-type="float">
            <text:p>1834</text:p>
          </table:table-cell>
          <table:table-cell table:formula="of:=SUM([.AP4:.AP23])" office:value-type="float" office:value="1899" calcext:value-type="float">
            <text:p>1899</text:p>
          </table:table-cell>
          <table:table-cell table:formula="of:=SUM([.AQ4:.AQ23])" office:value-type="float" office:value="1882.5" calcext:value-type="float">
            <text:p>1882,5</text:p>
          </table:table-cell>
          <table:table-cell table:formula="of:=SUM([.AR4:.AR23])" office:value-type="float" office:value="1883" calcext:value-type="float">
            <text:p>1883</text:p>
          </table:table-cell>
          <table:table-cell table:formula="of:=SUM([.AS4:.AS23])" office:value-type="float" office:value="1891.5" calcext:value-type="float">
            <text:p>1891,5</text:p>
          </table:table-cell>
          <table:table-cell table:formula="of:=SUM([.AT4:.AT23])" office:value-type="float" office:value="1943" calcext:value-type="float">
            <text:p>1943</text:p>
          </table:table-cell>
          <table:table-cell table:formula="of:=SUM([.AU4:.AU23])" office:value-type="float" office:value="1815" calcext:value-type="float">
            <text:p>1815</text:p>
          </table:table-cell>
          <table:table-cell table:formula="of:=SUM([.AV4:.AV23])" office:value-type="float" office:value="1887" calcext:value-type="float">
            <text:p>1887</text:p>
          </table:table-cell>
          <table:table-cell table:formula="of:=SUM([.AW4:.AW23])" office:value-type="float" office:value="1923" calcext:value-type="float">
            <text:p>1923</text:p>
          </table:table-cell>
          <table:table-cell table:formula="of:=SUM([.AX4:.AX23])" office:value-type="float" office:value="1918" calcext:value-type="float">
            <text:p>1918</text:p>
          </table:table-cell>
          <table:table-cell table:formula="of:=SUM([.AY4:.AY23])" office:value-type="float" office:value="1898" calcext:value-type="float">
            <text:p>1898</text:p>
          </table:table-cell>
          <table:table-cell table:formula="of:=SUM([.AZ4:.AZ23])" office:value-type="float" office:value="1905" calcext:value-type="float">
            <text:p>1905</text:p>
          </table:table-cell>
          <table:table-cell table:formula="of:=SUM([.BA4:.BA23])" office:value-type="float" office:value="1894" calcext:value-type="float">
            <text:p>1894</text:p>
          </table:table-cell>
          <table:table-cell table:formula="of:=SUM([.BB4:.BB23])" office:value-type="float" office:value="1892" calcext:value-type="float">
            <text:p>1892</text:p>
          </table:table-cell>
          <table:table-cell table:formula="of:=SUM([.BC4:.BC23])" office:value-type="float" office:value="1923" calcext:value-type="float">
            <text:p>1923</text:p>
          </table:table-cell>
          <table:table-cell table:formula="of:=SUM([.BD4:.BD23])" office:value-type="float" office:value="1911" calcext:value-type="float">
            <text:p>1911</text:p>
          </table:table-cell>
          <table:table-cell table:number-columns-repeated="27"/>
        </table:table-row>
      </table:table>
      <table:table table:name="Planilha3" table:style-name="ta1">
        <table:table-column table:style-name="co16" table:number-columns-repeated="8" table:default-cell-style-name="Default"/>
        <table:table-column table:style-name="co5" table:number-columns-repeated="3" table:default-cell-style-name="ce21"/>
        <table:table-column table:style-name="co6" table:default-cell-style-name="ce21"/>
        <table:table-column table:style-name="co5" table:number-columns-repeated="2" table:default-cell-style-name="ce21"/>
        <table:table-column table:style-name="co7" table:default-cell-style-name="ce22"/>
        <table:table-column table:style-name="co5" table:default-cell-style-name="ce22"/>
        <table:table-column table:style-name="co7" table:default-cell-style-name="ce22"/>
        <table:table-column table:style-name="co8" table:default-cell-style-name="ce22"/>
        <table:table-column table:style-name="co5" table:number-columns-repeated="2" table:default-cell-style-name="ce22"/>
        <table:table-row table:style-name="ro1">
          <table:table-cell table:number-columns-repeated="8"/>
          <table:table-cell table:number-columns-repeated="12" table:style-name="Default" office:value-type="string" calcext:value-type="string">
            <text:p>eq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LL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REAL)</text:p>
          </table:table-cell>
          <table:table-cell table:style-name="Default" office:value-type="string" calcext:value-type="string">
            <text:p>GAT(TASK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LL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REAL)</text:p>
          </table:table-cell>
          <table:table-cell table:style-name="Default" office:value-type="string" calcext:value-type="string">
            <text:p>GATP(TASK)</text:p>
          </table:table-cell>
        </table:table-row>
        <table:table-row table:style-name="ro1">
          <table:table-cell table:number-columns-repeated="8"/>
          <table:table-cell table:style-name="Default" table:number-columns-repeated="12"/>
        </table:table-row>
        <table:table-row table:style-name="ro1">
          <table:table-cell table:number-columns-repeated="8"/>
          <table:table-cell table:number-columns-repeated="3" office:value-type="float" office:value="0.916253973" calcext:value-type="float">
            <text:p>0,916253973</text:p>
          </table:table-cell>
          <table:table-cell office:value-type="float" office:value="0.95744327" calcext:value-type="float">
            <text:p>0,95744327</text:p>
          </table:table-cell>
          <table:table-cell office:value-type="float" office:value="0.911652746" calcext:value-type="float">
            <text:p>0,911652746</text:p>
          </table:table-cell>
          <table:table-cell office:value-type="float" office:value="0.916253973" calcext:value-type="float">
            <text:p>0,916253973</text:p>
          </table:table-cell>
          <table:table-cell office:value-type="float" office:value="0.910885875" calcext:value-type="float">
            <text:p>0,910885875</text:p>
          </table:table-cell>
          <table:table-cell office:value-type="float" office:value="0.913953359" calcext:value-type="float">
            <text:p>0,913953359</text:p>
          </table:table-cell>
          <table:table-cell office:value-type="float" office:value="0.913186488" calcext:value-type="float">
            <text:p>0,913186488</text:p>
          </table:table-cell>
          <table:table-cell office:value-type="float" office:value="0.985429448" calcext:value-type="float">
            <text:p>0,985429448</text:p>
          </table:table-cell>
          <table:table-cell office:value-type="float" office:value="0.9208552" calcext:value-type="float">
            <text:p>0,9208552</text:p>
          </table:table-cell>
          <table:table-cell office:value-type="float" office:value="0.910885875" calcext:value-type="float">
            <text:p>0,910885875</text:p>
          </table:table-cell>
        </table:table-row>
        <table:table-row table:style-name="ro1">
          <table:table-cell table:number-columns-repeated="8"/>
          <table:table-cell office:value-type="float" office:value="0.946329272" calcext:value-type="float">
            <text:p>0,946329272</text:p>
          </table:table-cell>
          <table:table-cell table:number-columns-repeated="2" office:value-type="float" office:value="0.944267416" calcext:value-type="float">
            <text:p>0,944267416</text:p>
          </table:table-cell>
          <table:table-cell office:value-type="float" office:value="1" calcext:value-type="float">
            <text:p>1</text:p>
          </table:table-cell>
          <table:table-cell office:value-type="float" office:value="0.92502343" calcext:value-type="float">
            <text:p>0,92502343</text:p>
          </table:table-cell>
          <table:table-cell office:value-type="float" office:value="0.944267416" calcext:value-type="float">
            <text:p>0,944267416</text:p>
          </table:table-cell>
          <table:table-cell office:value-type="float" office:value="0.920212434" calcext:value-type="float">
            <text:p>0,920212434</text:p>
          </table:table-cell>
          <table:table-cell table:number-columns-repeated="2" office:value-type="float" office:value="0.919525148" calcext:value-type="float">
            <text:p>0,919525148</text:p>
          </table:table-cell>
          <table:table-cell office:value-type="float" office:value="0.986254296" calcext:value-type="float">
            <text:p>0,986254296</text:p>
          </table:table-cell>
          <table:table-cell office:value-type="float" office:value="0.926398001" calcext:value-type="float">
            <text:p>0,926398001</text:p>
          </table:table-cell>
          <table:table-cell office:value-type="float" office:value="0.919868791" calcext:value-type="float">
            <text:p>0,919868791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0.934871099" calcext:value-type="float">
            <text:p>0,934871099</text:p>
          </table:table-cell>
          <table:table-cell office:value-type="float" office:value="0.934560154" calcext:value-type="float">
            <text:p>0,934560154</text:p>
          </table:table-cell>
          <table:table-cell office:value-type="float" office:value="1" calcext:value-type="float">
            <text:p>1</text:p>
          </table:table-cell>
          <table:table-cell office:value-type="float" office:value="0.928030303" calcext:value-type="float">
            <text:p>0,928030303</text:p>
          </table:table-cell>
          <table:table-cell office:value-type="float" office:value="0.933938263" calcext:value-type="float">
            <text:p>0,933938263</text:p>
          </table:table-cell>
          <table:table-cell office:value-type="float" office:value="0.926475577" calcext:value-type="float">
            <text:p>0,926475577</text:p>
          </table:table-cell>
          <table:table-cell table:number-columns-repeated="2" office:value-type="float" office:value="0.92492085" calcext:value-type="float">
            <text:p>0,92492085</text:p>
          </table:table-cell>
          <table:table-cell office:value-type="float" office:value="0.991293532" calcext:value-type="float">
            <text:p>0,991293532</text:p>
          </table:table-cell>
          <table:table-cell office:value-type="float" office:value="0.929895975" calcext:value-type="float">
            <text:p>0,929895975</text:p>
          </table:table-cell>
          <table:table-cell office:value-type="float" office:value="0.927097467" calcext:value-type="float">
            <text:p>0,927097467</text:p>
          </table:table-cell>
        </table:table-row>
        <table:table-row table:style-name="ro1">
          <table:table-cell table:number-columns-repeated="8"/>
          <table:table-cell office:value-type="float" office:value="0.926521701" calcext:value-type="float">
            <text:p>0,926521701</text:p>
          </table:table-cell>
          <table:table-cell office:value-type="float" office:value="0.924325033" calcext:value-type="float">
            <text:p>0,924325033</text:p>
          </table:table-cell>
          <table:table-cell office:value-type="float" office:value="0.923222497" calcext:value-type="float">
            <text:p>0,923222497</text:p>
          </table:table-cell>
          <table:table-cell office:value-type="float" office:value="1" calcext:value-type="float">
            <text:p>1</text:p>
          </table:table-cell>
          <table:table-cell office:value-type="float" office:value="0.918812354" calcext:value-type="float">
            <text:p>0,918812354</text:p>
          </table:table-cell>
          <table:table-cell office:value-type="float" office:value="0.925427569" calcext:value-type="float">
            <text:p>0,925427569</text:p>
          </table:table-cell>
          <table:table-cell office:value-type="float" office:value="0.91991489" calcext:value-type="float">
            <text:p>0,91991489</text:p>
          </table:table-cell>
          <table:table-cell office:value-type="float" office:value="0.918261086" calcext:value-type="float">
            <text:p>0,918261086</text:p>
          </table:table-cell>
          <table:table-cell office:value-type="float" office:value="0.918812354" calcext:value-type="float">
            <text:p>0,918812354</text:p>
          </table:table-cell>
          <table:table-cell office:value-type="float" office:value="0.974006373" calcext:value-type="float">
            <text:p>0,974006373</text:p>
          </table:table-cell>
          <table:table-cell office:value-type="float" office:value="0.918812354" calcext:value-type="float">
            <text:p>0,918812354</text:p>
          </table:table-cell>
          <table:table-cell office:value-type="float" office:value="0.91853672" calcext:value-type="float">
            <text:p>0,91853672</text:p>
          </table:table-cell>
        </table:table-row>
        <table:table-row table:style-name="ro1">
          <table:table-cell table:number-columns-repeated="8"/>
          <table:table-cell office:value-type="float" office:value="0.898231908" calcext:value-type="float">
            <text:p>0,898231908</text:p>
          </table:table-cell>
          <table:table-cell office:value-type="float" office:value="0.869654605" calcext:value-type="float">
            <text:p>0,869654605</text:p>
          </table:table-cell>
          <table:table-cell office:value-type="float" office:value="0.896073191" calcext:value-type="float">
            <text:p>0,896073191</text:p>
          </table:table-cell>
          <table:table-cell office:value-type="float" office:value="0.825452303" calcext:value-type="float">
            <text:p>0,825452303</text:p>
          </table:table-cell>
          <table:table-cell office:value-type="float" office:value="0.841282895" calcext:value-type="float">
            <text:p>0,841282895</text:p>
          </table:table-cell>
          <table:table-cell office:value-type="float" office:value="0.868009868" calcext:value-type="float">
            <text:p>0,868009868</text:p>
          </table:table-cell>
          <table:table-cell office:value-type="float" office:value="0.86276727" calcext:value-type="float">
            <text:p>0,86276727</text:p>
          </table:table-cell>
          <table:table-cell office:value-type="float" office:value="0.868112664" calcext:value-type="float">
            <text:p>0,868112664</text:p>
          </table:table-cell>
          <table:table-cell office:value-type="float" office:value="0.854749178" calcext:value-type="float">
            <text:p>0,854749178</text:p>
          </table:table-cell>
          <table:table-cell office:value-type="float" office:value="0.876233553" calcext:value-type="float">
            <text:p>0,876233553</text:p>
          </table:table-cell>
          <table:table-cell office:value-type="float" office:value="0.837787829" calcext:value-type="float">
            <text:p>0,837787829</text:p>
          </table:table-cell>
          <table:table-cell office:value-type="float" office:value="0.873252467" calcext:value-type="float">
            <text:p>0,873252467</text:p>
          </table:table-cell>
        </table:table-row>
        <table:table-row table:style-name="ro1">
          <table:table-cell table:number-columns-repeated="8"/>
          <table:table-cell office:value-type="float" office:value="0.833960854" calcext:value-type="float">
            <text:p>0,833960854</text:p>
          </table:table-cell>
          <table:table-cell office:value-type="float" office:value="0.846595877" calcext:value-type="float">
            <text:p>0,846595877</text:p>
          </table:table-cell>
          <table:table-cell office:value-type="float" office:value="0.848767521" calcext:value-type="float">
            <text:p>0,848767521</text:p>
          </table:table-cell>
          <table:table-cell office:value-type="float" office:value="0.786600671" calcext:value-type="float">
            <text:p>0,786600671</text:p>
          </table:table-cell>
          <table:table-cell office:value-type="float" office:value="0.807478072" calcext:value-type="float">
            <text:p>0,807478072</text:p>
          </table:table-cell>
          <table:table-cell office:value-type="float" office:value="0.842647432" calcext:value-type="float">
            <text:p>0,842647432</text:p>
          </table:table-cell>
          <table:table-cell office:value-type="float" office:value="0.861867896" calcext:value-type="float">
            <text:p>0,861867896</text:p>
          </table:table-cell>
          <table:table-cell office:value-type="float" office:value="0.838677835" calcext:value-type="float">
            <text:p>0,838677835</text:p>
          </table:table-cell>
          <table:table-cell office:value-type="float" office:value="0.831648194" calcext:value-type="float">
            <text:p>0,831648194</text:p>
          </table:table-cell>
          <table:table-cell office:value-type="float" office:value="0.888794878" calcext:value-type="float">
            <text:p>0,888794878</text:p>
          </table:table-cell>
          <table:table-cell office:value-type="float" office:value="0.802993767" calcext:value-type="float">
            <text:p>0,802993767</text:p>
          </table:table-cell>
          <table:table-cell office:value-type="float" office:value="0.822214231" calcext:value-type="float">
            <text:p>0,822214231</text:p>
          </table:table-cell>
        </table:table-row>
        <table:table-row table:style-name="ro1">
          <table:table-cell table:number-columns-repeated="8"/>
          <table:table-cell office:value-type="float" office:value="0.805667812" calcext:value-type="float">
            <text:p>0,805667812</text:p>
          </table:table-cell>
          <table:table-cell office:value-type="float" office:value="0.807309557" calcext:value-type="float">
            <text:p>0,807309557</text:p>
          </table:table-cell>
          <table:table-cell office:value-type="float" office:value="0.820266721" calcext:value-type="float">
            <text:p>0,820266721</text:p>
          </table:table-cell>
          <table:table-cell office:value-type="float" office:value="0.812335825" calcext:value-type="float">
            <text:p>0,812335825</text:p>
          </table:table-cell>
          <table:table-cell office:value-type="float" office:value="0.784148313" calcext:value-type="float">
            <text:p>0,784148313</text:p>
          </table:table-cell>
          <table:table-cell office:value-type="float" office:value="0.801778137" calcext:value-type="float">
            <text:p>0,801778137</text:p>
          </table:table-cell>
          <table:table-cell office:value-type="float" office:value="0.815316226" calcext:value-type="float">
            <text:p>0,815316226</text:p>
          </table:table-cell>
          <table:table-cell office:value-type="float" office:value="0.79344312" calcext:value-type="float">
            <text:p>0,79344312</text:p>
          </table:table-cell>
          <table:table-cell office:value-type="float" office:value="0.818422914" calcext:value-type="float">
            <text:p>0,818422914</text:p>
          </table:table-cell>
          <table:table-cell office:value-type="float" office:value="0.770155587" calcext:value-type="float">
            <text:p>0,770155587</text:p>
          </table:table-cell>
          <table:table-cell office:value-type="float" office:value="0.772479289" calcext:value-type="float">
            <text:p>0,772479289</text:p>
          </table:table-cell>
          <table:table-cell office:value-type="float" office:value="0.812537886" calcext:value-type="float">
            <text:p>0,812537886</text:p>
          </table:table-cell>
        </table:table-row>
        <table:table-row table:style-name="ro1">
          <table:table-cell table:number-columns-repeated="8"/>
          <table:table-cell office:value-type="float" office:value="0.791626585" calcext:value-type="float">
            <text:p>0,791626585</text:p>
          </table:table-cell>
          <table:table-cell office:value-type="float" office:value="0.811325595" calcext:value-type="float">
            <text:p>0,811325595</text:p>
          </table:table-cell>
          <table:table-cell office:value-type="float" office:value="0.807552534" calcext:value-type="float">
            <text:p>0,807552534</text:p>
          </table:table-cell>
          <table:table-cell office:value-type="float" office:value="0.821415592" calcext:value-type="float">
            <text:p>0,821415592</text:p>
          </table:table-cell>
          <table:table-cell office:value-type="float" office:value="0.784871417" calcext:value-type="float">
            <text:p>0,784871417</text:p>
          </table:table-cell>
          <table:table-cell office:value-type="float" office:value="0.804164262" calcext:value-type="float">
            <text:p>0,804164262</text:p>
          </table:table-cell>
          <table:table-cell office:value-type="float" office:value="0.78951025" calcext:value-type="float">
            <text:p>0,78951025</text:p>
          </table:table-cell>
          <table:table-cell office:value-type="float" office:value="0.806889844" calcext:value-type="float">
            <text:p>0,806889844</text:p>
          </table:table-cell>
          <table:table-cell office:value-type="float" office:value="0.81173176" calcext:value-type="float">
            <text:p>0,81173176</text:p>
          </table:table-cell>
          <table:table-cell office:value-type="float" office:value="0.918147032" calcext:value-type="float">
            <text:p>0,918147032</text:p>
          </table:table-cell>
          <table:table-cell office:value-type="float" office:value="0.77062357" calcext:value-type="float">
            <text:p>0,77062357</text:p>
          </table:table-cell>
          <table:table-cell office:value-type="float" office:value="0.797152568" calcext:value-type="float">
            <text:p>0,797152568</text:p>
          </table:table-cell>
        </table:table-row>
        <table:table-row table:style-name="ro1">
          <table:table-cell table:number-columns-repeated="8"/>
          <table:table-cell office:value-type="float" office:value="0.890815715" calcext:value-type="float">
            <text:p>0,890815715</text:p>
          </table:table-cell>
          <table:table-cell office:value-type="float" office:value="0.875340562" calcext:value-type="float">
            <text:p>0,875340562</text:p>
          </table:table-cell>
          <table:table-cell office:value-type="float" office:value="0.881906604" calcext:value-type="float">
            <text:p>0,881906604</text:p>
          </table:table-cell>
          <table:table-cell office:value-type="float" office:value="0.859388622" calcext:value-type="float">
            <text:p>0,859388622</text:p>
          </table:table-cell>
          <table:table-cell office:value-type="float" office:value="0.860423932" calcext:value-type="float">
            <text:p>0,860423932</text:p>
          </table:table-cell>
          <table:table-cell office:value-type="float" office:value="0.889412598" calcext:value-type="float">
            <text:p>0,889412598</text:p>
          </table:table-cell>
          <table:table-cell office:value-type="float" office:value="0.85948398" calcext:value-type="float">
            <text:p>0,85948398</text:p>
          </table:table-cell>
          <table:table-cell office:value-type="float" office:value="0.87937282" calcext:value-type="float">
            <text:p>0,87937282</text:p>
          </table:table-cell>
          <table:table-cell office:value-type="float" office:value="0.85986541" calcext:value-type="float">
            <text:p>0,85986541</text:p>
          </table:table-cell>
          <table:table-cell office:value-type="float" office:value="0.910227768" calcext:value-type="float">
            <text:p>0,910227768</text:p>
          </table:table-cell>
          <table:table-cell office:value-type="float" office:value="0.852264058" calcext:value-type="float">
            <text:p>0,852264058</text:p>
          </table:table-cell>
          <table:table-cell office:value-type="float" office:value="0.857563208" calcext:value-type="float">
            <text:p>0,857563208</text:p>
          </table:table-cell>
        </table:table-row>
        <table:table-row table:style-name="ro1">
          <table:table-cell table:number-columns-repeated="8"/>
          <table:table-cell office:value-type="float" office:value="0.831887792" calcext:value-type="float">
            <text:p>0,831887792</text:p>
          </table:table-cell>
          <table:table-cell office:value-type="float" office:value="0.806075569" calcext:value-type="float">
            <text:p>0,806075569</text:p>
          </table:table-cell>
          <table:table-cell office:value-type="float" office:value="0.818512953" calcext:value-type="float">
            <text:p>0,818512953</text:p>
          </table:table-cell>
          <table:table-cell office:value-type="float" office:value="0.806283097" calcext:value-type="float">
            <text:p>0,806283097</text:p>
          </table:table-cell>
          <table:table-cell office:value-type="float" office:value="0.798568771" calcext:value-type="float">
            <text:p>0,798568771</text:p>
          </table:table-cell>
          <table:table-cell office:value-type="float" office:value="0.819450408" calcext:value-type="float">
            <text:p>0,819450408</text:p>
          </table:table-cell>
          <table:table-cell office:value-type="float" office:value="0.809310147" calcext:value-type="float">
            <text:p>0,809310147</text:p>
          </table:table-cell>
          <table:table-cell office:value-type="float" office:value="0.785923859" calcext:value-type="float">
            <text:p>0,785923859</text:p>
          </table:table-cell>
          <table:table-cell office:value-type="float" office:value="0.810455131" calcext:value-type="float">
            <text:p>0,810455131</text:p>
          </table:table-cell>
          <table:table-cell office:value-type="float" office:value="0.770774295" calcext:value-type="float">
            <text:p>0,770774295</text:p>
          </table:table-cell>
          <table:table-cell office:value-type="float" office:value="0.755889509" calcext:value-type="float">
            <text:p>0,755889509</text:p>
          </table:table-cell>
          <table:table-cell office:value-type="float" office:value="0.815958208" calcext:value-type="float">
            <text:p>0,815958208</text:p>
          </table:table-cell>
        </table:table-row>
        <table:table-row table:style-name="ro1">
          <table:table-cell table:number-columns-repeated="8"/>
          <table:table-cell office:value-type="float" office:value="0.827678571" calcext:value-type="float">
            <text:p>0,827678571</text:p>
          </table:table-cell>
          <table:table-cell office:value-type="float" office:value="0.835469188" calcext:value-type="float">
            <text:p>0,835469188</text:p>
          </table:table-cell>
          <table:table-cell office:value-type="float" office:value="0.859978992" calcext:value-type="float">
            <text:p>0,859978992</text:p>
          </table:table-cell>
          <table:table-cell office:value-type="float" office:value="0.851015406" calcext:value-type="float">
            <text:p>0,851015406</text:p>
          </table:table-cell>
          <table:table-cell office:value-type="float" office:value="0.816946779" calcext:value-type="float">
            <text:p>0,816946779</text:p>
          </table:table-cell>
          <table:table-cell office:value-type="float" office:value="0.851715686" calcext:value-type="float">
            <text:p>0,851715686</text:p>
          </table:table-cell>
          <table:table-cell office:value-type="float" office:value="0.848441877" calcext:value-type="float">
            <text:p>0,848441877</text:p>
          </table:table-cell>
          <table:table-cell office:value-type="float" office:value="0.872514006" calcext:value-type="float">
            <text:p>0,872514006</text:p>
          </table:table-cell>
          <table:table-cell office:value-type="float" office:value="0.864898459" calcext:value-type="float">
            <text:p>0,864898459</text:p>
          </table:table-cell>
          <table:table-cell office:value-type="float" office:value="0.885119048" calcext:value-type="float">
            <text:p>0,885119048</text:p>
          </table:table-cell>
          <table:table-cell office:value-type="float" office:value="0.805584734" calcext:value-type="float">
            <text:p>0,805584734</text:p>
          </table:table-cell>
          <table:table-cell office:value-type="float" office:value="0.848616947" calcext:value-type="float">
            <text:p>0,848616947</text:p>
          </table:table-cell>
        </table:table-row>
        <table:table-row table:style-name="ro1">
          <table:table-cell table:number-columns-repeated="8"/>
          <table:table-cell office:value-type="float" office:value="0.809784567" calcext:value-type="float">
            <text:p>0,809784567</text:p>
          </table:table-cell>
          <table:table-cell office:value-type="float" office:value="0.800647117" calcext:value-type="float">
            <text:p>0,800647117</text:p>
          </table:table-cell>
          <table:table-cell office:value-type="float" office:value="0.796338467" calcext:value-type="float">
            <text:p>0,796338467</text:p>
          </table:table-cell>
          <table:table-cell office:value-type="float" office:value="0.88046363" calcext:value-type="float">
            <text:p>0,88046363</text:p>
          </table:table-cell>
          <table:table-cell office:value-type="float" office:value="0.786484273" calcext:value-type="float">
            <text:p>0,786484273</text:p>
          </table:table-cell>
          <table:table-cell office:value-type="float" office:value="0.800962484" calcext:value-type="float">
            <text:p>0,800962484</text:p>
          </table:table-cell>
          <table:table-cell office:value-type="float" office:value="0.814105505" calcext:value-type="float">
            <text:p>0,814105505</text:p>
          </table:table-cell>
          <table:table-cell office:value-type="float" office:value="0.817648263" calcext:value-type="float">
            <text:p>0,817648263</text:p>
          </table:table-cell>
          <table:table-cell office:value-type="float" office:value="0.822673657" calcext:value-type="float">
            <text:p>0,822673657</text:p>
          </table:table-cell>
          <table:table-cell office:value-type="float" office:value="0.837794889" calcext:value-type="float">
            <text:p>0,837794889</text:p>
          </table:table-cell>
          <table:table-cell office:value-type="float" office:value="0.744470839" calcext:value-type="float">
            <text:p>0,744470839</text:p>
          </table:table-cell>
          <table:table-cell office:value-type="float" office:value="0.823595183" calcext:value-type="float">
            <text:p>0,823595183</text:p>
          </table:table-cell>
        </table:table-row>
        <table:table-row table:style-name="ro1">
          <table:table-cell table:number-columns-repeated="8"/>
          <table:table-cell office:value-type="float" office:value="0.837962119" calcext:value-type="float">
            <text:p>0,837962119</text:p>
          </table:table-cell>
          <table:table-cell office:value-type="float" office:value="0.835109293" calcext:value-type="float">
            <text:p>0,835109293</text:p>
          </table:table-cell>
          <table:table-cell office:value-type="float" office:value="0.840095224" calcext:value-type="float">
            <text:p>0,840095224</text:p>
          </table:table-cell>
          <table:table-cell office:value-type="float" office:value="0.860120366" calcext:value-type="float">
            <text:p>0,860120366</text:p>
          </table:table-cell>
          <table:table-cell office:value-type="float" office:value="0.835154886" calcext:value-type="float">
            <text:p>0,835154886</text:p>
          </table:table-cell>
          <table:table-cell office:value-type="float" office:value="0.828957481" calcext:value-type="float">
            <text:p>0,828957481</text:p>
          </table:table-cell>
          <table:table-cell office:value-type="float" office:value="0.883786442" calcext:value-type="float">
            <text:p>0,883786442</text:p>
          </table:table-cell>
          <table:table-cell office:value-type="float" office:value="0.87952023" calcext:value-type="float">
            <text:p>0,87952023</text:p>
          </table:table-cell>
          <table:table-cell office:value-type="float" office:value="0.892497981" calcext:value-type="float">
            <text:p>0,892497981</text:p>
          </table:table-cell>
          <table:table-cell office:value-type="float" office:value="0.897168017" calcext:value-type="float">
            <text:p>0,897168017</text:p>
          </table:table-cell>
          <table:table-cell office:value-type="float" office:value="0.816631061" calcext:value-type="float">
            <text:p>0,816631061</text:p>
          </table:table-cell>
          <table:table-cell office:value-type="float" office:value="0.861918037" calcext:value-type="float">
            <text:p>0,861918037</text:p>
          </table:table-cell>
        </table:table-row>
        <table:table-row table:style-name="ro1">
          <table:table-cell table:number-columns-repeated="8"/>
          <table:table-cell office:value-type="float" office:value="0.78476775" calcext:value-type="float">
            <text:p>0,78476775</text:p>
          </table:table-cell>
          <table:table-cell office:value-type="float" office:value="0.755939927" calcext:value-type="float">
            <text:p>0,755939927</text:p>
          </table:table-cell>
          <table:table-cell office:value-type="float" office:value="0.798902683" calcext:value-type="float">
            <text:p>0,798902683</text:p>
          </table:table-cell>
          <table:table-cell office:value-type="float" office:value="0.708765917" calcext:value-type="float">
            <text:p>0,708765917</text:p>
          </table:table-cell>
          <table:table-cell office:value-type="float" office:value="0.750938233" calcext:value-type="float">
            <text:p>0,750938233</text:p>
          </table:table-cell>
          <table:table-cell office:value-type="float" office:value="0.793137118" calcext:value-type="float">
            <text:p>0,793137118</text:p>
          </table:table-cell>
          <table:table-cell office:value-type="float" office:value="0.758586905" calcext:value-type="float">
            <text:p>0,758586905</text:p>
          </table:table-cell>
          <table:table-cell office:value-type="float" office:value="0.767035982" calcext:value-type="float">
            <text:p>0,767035982</text:p>
          </table:table-cell>
          <table:table-cell office:value-type="float" office:value="0.760994759" calcext:value-type="float">
            <text:p>0,760994759</text:p>
          </table:table-cell>
          <table:table-cell office:value-type="float" office:value="0.723193113" calcext:value-type="float">
            <text:p>0,723193113</text:p>
          </table:table-cell>
          <table:table-cell office:value-type="float" office:value="0.738526991" calcext:value-type="float">
            <text:p>0,738526991</text:p>
          </table:table-cell>
          <table:table-cell office:value-type="float" office:value="0.765206013" calcext:value-type="float">
            <text:p>0,765206013</text:p>
          </table:table-cell>
        </table:table-row>
        <table:table-row table:style-name="ro1">
          <table:table-cell table:number-columns-repeated="8"/>
          <table:table-cell office:value-type="float" office:value="0.784598689" calcext:value-type="float">
            <text:p>0,784598689</text:p>
          </table:table-cell>
          <table:table-cell office:value-type="float" office:value="0.789417765" calcext:value-type="float">
            <text:p>0,789417765</text:p>
          </table:table-cell>
          <table:table-cell office:value-type="float" office:value="0.794221662" calcext:value-type="float">
            <text:p>0,794221662</text:p>
          </table:table-cell>
          <table:table-cell office:value-type="float" office:value="0.770907959" calcext:value-type="float">
            <text:p>0,770907959</text:p>
          </table:table-cell>
          <table:table-cell office:value-type="float" office:value="0.77044123" calcext:value-type="float">
            <text:p>0,77044123</text:p>
          </table:table-cell>
          <table:table-cell office:value-type="float" office:value="0.815930271" calcext:value-type="float">
            <text:p>0,815930271</text:p>
          </table:table-cell>
          <table:table-cell office:value-type="float" office:value="0.801787991" calcext:value-type="float">
            <text:p>0,801787991</text:p>
          </table:table-cell>
          <table:table-cell office:value-type="float" office:value="0.804235474" calcext:value-type="float">
            <text:p>0,804235474</text:p>
          </table:table-cell>
          <table:table-cell office:value-type="float" office:value="0.780079382" calcext:value-type="float">
            <text:p>0,780079382</text:p>
          </table:table-cell>
          <table:table-cell office:value-type="float" office:value="0.735686965" calcext:value-type="float">
            <text:p>0,735686965</text:p>
          </table:table-cell>
          <table:table-cell office:value-type="float" office:value="0.743598598" calcext:value-type="float">
            <text:p>0,743598598</text:p>
          </table:table-cell>
          <table:table-cell office:value-type="float" office:value="0.791504766" calcext:value-type="float">
            <text:p>0,791504766</text:p>
          </table:table-cell>
        </table:table-row>
        <table:table-row table:style-name="ro1">
          <table:table-cell table:number-columns-repeated="8"/>
          <table:table-cell office:value-type="float" office:value="0.798048954" calcext:value-type="float">
            <text:p>0,798048954</text:p>
          </table:table-cell>
          <table:table-cell office:value-type="float" office:value="0.805993307" calcext:value-type="float">
            <text:p>0,805993307</text:p>
          </table:table-cell>
          <table:table-cell office:value-type="float" office:value="0.791899272" calcext:value-type="float">
            <text:p>0,791899272</text:p>
          </table:table-cell>
          <table:table-cell office:value-type="float" office:value="0.790246392" calcext:value-type="float">
            <text:p>0,790246392</text:p>
          </table:table-cell>
          <table:table-cell office:value-type="float" office:value="0.755515674" calcext:value-type="float">
            <text:p>0,755515674</text:p>
          </table:table-cell>
          <table:table-cell office:value-type="float" office:value="0.817551308" calcext:value-type="float">
            <text:p>0,817551308</text:p>
          </table:table-cell>
          <table:table-cell office:value-type="float" office:value="0.802237869" calcext:value-type="float">
            <text:p>0,802237869</text:p>
          </table:table-cell>
          <table:table-cell office:value-type="float" office:value="0.790833813" calcext:value-type="float">
            <text:p>0,790833813</text:p>
          </table:table-cell>
          <table:table-cell office:value-type="float" office:value="0.809817616" calcext:value-type="float">
            <text:p>0,809817616</text:p>
          </table:table-cell>
          <table:table-cell office:value-type="float" office:value="0.76505619" calcext:value-type="float">
            <text:p>0,76505619</text:p>
          </table:table-cell>
          <table:table-cell office:value-type="float" office:value="0.747907568" calcext:value-type="float">
            <text:p>0,747907568</text:p>
          </table:table-cell>
          <table:table-cell office:value-type="float" office:value="0.797866652" calcext:value-type="float">
            <text:p>0,797866652</text:p>
          </table:table-cell>
        </table:table-row>
        <table:table-row table:style-name="ro1">
          <table:table-cell table:number-columns-repeated="8"/>
          <table:table-cell office:value-type="float" office:value="0.891844554" calcext:value-type="float">
            <text:p>0,891844554</text:p>
          </table:table-cell>
          <table:table-cell office:value-type="float" office:value="0.901327313" calcext:value-type="float">
            <text:p>0,901327313</text:p>
          </table:table-cell>
          <table:table-cell office:value-type="float" office:value="0.912718938" calcext:value-type="float">
            <text:p>0,912718938</text:p>
          </table:table-cell>
          <table:table-cell office:value-type="float" office:value="0.885645868" calcext:value-type="float">
            <text:p>0,885645868</text:p>
          </table:table-cell>
          <table:table-cell office:value-type="float" office:value="0.864162562" calcext:value-type="float">
            <text:p>0,864162562</text:p>
          </table:table-cell>
          <table:table-cell office:value-type="float" office:value="0.906424466" calcext:value-type="float">
            <text:p>0,906424466</text:p>
          </table:table-cell>
          <table:table-cell table:number-columns-repeated="6" office:value-type="float" office:value="0.842857143" calcext:value-type="float">
            <text:p>0,842857143</text:p>
          </table:table-cell>
        </table:table-row>
        <table:table-row table:style-name="ro1">
          <table:table-cell table:number-columns-repeated="8"/>
          <table:table-cell office:value-type="float" office:value="0.803931835" calcext:value-type="float">
            <text:p>0,803931835</text:p>
          </table:table-cell>
          <table:table-cell office:value-type="float" office:value="0.809643945" calcext:value-type="float">
            <text:p>0,809643945</text:p>
          </table:table-cell>
          <table:table-cell office:value-type="float" office:value="0.802884615" calcext:value-type="float">
            <text:p>0,802884615</text:p>
          </table:table-cell>
          <table:table-cell office:value-type="float" office:value="0.806549886" calcext:value-type="float">
            <text:p>0,806549886</text:p>
          </table:table-cell>
          <table:table-cell office:value-type="float" office:value="0.775799695" calcext:value-type="float">
            <text:p>0,775799695</text:p>
          </table:table-cell>
          <table:table-cell office:value-type="float" office:value="0.8072877" calcext:value-type="float">
            <text:p>0,8072877</text:p>
          </table:table-cell>
          <table:table-cell office:value-type="float" office:value="0.770992003" calcext:value-type="float">
            <text:p>0,770992003</text:p>
          </table:table-cell>
          <table:table-cell office:value-type="float" office:value="0.789818165" calcext:value-type="float">
            <text:p>0,789818165</text:p>
          </table:table-cell>
          <table:table-cell office:value-type="float" office:value="0.81666508" calcext:value-type="float">
            <text:p>0,81666508</text:p>
          </table:table-cell>
          <table:table-cell office:value-type="float" office:value="0.785462681" calcext:value-type="float">
            <text:p>0,785462681</text:p>
          </table:table-cell>
          <table:table-cell office:value-type="float" office:value="0.770992003" calcext:value-type="float">
            <text:p>0,770992003</text:p>
          </table:table-cell>
          <table:table-cell office:value-type="float" office:value="0.827732292" calcext:value-type="float">
            <text:p>0,827732292</text:p>
          </table:table-cell>
        </table:table-row>
        <table:table-row table:style-name="ro1">
          <table:table-cell table:number-columns-repeated="8"/>
          <table:table-cell office:value-type="float" office:value="0.827797757" calcext:value-type="float">
            <text:p>0,827797757</text:p>
          </table:table-cell>
          <table:table-cell office:value-type="float" office:value="0.843231441" calcext:value-type="float">
            <text:p>0,843231441</text:p>
          </table:table-cell>
          <table:table-cell office:value-type="float" office:value="0.837409025" calcext:value-type="float">
            <text:p>0,837409025</text:p>
          </table:table-cell>
          <table:table-cell office:value-type="float" office:value="0.826432058" calcext:value-type="float">
            <text:p>0,826432058</text:p>
          </table:table-cell>
          <table:table-cell office:value-type="float" office:value="0.772608956" calcext:value-type="float">
            <text:p>0,772608956</text:p>
          </table:table-cell>
          <table:table-cell office:value-type="float" office:value="0.850389588" calcext:value-type="float">
            <text:p>0,850389588</text:p>
          </table:table-cell>
          <table:table-cell office:value-type="float" office:value="0.854028598" calcext:value-type="float">
            <text:p>0,854028598</text:p>
          </table:table-cell>
          <table:table-cell office:value-type="float" office:value="0.812364072" calcext:value-type="float">
            <text:p>0,812364072</text:p>
          </table:table-cell>
          <table:table-cell office:value-type="float" office:value="0.846386677" calcext:value-type="float">
            <text:p>0,846386677</text:p>
          </table:table-cell>
          <table:table-cell office:value-type="float" office:value="0.802174844" calcext:value-type="float">
            <text:p>0,802174844</text:p>
          </table:table-cell>
          <table:table-cell office:value-type="float" office:value="0.804054285" calcext:value-type="float">
            <text:p>0,804054285</text:p>
          </table:table-cell>
          <table:table-cell office:value-type="float" office:value="0.847174416" calcext:value-type="float">
            <text:p>0,847174416</text:p>
          </table:table-cell>
        </table:table-row>
        <table:table-row table:style-name="ro1">
          <table:table-cell table:number-columns-repeated="8"/>
          <table:table-cell office:value-type="float" office:value="0.847443102" calcext:value-type="float">
            <text:p>0,847443102</text:p>
          </table:table-cell>
          <table:table-cell office:value-type="float" office:value="0.810362323" calcext:value-type="float">
            <text:p>0,810362323</text:p>
          </table:table-cell>
          <table:table-cell office:value-type="float" office:value="0.822893128" calcext:value-type="float">
            <text:p>0,822893128</text:p>
          </table:table-cell>
          <table:table-cell office:value-type="float" office:value="0.905262171" calcext:value-type="float">
            <text:p>0,905262171</text:p>
          </table:table-cell>
          <table:table-cell office:value-type="float" office:value="0.770471813" calcext:value-type="float">
            <text:p>0,770471813</text:p>
          </table:table-cell>
          <table:table-cell office:value-type="float" office:value="0.856963785" calcext:value-type="float">
            <text:p>0,856963785</text:p>
          </table:table-cell>
          <table:table-cell office:value-type="float" office:value="0.841149986" calcext:value-type="float">
            <text:p>0,841149986</text:p>
          </table:table-cell>
          <table:table-cell office:value-type="float" office:value="0.854993988" calcext:value-type="float">
            <text:p>0,854993988</text:p>
          </table:table-cell>
          <table:table-cell office:value-type="float" office:value="0.876917567" calcext:value-type="float">
            <text:p>0,876917567</text:p>
          </table:table-cell>
          <table:table-cell office:value-type="float" office:value="0.937000622" calcext:value-type="float">
            <text:p>0,937000622</text:p>
          </table:table-cell>
          <table:table-cell office:value-type="float" office:value="0.777093229" calcext:value-type="float">
            <text:p>0,777093229</text:p>
          </table:table-cell>
          <table:table-cell office:value-type="float" office:value="0.852533875" calcext:value-type="float">
            <text:p>0,852533875</text:p>
          </table:table-cell>
        </table:table-row>
        <table:table-row table:style-name="ro1">
          <table:table-cell table:number-columns-repeated="8"/>
          <table:table-cell table:formula="of:=AVERAGE([.I4:.I23])" office:value-type="float" office:value="0.84950123045" calcext:value-type="float">
            <text:p>0,84950123045</text:p>
          </table:table-cell>
          <table:table-cell table:formula="of:=AVERAGE([.J4:.J23])" office:value-type="float" office:value="0.84615804525" calcext:value-type="float">
            <text:p>0,84615804525</text:p>
          </table:table-cell>
          <table:table-cell table:formula="of:=AVERAGE([.K4:.K23])" office:value-type="float" office:value="0.8524362785" calcext:value-type="float">
            <text:p>0,8524362785</text:p>
          </table:table-cell>
          <table:table-cell table:formula="of:=AVERAGE([.L4:.L23])" office:value-type="float" office:value="0.85771645165" calcext:value-type="float">
            <text:p>0,85771645165</text:p>
          </table:table-cell>
          <table:table-cell table:formula="of:=AVERAGE([.M4:.M23])" office:value-type="float" office:value="0.8229408167" calcext:value-type="float">
            <text:p>0,8229408167</text:p>
          </table:table-cell>
          <table:table-cell table:formula="of:=AVERAGE([.N4:.N23])" office:value-type="float" office:value="0.85373349065" calcext:value-type="float">
            <text:p>0,85373349065</text:p>
          </table:table-cell>
          <table:table-cell table:formula="of:=AVERAGE([.O4:.O23])" office:value-type="float" office:value="0.8446859432" calcext:value-type="float">
            <text:p>0,8446859432</text:p>
          </table:table-cell>
          <table:table-cell table:formula="of:=AVERAGE([.P4:.P23])" office:value-type="float" office:value="0.84404508605" calcext:value-type="float">
            <text:p>0,84404508605</text:p>
          </table:table-cell>
          <table:table-cell table:formula="of:=AVERAGE([.Q4:.Q23])" office:value-type="float" office:value="0.8488552874" calcext:value-type="float">
            <text:p>0,8488552874</text:p>
          </table:table-cell>
          <table:table-cell table:formula="of:=AVERAGE([.R4:.R23])" office:value-type="float" office:value="0.8641415137" calcext:value-type="float">
            <text:p>0,8641415137</text:p>
          </table:table-cell>
          <table:table-cell table:formula="of:=AVERAGE([.S4:.S23])" office:value-type="float" office:value="0.81398580015" calcext:value-type="float">
            <text:p>0,81398580015</text:p>
          </table:table-cell>
          <table:table-cell table:formula="of:=AVERAGE([.T4:.T23])" office:value-type="float" office:value="0.84570363725" calcext:value-type="float">
            <text:p>0,84570363725</text:p>
          </table:table-cell>
        </table:table-row>
        <table:table-row table:style-name="ro1">
          <table:table-cell table:number-columns-repeated="8"/>
          <table:table-cell table:style-name="Default" table:number-columns-repeated="6"/>
          <table:table-cell table:style-name="Default" table:formula="of:=[.O24]/[.$R$24]" office:value-type="float" office:value="0.977485666188288" calcext:value-type="float">
            <text:p>0,977485666188288</text:p>
          </table:table-cell>
          <table:table-cell table:style-name="Default" table:formula="of:=[.P24]/[.$R$24]" office:value-type="float" office:value="0.976744054843572" calcext:value-type="float">
            <text:p>0,976744054843572</text:p>
          </table:table-cell>
          <table:table-cell table:style-name="Default" table:formula="of:=[.Q24]/[.$R$24]" office:value-type="float" office:value="0.982310505793722" calcext:value-type="float">
            <text:p>0,982310505793722</text:p>
          </table:table-cell>
          <table:table-cell table:style-name="Default" table:formula="of:=[.R24]/[.$R$24]" office:value-type="float" office:value="1" calcext:value-type="float">
            <text:p>1</text:p>
          </table:table-cell>
          <table:table-cell table:style-name="Default" table:formula="of:=[.S24]/[.$R$24]" office:value-type="float" office:value="0.94195891210544" calcext:value-type="float">
            <text:p>0,94195891210544</text:p>
          </table:table-cell>
          <table:table-cell table:style-name="Default" table:formula="of:=[.T24]/[.$R$24]" office:value-type="float" office:value="0.978663359926947" calcext:value-type="float">
            <text:p>0,978663359926947</text:p>
          </table:table-cell>
        </table:table-row>
        <table:table-row table:style-name="ro1">
          <table:table-cell table:number-columns-repeated="8"/>
          <table:table-cell table:style-name="Default" table:number-columns-repeated="6"/>
          <table:table-cell table:style-name="Default" table:formula="of:=1-[.O25]" office:value-type="float" office:value="0.0225143338117123" calcext:value-type="float">
            <text:p>0,0225143338117123</text:p>
          </table:table-cell>
          <table:table-cell table:style-name="Default" table:formula="of:=1-[.P25]" office:value-type="float" office:value="0.0232559451564283" calcext:value-type="float">
            <text:p>0,0232559451564283</text:p>
          </table:table-cell>
          <table:table-cell table:style-name="Default" table:formula="of:=1-[.Q25]" office:value-type="float" office:value="0.0176894942062777" calcext:value-type="float">
            <text:p>0,0176894942062777</text:p>
          </table:table-cell>
          <table:table-cell table:style-name="Default" table:formula="of:=1-[.R25]" office:value-type="float" office:value="0" calcext:value-type="float">
            <text:p>0</text:p>
          </table:table-cell>
          <table:table-cell table:style-name="Default" table:formula="of:=1-[.S25]" office:value-type="float" office:value="0.0580410878945604" calcext:value-type="float">
            <text:p>0,0580410878945604</text:p>
          </table:table-cell>
          <table:table-cell table:style-name="Default" table:formula="of:=1-[.T25]" office:value-type="float" office:value="0.021336640073053" calcext:value-type="float">
            <text:p>0,021336640073053</text:p>
          </table:table-cell>
        </table:table-row>
        <calcext:conditional-formats>
          <calcext:conditional-format calcext:target-range-address="Planilha3.I4:Planilha3.N24">
            <calcext:condition calcext:apply-style-name="Warning" calcext:value="&lt;[$Planilha3.$L4]" calcext:base-cell-address="Planilha3.I4"/>
          </calcext:conditional-format>
          <calcext:conditional-format calcext:target-range-address="Planilha3.O4:Planilha3.T24">
            <calcext:condition calcext:apply-style-name="Warning" calcext:value="&lt;[$Planilha3.$R4]" calcext:base-cell-address="Planilha3.O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7T21:34:08.611998953</dc:date>
    <meta:editing-duration>PT5H44M43S</meta:editing-duration>
    <meta:editing-cycles>3</meta:editing-cycles>
    <meta:generator>LibreOffice/7.3.7.2$Linux_X86_64 LibreOffice_project/30$Build-2</meta:generator>
    <meta:document-statistic meta:table-count="3" meta:cell-count="3577" meta:object-count="0"/>
  </office:meta>
</office:document-meta>
</file>